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4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3LVL2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LVL3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1LVL4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1LVL5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1LVL6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1LVL7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1LVL8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1LVL9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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ebdings"/>
      </text:list-level-style-bullet>
      <text:list-level-style-bullet text:level="2" text:style-name="WW_CharLFO23LVL2" text:bullet-char="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3" text:style-name="WW_CharLFO2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ebdings"/>
      </text:list-level-style-bullet>
      <text:list-level-style-bullet text:level="2" text:style-name="WW_CharLFO2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bullet text:level="1" text:style-name="WW_CharLFO26LVL1" text:bullet-char="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ebdings"/>
      </text:list-level-style-bullet>
      <text:list-level-style-bullet text:level="2" text:style-name="WW_CharLFO26LVL2" text:bullet-char="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3" text:style-name="WW_CharLFO2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bullet text:level="1" text:style-name="WW_CharLFO3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bullet text:level="1" text:style-name="WW_CharLFO3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bullet text:level="1" text:style-name="WW_CharLFO3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bullet text:level="1" text:style-name="WW_CharLFO3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bullet text:level="1" text:style-name="WW_CharLFO40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2">
      <text:list-level-style-bullet text:level="1" text:style-name="WW_CharLFO4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bullet text:level="1" text:style-name="WW_CharLFO5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0">
      <text:list-level-style-bullet text:level="1" text:style-name="WW_CharLFO6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0">
      <text:list-level-style-bullet text:level="1" text:style-name="WW_CharLFO7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1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8">
      <text:list-level-style-bullet text:level="1" text:style-name="WW_CharLFO7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9">
      <text:list-level-style-bullet text:level="1" text:style-name="WW_CharLFO7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 text:start-value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5">
      <text:list-level-style-bullet text:level="1" text:style-name="WW_CharLFO8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6">
      <text:list-level-style-bullet text:level="1" text:style-name="WW_CharLFO8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Überschrift3" style:master-page-name="MP0" style:family="paragraph">
      <style:paragraph-properties fo:break-before="page"/>
    </style:style>
    <style:style style:name="P2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Textbody" style:family="paragraph"/>
    <style:style style:name="T13" style:parent-style-name="Absatz-Standardschriftart" style:family="text">
      <style:text-properties fo:font-weight="bold" style:font-weight-asian="bold" style:font-weight-complex="bold"/>
    </style:style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T18" style:parent-style-name="Absatz-Standardschriftart" style:family="text">
      <style:text-properties fo:font-weight="bold" style:font-weight-asian="bold" style:font-weight-complex="bold"/>
    </style:style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>
      <style:text-properties fo:font-weight="bold" style:font-weight-asian="bold" style:font-weight-complex="bold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Textbody" style:family="paragraph"/>
    <style:style style:name="P28" style:parent-style-name="Textbody" style:family="paragraph"/>
    <style:style style:name="T29" style:parent-style-name="Absatz-Standardschriftart" style:family="text">
      <style:text-properties fo:font-weight="bold" style:font-weight-asian="bold" style:font-weight-complex="bold"/>
    </style:style>
    <style:style style:name="P30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42" style:parent-style-name="Absatz-Standardschriftart" style:family="text">
      <style:text-properties style:language-asian="de" style:country-asian="DE" style:language-complex="ar" style:country-complex="SA"/>
    </style:style>
    <style:style style:name="T43" style:parent-style-name="Absatz-Standardschriftart" style:family="text">
      <style:text-properties style:language-asian="de" style:country-asian="DE" style:language-complex="ar" style:country-complex="SA"/>
    </style:style>
    <style:style style:name="T44" style:parent-style-name="Absatz-Standardschriftart" style:family="text">
      <style:text-properties style:language-asian="de" style:country-asian="DE" style:language-complex="ar" style:country-complex="SA"/>
    </style:style>
    <style:style style:name="P45" style:parent-style-name="Textbody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6" style:parent-style-name="Textbody" style:family="paragraph">
      <style:paragraph-properties fo:text-align="center"/>
    </style:style>
    <style:style style:name="T47" style:parent-style-name="Absatz-Standardschriftart" style:family="text">
      <style:text-properties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48" style:parent-style-name="Absatz-Standardschriftart" style:family="text">
      <style:text-properties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49" style:parent-style-name="Textbody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3.3465in" style:use-optimal-column-width="false"/>
    </style:style>
    <style:style style:name="TableColumn52" style:family="table-column">
      <style:table-column-properties style:column-width="3.3465in" style:use-optimal-column-width="false"/>
    </style:style>
    <style:style style:name="Table50" style:family="table">
      <style:table-properties style:width="6.693in" fo:margin-left="-0.0069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P56" style:parent-style-name="TableContents" style:family="paragraph">
      <style:paragraph-properties fo:text-align="center"/>
    </style:style>
    <style:style style:name="P57" style:parent-style-name="TableContents" style:family="paragraph">
      <style:paragraph-properties fo:text-align="center"/>
    </style:style>
    <style:style style:name="P58" style:parent-style-name="TableContents" style:family="paragraph">
      <style:paragraph-properties fo:text-align="center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P62" style:parent-style-name="TableContents" style:family="paragraph">
      <style:paragraph-properties fo:text-align="center"/>
    </style:style>
    <style:style style:name="P63" style:parent-style-name="TableContents" style:family="paragraph">
      <style:paragraph-properties fo:text-align="center"/>
    </style:style>
    <style:style style:name="P64" style:parent-style-name="TableContents" style:family="paragraph">
      <style:paragraph-properties fo:text-align="center"/>
    </style:style>
    <style:style style:name="P65" style:parent-style-name="TableContents" style:family="paragraph">
      <style:paragraph-properties fo:text-align="center"/>
    </style:style>
    <style:style style:name="P66" style:parent-style-name="Textbody" style:family="paragraph">
      <style:paragraph-properties fo:text-align="center"/>
    </style:style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76" style:parent-style-name="Textbody" style:family="paragraph">
      <style:text-properties fo:font-weight="bold" style:font-weight-asian="bold" style:font-weight-complex="bold"/>
    </style:style>
    <style:style style:name="P77" style:parent-style-name="Textbody" style:family="paragraph">
      <style:text-properties fo:font-weight="bold" style:font-weight-asian="bold" style:font-weight-complex="bold"/>
    </style:style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>
      <style:text-properties fo:font-weight="bold" style:font-weight-asian="bold" style:font-weight-complex="bold"/>
    </style:style>
    <style:style style:name="P83" style:parent-style-name="Textbody" style:family="paragraph">
      <style:text-properties fo:font-weight="bold" style:font-weight-asian="bold" style:font-weight-complex="bold"/>
    </style:style>
    <style:style style:name="P84" style:parent-style-name="Textbody" style:family="paragraph">
      <style:text-properties fo:font-style="italic" style:font-style-asian="italic" style:font-style-complex="italic"/>
    </style:style>
    <style:style style:name="P85" style:parent-style-name="Textbody" style:family="paragraph">
      <style:text-properties fo:font-style="italic" style:font-style-asian="italic" style:font-style-complex="italic"/>
    </style:style>
    <style:style style:name="P86" style:parent-style-name="Textbody" style:family="paragraph">
      <style:text-properties fo:font-style="italic" style:font-style-asian="italic" style:font-style-complex="italic"/>
    </style:style>
    <style:style style:name="P87" style:parent-style-name="Textbody" style:family="paragraph">
      <style:text-properties fo:font-style="italic" style:font-style-asian="italic" style:font-style-complex="italic"/>
    </style:style>
    <style:style style:name="P88" style:parent-style-name="Textbody" style:family="paragraph">
      <style:text-properties fo:font-style="italic" style:font-style-asian="italic" style:font-style-complex="italic"/>
    </style:style>
    <style:style style:name="P89" style:parent-style-name="Textbody" style:family="paragraph">
      <style:text-properties fo:font-weight="bold" style:font-weight-asian="bold" style:font-weight-complex="bold"/>
    </style:style>
    <style:style style:name="P90" style:parent-style-name="Textbody" style:family="paragraph">
      <style:text-properties fo:font-weight="bold" style:font-weight-asian="bold" style:font-weight-complex="bold"/>
    </style:style>
    <style:style style:name="P91" style:parent-style-name="Textbody" style:family="paragraph">
      <style:text-properties fo:font-weight="bold" style:font-weight-asian="bold" style:font-weight-complex="bold"/>
    </style:style>
    <style:style style:name="P92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109" style:parent-style-name="Absatz-Standardschriftart" style:family="text">
      <style:text-properties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110" style:parent-style-name="Absatz-Standardschriftart" style:family="text">
      <style:text-properties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11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12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ableColumn114" style:family="table-column">
      <style:table-column-properties style:column-width="2.1215in" style:use-optimal-column-width="false"/>
    </style:style>
    <style:style style:name="TableColumn115" style:family="table-column">
      <style:table-column-properties style:column-width="2.102in" style:use-optimal-column-width="false"/>
    </style:style>
    <style:style style:name="Table113" style:family="table">
      <style:table-properties style:width="4.2236in" fo:margin-left="-0.009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P121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22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>
      <style:paragraph-properties fo:text-align="center"/>
    </style:style>
    <style:style style:name="P130" style:parent-style-name="Textbody" style:family="paragraph">
      <style:paragraph-properties fo:text-align="center"/>
    </style:style>
    <style:style style:name="P131" style:parent-style-name="Textbody" style:family="paragraph">
      <style:paragraph-properties fo:text-align="center"/>
    </style:style>
    <style:style style:name="P132" style:parent-style-name="Textbody" style:family="paragraph">
      <style:paragraph-properties fo:text-align="center"/>
    </style:style>
    <style:style style:name="P133" style:parent-style-name="Textbody" style:family="paragraph">
      <style:paragraph-properties fo:text-align="center"/>
    </style:style>
    <style:style style:name="P134" style:parent-style-name="Textbody" style:family="paragraph">
      <style:paragraph-properties fo:text-align="center"/>
    </style:style>
    <style:style style:name="P135" style:parent-style-name="Textbody" style:family="paragraph">
      <style:paragraph-properties fo:text-align="center"/>
    </style:style>
    <style:style style:name="P136" style:parent-style-name="Textbody" style:family="paragraph">
      <style:paragraph-properties fo:text-align="center"/>
    </style:style>
    <style:style style:name="P137" style:parent-style-name="Textbody" style:family="paragraph">
      <style:paragraph-properties fo:text-align="center"/>
    </style:style>
    <style:style style:name="P138" style:parent-style-name="Textbody" style:family="paragraph">
      <style:paragraph-properties fo:text-align="center"/>
    </style:style>
    <style:style style:name="T13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style:language-asian="de" style:country-asian="DE" style:language-complex="ar" style:country-complex="SA"/>
    </style:style>
    <style:style style:name="T140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141" style:parent-style-name="Textbody" style:family="paragraph">
      <style:paragraph-properties fo:text-align="center"/>
    </style:style>
    <style:style style:name="T142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style:language-asian="de" style:country-asian="DE" style:language-complex="ar" style:country-complex="SA"/>
    </style:style>
    <style:style style:name="P143" style:parent-style-name="Textbody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ableColumn145" style:family="table-column">
      <style:table-column-properties style:column-width="3.3465in" style:use-optimal-column-width="false"/>
    </style:style>
    <style:style style:name="TableColumn146" style:family="table-column">
      <style:table-column-properties style:column-width="3.3465in" style:use-optimal-column-width="false"/>
    </style:style>
    <style:style style:name="Table144" style:family="table">
      <style:table-properties style:width="6.693in" fo:margin-left="-0.0069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P150" style:parent-style-name="TableContents" style:family="paragraph">
      <style:paragraph-properties fo:text-align="center"/>
    </style:style>
    <style:style style:name="P151" style:parent-style-name="TableContents" style:family="paragraph">
      <style:paragraph-properties fo:text-align="center"/>
    </style:style>
    <style:style style:name="P152" style:parent-style-name="TableContents" style:family="paragraph">
      <style:paragraph-properties fo:text-align="center"/>
    </style:style>
    <style:style style:name="P153" style:parent-style-name="TableContents" style:family="paragraph">
      <style:paragraph-properties fo:text-align="center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P157" style:parent-style-name="TableContents" style:family="paragraph">
      <style:paragraph-properties fo:text-align="center"/>
    </style:style>
    <style:style style:name="P158" style:parent-style-name="TableContents" style:family="paragraph">
      <style:paragraph-properties fo:text-align="center"/>
    </style:style>
    <style:style style:name="P159" style:parent-style-name="TableContents" style:family="paragraph">
      <style:paragraph-properties fo:text-align="center"/>
    </style:style>
    <style:style style:name="P160" style:parent-style-name="TableContents" style:family="paragraph">
      <style:paragraph-properties fo:text-align="center"/>
    </style:style>
    <style:style style:name="P161" style:parent-style-name="Textbody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162" style:parent-style-name="Textbody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P163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164" style:parent-style-name="Textbody" style:family="paragraph">
      <style:text-properties fo:font-size="13pt" style:font-size-asian="13pt" style:font-size-complex="13pt"/>
    </style:style>
    <style:style style:name="P165" style:parent-style-name="Textbody" style:family="paragraph">
      <style:text-properties fo:font-size="13pt" style:font-size-asian="13pt" style:font-size-complex="13pt"/>
    </style:style>
    <style:style style:name="P166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67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68" style:parent-style-name="Textbody" style:family="paragraph">
      <style:text-properties fo:font-size="13pt" style:font-size-asian="13pt" style:font-size-complex="13pt"/>
    </style:style>
    <style:style style:name="P169" style:parent-style-name="Textbody" style:family="paragraph">
      <style:text-properties fo:font-size="13pt" style:font-size-asian="13pt" style:font-size-complex="13pt"/>
    </style:style>
    <style:style style:name="P170" style:parent-style-name="Textbody" style:family="paragraph">
      <style:text-properties fo:font-size="13pt" style:font-size-asian="13pt" style:font-size-complex="13pt"/>
    </style:style>
    <style:style style:name="P171" style:parent-style-name="Textbody" style:family="paragraph"/>
    <style:style style:name="T172" style:parent-style-name="Absatz-Standardschriftart" style:family="text">
      <style:text-properties fo:font-size="13pt" style:font-size-asian="13pt" style:font-size-complex="13pt"/>
    </style:style>
    <style:style style:name="T173" style:parent-style-name="Absatz-Standardschriftar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74" style:parent-style-name="Textbody" style:family="paragraph">
      <style:text-properties fo:font-size="13pt" style:font-size-asian="13pt" style:font-size-complex="13pt"/>
    </style:style>
    <style:style style:name="P175" style:parent-style-name="Textbody" style:family="paragraph">
      <style:text-properties fo:font-size="13pt" style:font-size-asian="13pt" style:font-size-complex="13pt"/>
    </style:style>
    <style:style style:name="P176" style:parent-style-name="Textbody" style:family="paragraph">
      <style:text-properties fo:font-size="13pt" style:font-size-asian="13pt" style:font-size-complex="13pt"/>
    </style:style>
    <style:style style:name="P177" style:parent-style-name="Textbody" style:family="paragraph">
      <style:text-properties fo:font-size="13pt" style:font-size-asian="13pt" style:font-size-complex="13pt"/>
    </style:style>
    <style:style style:name="P178" style:parent-style-name="Textbody" style:family="paragraph">
      <style:text-properties fo:font-size="13pt" style:font-size-asian="13pt" style:font-size-complex="13pt"/>
    </style:style>
    <style:style style:name="P179" style:parent-style-name="Textbody" style:family="paragraph">
      <style:text-properties fo:font-size="13pt" style:font-size-asian="13pt" style:font-size-complex="13pt"/>
    </style:style>
    <style:style style:name="P180" style:parent-style-name="Textbody" style:family="paragraph">
      <style:text-properties fo:font-size="13pt" style:font-size-asian="13pt" style:font-size-complex="13pt"/>
    </style:style>
    <style:style style:name="P181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82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83" style:parent-style-name="Textbody" style:family="paragraph">
      <style:text-properties fo:font-size="13pt" style:font-size-asian="13pt" style:font-size-complex="13pt"/>
    </style:style>
    <style:style style:name="P184" style:parent-style-name="Textbody" style:family="paragraph">
      <style:text-properties fo:font-size="13pt" style:font-size-asian="13pt" style:font-size-complex="13pt"/>
    </style:style>
    <style:style style:name="P185" style:parent-style-name="Textbody" style:family="paragraph">
      <style:text-properties fo:font-size="13pt" style:font-size-asian="13pt" style:font-size-complex="13pt"/>
    </style:style>
    <style:style style:name="P186" style:parent-style-name="Textbody" style:family="paragraph">
      <style:text-properties fo:font-size="13pt" style:font-size-asian="13pt" style:font-size-complex="13pt"/>
    </style:style>
    <style:style style:name="P187" style:parent-style-name="Textbody" style:family="paragraph">
      <style:text-properties fo:font-size="13pt" style:font-size-asian="13pt" style:font-size-complex="13pt"/>
    </style:style>
    <style:style style:name="P188" style:parent-style-name="Textbody" style:family="paragraph">
      <style:text-properties fo:font-size="13pt" style:font-size-asian="13pt" style:font-size-complex="13pt"/>
    </style:style>
    <style:style style:name="P189" style:parent-style-name="Textbody" style:family="paragraph">
      <style:text-properties fo:font-size="13pt" style:font-size-asian="13pt" style:font-size-complex="13pt"/>
    </style:style>
    <style:style style:name="P190" style:parent-style-name="Textbody" style:family="paragraph">
      <style:text-properties fo:font-size="13pt" style:font-size-asian="13pt" style:font-size-complex="13pt"/>
    </style:style>
    <style:style style:name="P191" style:parent-style-name="Textbody" style:family="paragraph">
      <style:text-properties fo:font-size="13pt" style:font-size-asian="13pt" style:font-size-complex="13pt"/>
    </style:style>
    <style:style style:name="P192" style:parent-style-name="Textbody" style:family="paragraph">
      <style:text-properties fo:font-size="13pt" style:font-size-asian="13pt" style:font-size-complex="13pt"/>
    </style:style>
    <style:style style:name="P193" style:parent-style-name="Textbody" style:family="paragraph">
      <style:text-properties fo:font-size="13pt" style:font-size-asian="13pt" style:font-size-complex="13pt"/>
    </style:style>
    <style:style style:name="P194" style:parent-style-name="Textbody" style:family="paragraph">
      <style:text-properties fo:font-size="13pt" style:font-size-asian="13pt" style:font-size-complex="13pt"/>
    </style:style>
    <style:style style:name="P195" style:parent-style-name="Textbody" style:family="paragraph"/>
    <style:style style:name="T196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197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198" style:parent-style-name="Absatz-Standardschriftart" style:family="text">
      <style:text-properties fo:font-size="13pt" style:font-size-asian="13pt" style:font-size-complex="13pt"/>
    </style:style>
    <style:style style:name="T199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P200" style:parent-style-name="Textbody" style:family="paragraph">
      <style:text-properties fo:font-size="13pt" style:font-size-asian="13pt" style:font-size-complex="13pt"/>
    </style:style>
    <style:style style:name="TableColumn202" style:family="table-column">
      <style:table-column-properties style:column-width="2.2305in" style:use-optimal-column-width="false"/>
    </style:style>
    <style:style style:name="TableColumn203" style:family="table-column">
      <style:table-column-properties style:column-width="2.2312in" style:use-optimal-column-width="false"/>
    </style:style>
    <style:style style:name="TableColumn204" style:family="table-column">
      <style:table-column-properties style:column-width="2.2312in" style:use-optimal-column-width="false"/>
    </style:style>
    <style:style style:name="Table201" style:family="table">
      <style:table-properties style:width="6.693in" fo:margin-left="-0.0069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</style:style>
    <style:style style:name="P208" style:parent-style-name="TableContents" style:family="paragraph">
      <style:paragraph-properties fo:text-align="center"/>
    </style:style>
    <style:style style:name="T209" style:parent-style-name="Absatz-Standardschriftart" style:family="text">
      <style:text-properties style:language-asian="de" style:country-asian="DE" style:language-complex="ar" style:country-complex="SA"/>
    </style:style>
    <style:style style:name="P210" style:parent-style-name="TableContents" style:family="paragraph">
      <style:paragraph-properties fo:text-align="center"/>
    </style:style>
    <style:style style:name="P211" style:parent-style-name="TableContents" style:family="paragraph">
      <style:paragraph-properties fo:text-align="center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</style:style>
    <style:style style:name="P215" style:parent-style-name="TableContents" style:family="paragraph">
      <style:paragraph-properties fo:text-align="center"/>
    </style:style>
    <style:style style:name="T216" style:parent-style-name="Absatz-Standardschriftart" style:family="text">
      <style:text-properties style:language-asian="de" style:country-asian="DE" style:language-complex="ar" style:country-complex="SA"/>
    </style:style>
    <style:style style:name="P217" style:parent-style-name="TableContents" style:family="paragraph">
      <style:paragraph-properties fo:text-align="center"/>
    </style:style>
    <style:style style:name="P218" style:parent-style-name="TableContents" style:family="paragraph">
      <style:paragraph-properties fo:text-align="center"/>
    </style:style>
    <style:style style:name="P219" style:parent-style-name="TableContents" style:family="paragraph">
      <style:paragraph-properties fo:text-align="center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P223" style:parent-style-name="TableContents" style:family="paragraph">
      <style:paragraph-properties fo:text-align="center"/>
    </style:style>
    <style:style style:name="T224" style:parent-style-name="Absatz-Standardschriftart" style:family="text">
      <style:text-properties style:language-asian="de" style:country-asian="DE" style:language-complex="ar" style:country-complex="SA"/>
    </style:style>
    <style:style style:name="P225" style:parent-style-name="TableContents" style:family="paragraph">
      <style:paragraph-properties fo:text-align="center"/>
    </style:style>
    <style:style style:name="P226" style:parent-style-name="TableContents" style:family="paragraph">
      <style:paragraph-properties fo:text-align="center"/>
    </style:style>
    <style:style style:name="P227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228" style:parent-style-name="Textbody" style:family="paragraph">
      <style:text-properties fo:font-size="13pt" style:font-size-asian="13pt" style:font-size-complex="13pt"/>
    </style:style>
    <style:style style:name="P229" style:parent-style-name="Textbody" style:family="paragraph">
      <style:text-properties fo:font-size="13pt" style:font-size-asian="13pt" style:font-size-complex="13pt"/>
    </style:style>
    <style:style style:name="P230" style:parent-style-name="Textbody" style:family="paragraph">
      <style:text-properties fo:font-size="13pt" style:font-size-asian="13pt" style:font-size-complex="13pt"/>
    </style:style>
    <style:style style:name="P231" style:parent-style-name="Textbody" style:family="paragraph"/>
    <style:style style:name="T232" style:parent-style-name="Absatz-Standardschriftart" style:family="text">
      <style:text-properties fo:font-size="13pt" style:font-size-asian="13pt" style:font-size-complex="13pt"/>
    </style:style>
    <style:style style:name="T233" style:parent-style-name="Absatz-Standardschriftart" style:family="text">
      <style:text-properties fo:font-style="italic" style:font-style-asian="italic" style:font-style-complex="italic" fo:font-size="13pt" style:font-size-asian="13pt" style:font-size-complex="13pt"/>
    </style:style>
    <style:style style:name="T234" style:parent-style-name="Absatz-Standardschriftart" style:family="text">
      <style:text-properties fo:font-size="13pt" style:font-size-asian="13pt" style:font-size-complex="13pt"/>
    </style:style>
    <style:style style:name="T235" style:parent-style-name="Absatz-Standardschriftart" style:family="text">
      <style:text-properties fo:font-size="13pt" style:font-size-asian="13pt" style:font-size-complex="13pt"/>
    </style:style>
    <style:style style:name="P236" style:parent-style-name="Textbody" style:family="paragraph"/>
    <style:style style:name="T237" style:parent-style-name="Absatz-Standardschriftart" style:family="text">
      <style:text-properties fo:font-size="13pt" style:font-size-asian="13pt" style:font-size-complex="13pt"/>
    </style:style>
    <style:style style:name="T238" style:parent-style-name="Absatz-Standardschriftart" style:family="text">
      <style:text-properties fo:font-style="italic" style:font-style-asian="italic" style:font-style-complex="italic" fo:font-size="13pt" style:font-size-asian="13pt" style:font-size-complex="13pt"/>
    </style:style>
    <style:style style:name="T239" style:parent-style-name="Absatz-Standardschriftart" style:family="text">
      <style:text-properties fo:font-size="13pt" style:font-size-asian="13pt" style:font-size-complex="13pt"/>
    </style:style>
    <style:style style:name="P240" style:parent-style-name="Textbody" style:family="paragraph">
      <style:text-properties fo:font-size="13pt" style:font-size-asian="13pt" style:font-size-complex="13pt"/>
    </style:style>
    <style:style style:name="P241" style:parent-style-name="Textbody" style:family="paragraph">
      <style:text-properties fo:font-size="13pt" style:font-size-asian="13pt" style:font-size-complex="13pt"/>
    </style:style>
    <style:style style:name="P242" style:parent-style-name="Textbody" style:family="paragraph">
      <style:text-properties fo:font-size="13pt" style:font-size-asian="13pt" style:font-size-complex="13pt"/>
    </style:style>
    <style:style style:name="P243" style:parent-style-name="Textbody" style:family="paragraph">
      <style:text-properties fo:font-size="13pt" style:font-size-asian="13pt" style:font-size-complex="13pt"/>
    </style:style>
    <style:style style:name="P244" style:parent-style-name="Textbody" style:family="paragraph">
      <style:text-properties fo:font-size="13pt" style:font-size-asian="13pt" style:font-size-complex="13pt"/>
    </style:style>
    <style:style style:name="P245" style:parent-style-name="Textbody" style:family="paragraph">
      <style:text-properties fo:font-size="13pt" style:font-size-asian="13pt" style:font-size-complex="13pt"/>
    </style:style>
    <style:style style:name="P246" style:parent-style-name="Textbody" style:family="paragraph">
      <style:text-properties fo:font-size="13pt" style:font-size-asian="13pt" style:font-size-complex="13pt"/>
    </style:style>
    <style:style style:name="P247" style:parent-style-name="Textbody" style:family="paragraph">
      <style:text-properties fo:font-size="13pt" style:font-size-asian="13pt" style:font-size-complex="13pt"/>
    </style:style>
    <style:style style:name="P248" style:parent-style-name="Textbody" style:family="paragraph">
      <style:text-properties fo:font-size="13pt" style:font-size-asian="13pt" style:font-size-complex="13pt"/>
    </style:style>
    <style:style style:name="P249" style:parent-style-name="Textbody" style:family="paragraph">
      <style:text-properties fo:font-size="13pt" style:font-size-asian="13pt" style:font-size-complex="13pt"/>
    </style:style>
    <style:style style:name="P250" style:parent-style-name="Textbody" style:family="paragraph">
      <style:text-properties fo:font-size="13pt" style:font-size-asian="13pt" style:font-size-complex="13pt"/>
    </style:style>
    <style:style style:name="P251" style:parent-style-name="Textbody" style:family="paragraph">
      <style:text-properties fo:font-size="13pt" style:font-size-asian="13pt" style:font-size-complex="13pt"/>
    </style:style>
    <style:style style:name="P252" style:parent-style-name="Textbody" style:family="paragraph">
      <style:text-properties fo:font-size="13pt" style:font-size-asian="13pt" style:font-size-complex="13pt"/>
    </style:style>
    <style:style style:name="P253" style:parent-style-name="Textbody" style:family="paragraph">
      <style:text-properties fo:font-size="13pt" style:font-size-asian="13pt" style:font-size-complex="13pt"/>
    </style:style>
    <style:style style:name="P254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255" style:parent-style-name="Textbody" style:family="paragraph">
      <style:text-properties fo:font-size="13pt" style:font-size-asian="13pt" style:font-size-complex="13pt"/>
    </style:style>
    <style:style style:name="P256" style:parent-style-name="Textbody" style:family="paragraph">
      <style:text-properties fo:font-size="13pt" style:font-size-asian="13pt" style:font-size-complex="13pt"/>
    </style:style>
    <style:style style:name="P257" style:parent-style-name="Textbody" style:family="paragraph">
      <style:text-properties fo:font-size="13pt" style:font-size-asian="13pt" style:font-size-complex="13pt"/>
    </style:style>
    <style:style style:name="P258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259" style:parent-style-name="Textbody" style:family="paragraph">
      <style:paragraph-properties fo:text-align="center"/>
    </style:style>
    <style:style style:name="T260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P261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262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263" style:parent-style-name="Textbody" style:family="paragraph">
      <style:paragraph-properties fo:text-align="center"/>
    </style:style>
    <style:style style:name="T264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P265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266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267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268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269" style:parent-style-name="Textbody" style:family="paragraph">
      <style:text-properties fo:font-size="13pt" style:font-size-asian="13pt" style:font-size-complex="13pt"/>
    </style:style>
    <style:style style:name="P270" style:parent-style-name="Textbody" style:family="paragraph">
      <style:text-properties fo:font-size="13pt" style:font-size-asian="13pt" style:font-size-complex="13pt"/>
    </style:style>
    <style:style style:name="P271" style:parent-style-name="Textbody" style:family="paragraph">
      <style:text-properties fo:font-size="13pt" style:font-size-asian="13pt" style:font-size-complex="13pt"/>
    </style:style>
    <style:style style:name="P272" style:parent-style-name="Textbody" style:family="paragraph">
      <style:text-properties fo:font-size="13pt" style:font-size-asian="13pt" style:font-size-complex="13pt"/>
    </style:style>
    <style:style style:name="P273" style:parent-style-name="Textbody" style:family="paragraph">
      <style:text-properties fo:font-size="13pt" style:font-size-asian="13pt" style:font-size-complex="13pt"/>
    </style:style>
    <style:style style:name="P274" style:parent-style-name="Textbody" style:family="paragraph">
      <style:paragraph-properties fo:margin-left="0.9847in" fo:text-indent="0.4923in">
        <style:tab-stops/>
      </style:paragraph-properties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275" style:parent-style-name="Textbody" style:family="paragraph">
      <style:text-properties fo:font-size="13pt" style:font-size-asian="13pt" style:font-size-complex="13pt"/>
    </style:style>
    <style:style style:name="P276" style:parent-style-name="Textbody" style:family="paragraph">
      <style:text-properties fo:font-size="13pt" style:font-size-asian="13pt" style:font-size-complex="13pt"/>
    </style:style>
    <style:style style:name="P277" style:parent-style-name="Textbody" style:family="paragraph">
      <style:text-properties fo:font-size="13pt" style:font-size-asian="13pt" style:font-size-complex="13pt"/>
    </style:style>
    <style:style style:name="P278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279" style:parent-style-name="Textbody" style:family="paragraph">
      <style:paragraph-properties fo:text-align="center"/>
    </style:style>
    <style:style style:name="T280" style:parent-style-name="Absatz-Standardschriftart" style:family="text">
      <style:text-properties fo:font-weight="bold" style:font-weight-asian="bold" style:font-weight-complex="bold" fo:font-size="13pt" style:font-size-asian="13pt" style:font-size-complex="13pt" style:language-asian="de" style:country-asian="DE" style:language-complex="ar" style:country-complex="SA"/>
    </style:style>
    <style:style style:name="T281" style:parent-style-name="Absatz-Standardschriftart" style:family="text">
      <style:text-properties fo:font-weight="bold" style:font-weight-asian="bold" style:font-weight-complex="bold" fo:font-size="13pt" style:font-size-asian="13pt" style:font-size-complex="13pt" style:language-asian="de" style:country-asian="DE" style:language-complex="ar" style:country-complex="SA"/>
    </style:style>
    <style:style style:name="T282" style:parent-style-name="Absatz-Standardschriftart" style:family="text">
      <style:text-properties fo:font-weight="bold" style:font-weight-asian="bold" style:font-weight-complex="bold" fo:font-size="13pt" style:font-size-asian="13pt" style:font-size-complex="13pt" style:language-asian="de" style:country-asian="DE" style:language-complex="ar" style:country-complex="SA"/>
    </style:style>
    <style:style style:name="T283" style:parent-style-name="Absatz-Standardschriftart" style:family="text">
      <style:text-properties fo:font-weight="bold" style:font-weight-asian="bold" style:font-weight-complex="bold" fo:font-size="13pt" style:font-size-asian="13pt" style:font-size-complex="13pt" style:language-asian="de" style:country-asian="DE" style:language-complex="ar" style:country-complex="SA"/>
    </style:style>
    <style:style style:name="P284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TableColumn286" style:family="table-column">
      <style:table-column-properties style:column-width="1.6736in" style:use-optimal-column-width="false"/>
    </style:style>
    <style:style style:name="TableColumn287" style:family="table-column">
      <style:table-column-properties style:column-width="1.6729in" style:use-optimal-column-width="false"/>
    </style:style>
    <style:style style:name="TableColumn288" style:family="table-column">
      <style:table-column-properties style:column-width="1.6729in" style:use-optimal-column-width="false"/>
    </style:style>
    <style:style style:name="TableColumn289" style:family="table-column">
      <style:table-column-properties style:column-width="1.6736in" style:use-optimal-column-width="false"/>
    </style:style>
    <style:style style:name="Table285" style:family="table">
      <style:table-properties style:width="6.693in" fo:margin-left="-0.0069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93" style:family="table-cell">
      <style:table-cell-properties fo:border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95" style:family="table-cell">
      <style:table-cell-properties fo:border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297" style:family="table-cell">
      <style:table-cell-properties fo:border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02" style:family="table-cell">
      <style:table-cell-properties fo:border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04" style:family="table-cell">
      <style:table-cell-properties fo:border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306" style:family="table-cell">
      <style:table-cell-properties fo:border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308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309" style:parent-style-name="Textbody" style:family="paragraph">
      <style:text-properties fo:font-size="13pt" style:font-size-asian="13pt" style:font-size-complex="13pt"/>
    </style:style>
    <style:style style:name="P310" style:parent-style-name="Textbody" style:family="paragraph">
      <style:text-properties fo:font-size="13pt" style:font-size-asian="13pt" style:font-size-complex="13pt"/>
    </style:style>
    <style:style style:name="P311" style:parent-style-name="Textbody" style:family="paragraph">
      <style:text-properties fo:font-size="13pt" style:font-size-asian="13pt" style:font-size-complex="13pt"/>
    </style:style>
    <style:style style:name="P312" style:parent-style-name="Textbody" style:family="paragraph">
      <style:text-properties fo:font-size="13pt" style:font-size-asian="13pt" style:font-size-complex="13pt"/>
    </style:style>
    <style:style style:name="P313" style:parent-style-name="Textbody" style:family="paragraph">
      <style:text-properties fo:font-size="13pt" style:font-size-asian="13pt" style:font-size-complex="13pt"/>
    </style:style>
    <style:style style:name="P314" style:parent-style-name="Textbody" style:family="paragraph">
      <style:text-properties fo:font-size="13pt" style:font-size-asian="13pt" style:font-size-complex="13pt"/>
    </style:style>
    <style:style style:name="P315" style:parent-style-name="Textbody" style:family="paragraph">
      <style:text-properties fo:font-size="13pt" style:font-size-asian="13pt" style:font-size-complex="13pt"/>
    </style:style>
    <style:style style:name="P316" style:parent-style-name="Textbody" style:family="paragraph">
      <style:text-properties fo:font-size="13pt" style:font-size-asian="13pt" style:font-size-complex="13pt"/>
    </style:style>
    <style:style style:name="P317" style:parent-style-name="Textbody" style:family="paragraph">
      <style:text-properties fo:font-size="13pt" style:font-size-asian="13pt" style:font-size-complex="13pt"/>
    </style:style>
    <style:style style:name="P318" style:parent-style-name="Textbody" style:family="paragraph">
      <style:text-properties fo:font-size="13pt" style:font-size-asian="13pt" style:font-size-complex="13pt"/>
    </style:style>
    <style:style style:name="P319" style:parent-style-name="Textbody" style:family="paragraph">
      <style:text-properties fo:font-size="13pt" style:font-size-asian="13pt" style:font-size-complex="13pt"/>
    </style:style>
    <style:style style:name="P320" style:parent-style-name="Textbody" style:family="paragraph">
      <style:text-properties fo:font-size="13pt" style:font-size-asian="13pt" style:font-size-complex="13pt"/>
    </style:style>
    <style:style style:name="P321" style:parent-style-name="Textbody" style:family="paragraph">
      <style:text-properties fo:font-size="13pt" style:font-size-asian="13pt" style:font-size-complex="13pt"/>
    </style:style>
    <style:style style:name="P322" style:parent-style-name="Textbody" style:family="paragraph">
      <style:text-properties fo:font-size="13pt" style:font-size-asian="13pt" style:font-size-complex="13pt"/>
    </style:style>
    <style:style style:name="P323" style:parent-style-name="Textbody" style:family="paragraph">
      <style:text-properties fo:font-size="13pt" style:font-size-asian="13pt" style:font-size-complex="13pt"/>
    </style:style>
    <style:style style:name="P324" style:parent-style-name="Textbody" style:family="paragraph">
      <style:text-properties fo:font-size="13pt" style:font-size-asian="13pt" style:font-size-complex="13pt"/>
    </style:style>
    <style:style style:name="P325" style:parent-style-name="Textbody" style:family="paragraph">
      <style:text-properties fo:font-size="13pt" style:font-size-asian="13pt" style:font-size-complex="13pt"/>
    </style:style>
    <style:style style:name="P326" style:parent-style-name="Textbody" style:family="paragraph">
      <style:text-properties fo:font-size="13pt" style:font-size-asian="13pt" style:font-size-complex="13pt"/>
    </style:style>
    <style:style style:name="P327" style:parent-style-name="Textbody" style:family="paragraph">
      <style:text-properties fo:font-size="13pt" style:font-size-asian="13pt" style:font-size-complex="13pt"/>
    </style:style>
    <style:style style:name="P328" style:parent-style-name="Textbody" style:family="paragraph">
      <style:text-properties fo:font-size="13pt" style:font-size-asian="13pt" style:font-size-complex="13pt"/>
    </style:style>
    <style:style style:name="P329" style:parent-style-name="Textbody" style:family="paragraph">
      <style:text-properties fo:font-size="13pt" style:font-size-asian="13pt" style:font-size-complex="13pt"/>
    </style:style>
    <style:style style:name="P330" style:parent-style-name="Textbody" style:family="paragraph">
      <style:text-properties fo:font-size="13pt" style:font-size-asian="13pt" style:font-size-complex="13pt"/>
    </style:style>
    <style:style style:name="P331" style:parent-style-name="Textbody" style:family="paragraph">
      <style:text-properties fo:font-size="13pt" style:font-size-asian="13pt" style:font-size-complex="13pt"/>
    </style:style>
    <style:style style:name="P332" style:parent-style-name="Textbody" style:family="paragraph">
      <style:text-properties fo:font-size="13pt" style:font-size-asian="13pt" style:font-size-complex="13pt"/>
    </style:style>
    <style:style style:name="P333" style:parent-style-name="Textbody" style:family="paragraph">
      <style:text-properties fo:font-size="13pt" style:font-size-asian="13pt" style:font-size-complex="13pt"/>
    </style:style>
    <style:style style:name="P334" style:parent-style-name="Textbody" style:family="paragraph">
      <style:text-properties fo:font-size="13pt" style:font-size-asian="13pt" style:font-size-complex="13pt"/>
    </style:style>
    <style:style style:name="P335" style:parent-style-name="Textbody" style:family="paragraph">
      <style:text-properties fo:font-size="13pt" style:font-size-asian="13pt" style:font-size-complex="13pt"/>
    </style:style>
    <style:style style:name="P336" style:parent-style-name="Textbody" style:family="paragraph">
      <style:text-properties fo:font-size="13pt" style:font-size-asian="13pt" style:font-size-complex="13pt"/>
    </style:style>
    <style:style style:name="P337" style:parent-style-name="Textbody" style:family="paragraph">
      <style:text-properties fo:font-size="13pt" style:font-size-asian="13pt" style:font-size-complex="13pt"/>
    </style:style>
    <style:style style:name="P338" style:parent-style-name="Textbody" style:family="paragraph">
      <style:text-properties fo:font-size="13pt" style:font-size-asian="13pt" style:font-size-complex="13pt"/>
    </style:style>
    <style:style style:name="P339" style:parent-style-name="Textbody" style:family="paragraph">
      <style:text-properties fo:font-size="13pt" style:font-size-asian="13pt" style:font-size-complex="13pt"/>
    </style:style>
    <style:style style:name="P340" style:parent-style-name="Textbody" style:family="paragraph">
      <style:text-properties fo:font-size="13pt" style:font-size-asian="13pt" style:font-size-complex="13pt"/>
    </style:style>
    <style:style style:name="P341" style:parent-style-name="Textbody" style:family="paragraph">
      <style:text-properties fo:font-size="13pt" style:font-size-asian="13pt" style:font-size-complex="13pt"/>
    </style:style>
    <style:style style:name="P342" style:parent-style-name="Textbody" style:family="paragraph">
      <style:text-properties fo:font-size="13pt" style:font-size-asian="13pt" style:font-size-complex="13pt"/>
    </style:style>
    <style:style style:name="P343" style:parent-style-name="Textbody" style:family="paragraph">
      <style:text-properties fo:font-size="13pt" style:font-size-asian="13pt" style:font-size-complex="13pt"/>
    </style:style>
    <style:style style:name="P344" style:parent-style-name="Textbody" style:family="paragraph">
      <style:text-properties fo:font-size="13pt" style:font-size-asian="13pt" style:font-size-complex="13pt"/>
    </style:style>
    <style:style style:name="P345" style:parent-style-name="Textbody" style:family="paragraph">
      <style:text-properties fo:font-size="13pt" style:font-size-asian="13pt" style:font-size-complex="13pt"/>
    </style:style>
    <style:style style:name="P346" style:parent-style-name="Textbody" style:family="paragraph">
      <style:text-properties fo:font-size="13pt" style:font-size-asian="13pt" style:font-size-complex="13pt"/>
    </style:style>
    <style:style style:name="P347" style:parent-style-name="Textbody" style:family="paragraph">
      <style:text-properties fo:font-size="13pt" style:font-size-asian="13pt" style:font-size-complex="13pt"/>
    </style:style>
    <style:style style:name="P348" style:parent-style-name="Textbody" style:family="paragraph">
      <style:text-properties fo:font-size="13pt" style:font-size-asian="13pt" style:font-size-complex="13pt"/>
    </style:style>
    <style:style style:name="P349" style:parent-style-name="Textbody" style:family="paragraph">
      <style:text-properties fo:font-size="13pt" style:font-size-asian="13pt" style:font-size-complex="13pt"/>
    </style:style>
    <style:style style:name="P350" style:parent-style-name="Textbody" style:family="paragraph">
      <style:text-properties fo:font-size="13pt" style:font-size-asian="13pt" style:font-size-complex="13pt"/>
    </style:style>
    <style:style style:name="P351" style:parent-style-name="Textbody" style:family="paragraph">
      <style:text-properties fo:font-size="13pt" style:font-size-asian="13pt" style:font-size-complex="13pt"/>
    </style:style>
    <style:style style:name="P352" style:parent-style-name="Textbody" style:family="paragraph">
      <style:text-properties fo:font-size="13pt" style:font-size-asian="13pt" style:font-size-complex="13pt"/>
    </style:style>
    <style:style style:name="P353" style:parent-style-name="Textbody" style:family="paragraph">
      <style:text-properties fo:font-size="13pt" style:font-size-asian="13pt" style:font-size-complex="13pt"/>
    </style:style>
    <style:style style:name="P354" style:parent-style-name="Textbody" style:family="paragraph">
      <style:text-properties fo:font-size="13pt" style:font-size-asian="13pt" style:font-size-complex="13pt"/>
    </style:style>
    <style:style style:name="P355" style:parent-style-name="Textbody" style:family="paragraph">
      <style:text-properties fo:font-size="13pt" style:font-size-asian="13pt" style:font-size-complex="13pt"/>
    </style:style>
    <style:style style:name="P356" style:parent-style-name="Textbody" style:family="paragraph">
      <style:text-properties fo:font-size="13pt" style:font-size-asian="13pt" style:font-size-complex="13pt"/>
    </style:style>
    <style:style style:name="P357" style:parent-style-name="Textbody" style:family="paragraph">
      <style:text-properties fo:font-size="13pt" style:font-size-asian="13pt" style:font-size-complex="13pt"/>
    </style:style>
    <style:style style:name="P358" style:parent-style-name="Textbody" style:family="paragraph">
      <style:text-properties fo:font-size="13pt" style:font-size-asian="13pt" style:font-size-complex="13pt"/>
    </style:style>
    <style:style style:name="P359" style:parent-style-name="Textbody" style:family="paragraph">
      <style:text-properties fo:font-size="13pt" style:font-size-asian="13pt" style:font-size-complex="13pt"/>
    </style:style>
    <style:style style:name="P360" style:parent-style-name="Textbody" style:family="paragraph">
      <style:text-properties fo:font-size="13pt" style:font-size-asian="13pt" style:font-size-complex="13pt"/>
    </style:style>
    <style:style style:name="P361" style:parent-style-name="Textbody" style:family="paragraph">
      <style:text-properties fo:font-size="13pt" style:font-size-asian="13pt" style:font-size-complex="13pt"/>
    </style:style>
    <style:style style:name="P362" style:parent-style-name="Textbody" style:family="paragraph">
      <style:text-properties fo:font-size="13pt" style:font-size-asian="13pt" style:font-size-complex="13pt"/>
    </style:style>
    <style:style style:name="P363" style:parent-style-name="Textbody" style:family="paragraph">
      <style:text-properties fo:font-size="13pt" style:font-size-asian="13pt" style:font-size-complex="13pt"/>
    </style:style>
    <style:style style:name="P364" style:parent-style-name="Textbody" style:family="paragraph">
      <style:text-properties fo:font-size="13pt" style:font-size-asian="13pt" style:font-size-complex="13pt"/>
    </style:style>
    <style:style style:name="P365" style:parent-style-name="Textbody" style:family="paragraph">
      <style:text-properties fo:font-size="13pt" style:font-size-asian="13pt" style:font-size-complex="13pt"/>
    </style:style>
    <style:style style:name="P366" style:parent-style-name="Textbody" style:family="paragraph">
      <style:text-properties fo:font-size="13pt" style:font-size-asian="13pt" style:font-size-complex="13pt"/>
    </style:style>
    <style:style style:name="P367" style:parent-style-name="Textbody" style:family="paragraph">
      <style:text-properties fo:font-size="13pt" style:font-size-asian="13pt" style:font-size-complex="13pt"/>
    </style:style>
    <style:style style:name="P368" style:parent-style-name="Textbody" style:family="paragraph">
      <style:text-properties fo:font-size="13pt" style:font-size-asian="13pt" style:font-size-complex="13pt"/>
    </style:style>
    <style:style style:name="P369" style:parent-style-name="Textbody" style:family="paragraph">
      <style:text-properties fo:font-size="13pt" style:font-size-asian="13pt" style:font-size-complex="13pt"/>
    </style:style>
    <style:style style:name="P370" style:parent-style-name="Textbody" style:family="paragraph">
      <style:text-properties fo:font-size="13pt" style:font-size-asian="13pt" style:font-size-complex="13pt"/>
    </style:style>
    <style:style style:name="P371" style:parent-style-name="Textbody" style:family="paragraph">
      <style:text-properties fo:font-size="13pt" style:font-size-asian="13pt" style:font-size-complex="13pt"/>
    </style:style>
    <style:style style:name="P372" style:parent-style-name="Textbody" style:family="paragraph">
      <style:text-properties fo:font-size="13pt" style:font-size-asian="13pt" style:font-size-complex="13pt"/>
    </style:style>
    <style:style style:name="P373" style:parent-style-name="Textbody" style:family="paragraph">
      <style:text-properties fo:font-size="13pt" style:font-size-asian="13pt" style:font-size-complex="13pt"/>
    </style:style>
    <style:style style:name="P374" style:parent-style-name="Textbody" style:family="paragraph">
      <style:text-properties fo:font-size="13pt" style:font-size-asian="13pt" style:font-size-complex="13pt"/>
    </style:style>
    <style:style style:name="P375" style:parent-style-name="Textbody" style:family="paragraph">
      <style:text-properties fo:font-size="13pt" style:font-size-asian="13pt" style:font-size-complex="13pt"/>
    </style:style>
    <style:style style:name="P376" style:parent-style-name="Textbody" style:family="paragraph">
      <style:text-properties fo:font-size="13pt" style:font-size-asian="13pt" style:font-size-complex="13pt"/>
    </style:style>
    <style:style style:name="P377" style:parent-style-name="Überschrift1" style:family="paragraph">
      <style:text-properties fo:font-weight="normal" style:font-weight-asian="normal" style:font-weight-complex="normal" fo:font-size="13pt" style:font-size-asian="13pt" style:font-size-complex="13pt"/>
    </style:style>
    <style:style style:name="P378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379" style:parent-style-name="Textbody" style:family="paragraph">
      <style:text-properties fo:font-size="13pt" style:font-size-asian="13pt" style:font-size-complex="13pt"/>
    </style:style>
    <style:style style:name="P380" style:parent-style-name="Textbody" style:family="paragraph">
      <style:text-properties fo:font-size="13pt" style:font-size-asian="13pt" style:font-size-complex="13pt"/>
    </style:style>
    <style:style style:name="P381" style:parent-style-name="Textbody" style:family="paragraph">
      <style:text-properties fo:font-size="13pt" style:font-size-asian="13pt" style:font-size-complex="13pt"/>
    </style:style>
    <style:style style:name="P382" style:parent-style-name="Textbody" style:family="paragraph">
      <style:text-properties fo:font-size="13pt" style:font-size-asian="13pt" style:font-size-complex="13pt"/>
    </style:style>
    <style:style style:name="P383" style:parent-style-name="Textbody" style:family="paragraph">
      <style:text-properties fo:font-size="13pt" style:font-size-asian="13pt" style:font-size-complex="13pt"/>
    </style:style>
    <style:style style:name="P384" style:parent-style-name="Textbody" style:family="paragraph">
      <style:text-properties fo:font-size="13pt" style:font-size-asian="13pt" style:font-size-complex="13pt"/>
    </style:style>
    <style:style style:name="P385" style:parent-style-name="Textbody" style:family="paragraph">
      <style:text-properties fo:font-size="13pt" style:font-size-asian="13pt" style:font-size-complex="13pt"/>
    </style:style>
    <style:style style:name="P386" style:parent-style-name="Textbody" style:family="paragraph">
      <style:text-properties fo:font-size="13pt" style:font-size-asian="13pt" style:font-size-complex="13pt"/>
    </style:style>
    <style:style style:name="P387" style:parent-style-name="Textbody" style:family="paragraph">
      <style:text-properties fo:font-size="13pt" style:font-size-asian="13pt" style:font-size-complex="13pt"/>
    </style:style>
    <style:style style:name="P388" style:parent-style-name="Textbody" style:family="paragraph">
      <style:text-properties fo:font-size="13pt" style:font-size-asian="13pt" style:font-size-complex="13pt"/>
    </style:style>
    <style:style style:name="P389" style:parent-style-name="Textbody" style:family="paragraph">
      <style:text-properties fo:font-size="13pt" style:font-size-asian="13pt" style:font-size-complex="13pt"/>
    </style:style>
    <style:style style:name="P390" style:parent-style-name="Textbody" style:family="paragraph">
      <style:text-properties fo:font-size="13pt" style:font-size-asian="13pt" style:font-size-complex="13pt"/>
    </style:style>
    <style:style style:name="P391" style:parent-style-name="Textbody" style:family="paragraph">
      <style:text-properties fo:font-size="13pt" style:font-size-asian="13pt" style:font-size-complex="13pt"/>
    </style:style>
    <style:style style:name="P392" style:parent-style-name="Textbody" style:family="paragraph">
      <style:text-properties fo:font-size="13pt" style:font-size-asian="13pt" style:font-size-complex="13pt"/>
    </style:style>
    <style:style style:name="P393" style:parent-style-name="Textbody" style:family="paragraph">
      <style:text-properties fo:font-size="13pt" style:font-size-asian="13pt" style:font-size-complex="13pt"/>
    </style:style>
    <style:style style:name="P394" style:parent-style-name="Textbody" style:family="paragraph">
      <style:text-properties fo:font-size="13pt" style:font-size-asian="13pt" style:font-size-complex="13pt"/>
    </style:style>
    <style:style style:name="P395" style:parent-style-name="Textbody" style:family="paragraph">
      <style:text-properties fo:font-size="13pt" style:font-size-asian="13pt" style:font-size-complex="13pt"/>
    </style:style>
    <style:style style:name="P396" style:parent-style-name="Textbody" style:family="paragraph">
      <style:text-properties fo:font-size="13pt" style:font-size-asian="13pt" style:font-size-complex="13pt"/>
    </style:style>
    <style:style style:name="P397" style:parent-style-name="Textbody" style:family="paragraph">
      <style:text-properties fo:font-size="13pt" style:font-size-asian="13pt" style:font-size-complex="13pt"/>
    </style:style>
    <style:style style:name="P398" style:parent-style-name="Textbody" style:family="paragraph">
      <style:text-properties fo:font-size="13pt" style:font-size-asian="13pt" style:font-size-complex="13pt"/>
    </style:style>
    <style:style style:name="P399" style:parent-style-name="Textbody" style:family="paragraph">
      <style:text-properties fo:font-size="13pt" style:font-size-asian="13pt" style:font-size-complex="13pt"/>
    </style:style>
    <style:style style:name="P400" style:parent-style-name="Textbody" style:family="paragraph">
      <style:text-properties fo:font-size="13pt" style:font-size-asian="13pt" style:font-size-complex="13pt"/>
    </style:style>
    <style:style style:name="P401" style:parent-style-name="Textbody" style:family="paragraph">
      <style:text-properties fo:font-size="13pt" style:font-size-asian="13pt" style:font-size-complex="13pt"/>
    </style:style>
    <style:style style:name="P402" style:parent-style-name="Textbody" style:family="paragraph">
      <style:text-properties fo:font-size="13pt" style:font-size-asian="13pt" style:font-size-complex="13pt"/>
    </style:style>
    <style:style style:name="P403" style:parent-style-name="Textbody" style:family="paragraph">
      <style:text-properties fo:font-size="13pt" style:font-size-asian="13pt" style:font-size-complex="13pt"/>
    </style:style>
    <style:style style:name="P404" style:parent-style-name="Textbody" style:family="paragraph">
      <style:text-properties fo:font-size="13pt" style:font-size-asian="13pt" style:font-size-complex="13pt"/>
    </style:style>
    <style:style style:name="P405" style:parent-style-name="Textbody" style:family="paragraph">
      <style:text-properties fo:font-size="13pt" style:font-size-asian="13pt" style:font-size-complex="13pt"/>
    </style:style>
    <style:style style:name="P406" style:parent-style-name="Textbody" style:family="paragraph">
      <style:text-properties fo:font-size="13pt" style:font-size-asian="13pt" style:font-size-complex="13pt"/>
    </style:style>
    <style:style style:name="P407" style:parent-style-name="Textbody" style:family="paragraph">
      <style:text-properties fo:font-size="13pt" style:font-size-asian="13pt" style:font-size-complex="13pt"/>
    </style:style>
    <style:style style:name="P408" style:parent-style-name="Textbody" style:family="paragraph">
      <style:text-properties fo:font-size="13pt" style:font-size-asian="13pt" style:font-size-complex="13pt"/>
    </style:style>
    <style:style style:name="P409" style:parent-style-name="Textbody" style:family="paragraph">
      <style:text-properties fo:font-size="13pt" style:font-size-asian="13pt" style:font-size-complex="13pt"/>
    </style:style>
    <style:style style:name="P410" style:parent-style-name="Textbody" style:family="paragraph">
      <style:text-properties fo:font-size="13pt" style:font-size-asian="13pt" style:font-size-complex="13pt"/>
    </style:style>
    <style:style style:name="P411" style:parent-style-name="Textbody" style:family="paragraph">
      <style:text-properties fo:font-size="13pt" style:font-size-asian="13pt" style:font-size-complex="13pt"/>
    </style:style>
    <style:style style:name="P412" style:parent-style-name="Textbody" style:family="paragraph">
      <style:text-properties fo:font-size="13pt" style:font-size-asian="13pt" style:font-size-complex="13pt"/>
    </style:style>
    <style:style style:name="P413" style:parent-style-name="Textbody" style:family="paragraph">
      <style:text-properties fo:font-size="13pt" style:font-size-asian="13pt" style:font-size-complex="13pt"/>
    </style:style>
    <style:style style:name="P414" style:parent-style-name="Textbody" style:family="paragraph">
      <style:text-properties fo:font-size="13pt" style:font-size-asian="13pt" style:font-size-complex="13pt"/>
    </style:style>
    <style:style style:name="P415" style:parent-style-name="Textbody" style:family="paragraph">
      <style:text-properties fo:font-size="13pt" style:font-size-asian="13pt" style:font-size-complex="13pt"/>
    </style:style>
    <style:style style:name="P416" style:parent-style-name="Textbody" style:family="paragraph">
      <style:text-properties fo:font-size="13pt" style:font-size-asian="13pt" style:font-size-complex="13pt"/>
    </style:style>
    <style:style style:name="P417" style:parent-style-name="Textbody" style:family="paragraph">
      <style:text-properties fo:font-size="13pt" style:font-size-asian="13pt" style:font-size-complex="13pt"/>
    </style:style>
    <style:style style:name="P418" style:parent-style-name="Textbody" style:family="paragraph">
      <style:text-properties fo:font-size="13pt" style:font-size-asian="13pt" style:font-size-complex="13pt"/>
    </style:style>
    <style:style style:name="P419" style:parent-style-name="Textbody" style:family="paragraph">
      <style:text-properties fo:font-size="13pt" style:font-size-asian="13pt" style:font-size-complex="13pt"/>
    </style:style>
    <style:style style:name="P420" style:parent-style-name="Textbody" style:family="paragraph">
      <style:text-properties fo:font-size="13pt" style:font-size-asian="13pt" style:font-size-complex="13pt"/>
    </style:style>
    <style:style style:name="P421" style:parent-style-name="Textbody" style:family="paragraph">
      <style:text-properties fo:font-size="13pt" style:font-size-asian="13pt" style:font-size-complex="13pt"/>
    </style:style>
    <style:style style:name="P422" style:parent-style-name="Textbody" style:family="paragraph">
      <style:paragraph-properties fo:text-align="center"/>
    </style:style>
    <style:style style:name="T423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424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425" style:parent-style-name="Absatz-Standardschriftart" style:family="text">
      <style:text-properties fo:font-size="13pt" style:font-size-asian="13pt" style:font-size-complex="13pt"/>
    </style:style>
    <style:style style:name="P426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27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TableColumn429" style:family="table-column">
      <style:table-column-properties style:column-width="3.3465in" style:use-optimal-column-width="false"/>
    </style:style>
    <style:style style:name="TableColumn430" style:family="table-column">
      <style:table-column-properties style:column-width="3.3465in" style:use-optimal-column-width="false"/>
    </style:style>
    <style:style style:name="Table428" style:family="table">
      <style:table-properties style:width="6.693in" fo:margin-left="-0.0069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3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3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3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3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3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39" style:family="table-cell">
      <style:table-cell-properties fo:border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4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4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4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4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4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46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47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48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49" style:parent-style-name="Textbody" style:family="paragraph">
      <style:paragraph-properties fo:text-align="center"/>
    </style:style>
    <style:style style:name="T450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451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452" style:parent-style-name="Absatz-Standardschriftart" style:family="text">
      <style:text-properties fo:font-size="13pt" style:font-size-asian="13pt" style:font-size-complex="13pt"/>
    </style:style>
    <style:style style:name="P453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54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TableColumn456" style:family="table-column">
      <style:table-column-properties style:column-width="3.3465in" style:use-optimal-column-width="false"/>
    </style:style>
    <style:style style:name="TableColumn457" style:family="table-column">
      <style:table-column-properties style:column-width="3.3465in" style:use-optimal-column-width="false"/>
    </style:style>
    <style:style style:name="Table455" style:family="table">
      <style:table-properties style:width="6.693in" fo:margin-left="-0.0069in" table:align="lef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6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6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63" style:family="table-cell">
      <style:table-cell-properties fo:border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6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67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68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69" style:parent-style-name="Textbody" style:family="paragraph">
      <style:text-properties fo:font-size="13pt" style:font-size-asian="13pt" style:font-size-complex="13pt"/>
    </style:style>
    <style:style style:name="P470" style:parent-style-name="Textbody" style:family="paragraph"/>
    <style:style style:name="T471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472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473" style:parent-style-name="Absatz-Standardschriftart" style:family="text">
      <style:text-properties fo:font-size="13pt" style:font-size-asian="13pt" style:font-size-complex="13pt"/>
    </style:style>
    <style:style style:name="T474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P475" style:parent-style-name="Textbody" style:family="paragraph">
      <style:text-properties fo:font-size="13pt" style:font-size-asian="13pt" style:font-size-complex="13pt"/>
    </style:style>
    <style:style style:name="TableColumn477" style:family="table-column">
      <style:table-column-properties style:column-width="2.2305in" style:use-optimal-column-width="false"/>
    </style:style>
    <style:style style:name="TableColumn478" style:family="table-column">
      <style:table-column-properties style:column-width="2.2312in" style:use-optimal-column-width="false"/>
    </style:style>
    <style:style style:name="TableColumn479" style:family="table-column">
      <style:table-column-properties style:column-width="2.2312in" style:use-optimal-column-width="false"/>
    </style:style>
    <style:style style:name="Table476" style:family="table">
      <style:table-properties style:width="6.693in" fo:margin-left="-0.0069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none" style:writing-mode="lr-tb" fo:padding-top="0.0381in" fo:padding-left="0.0381in" fo:padding-bottom="0.0381in" fo:padding-right="0.0381in"/>
    </style:style>
    <style:style style:name="P482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83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84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85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486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TableCell487" style:family="table-cell">
      <style:table-cell-properties fo:border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8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9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9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492" style:family="table-cell">
      <style:table-cell-properties fo:border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9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9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9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497" style:parent-style-name="Textbody" style:family="paragraph">
      <style:text-properties fo:font-size="13pt" style:font-size-asian="13pt" style:font-size-complex="13pt"/>
    </style:style>
    <style:style style:name="P498" style:parent-style-name="Textbody" style:family="paragraph">
      <style:text-properties fo:font-size="13pt" style:font-size-asian="13pt" style:font-size-complex="13pt"/>
    </style:style>
    <style:style style:name="P499" style:parent-style-name="Textbody" style:family="paragraph">
      <style:text-properties fo:font-size="13pt" style:font-size-asian="13pt" style:font-size-complex="13pt"/>
    </style:style>
    <style:style style:name="P500" style:parent-style-name="Textbody" style:family="paragraph">
      <style:text-properties fo:font-size="13pt" style:font-size-asian="13pt" style:font-size-complex="13pt"/>
    </style:style>
    <style:style style:name="P501" style:parent-style-name="Textbody" style:family="paragraph">
      <style:text-properties fo:font-size="13pt" style:font-size-asian="13pt" style:font-size-complex="13pt"/>
    </style:style>
    <style:style style:name="P502" style:parent-style-name="Textbody" style:family="paragraph">
      <style:text-properties fo:font-size="13pt" style:font-size-asian="13pt" style:font-size-complex="13pt"/>
    </style:style>
    <style:style style:name="P503" style:parent-style-name="Textbody" style:family="paragraph">
      <style:text-properties fo:font-size="13pt" style:font-size-asian="13pt" style:font-size-complex="13pt"/>
    </style:style>
    <style:style style:name="P504" style:parent-style-name="Textbody" style:family="paragraph">
      <style:text-properties fo:font-size="13pt" style:font-size-asian="13pt" style:font-size-complex="13pt"/>
    </style:style>
    <style:style style:name="P505" style:parent-style-name="Textbody" style:family="paragraph">
      <style:text-properties fo:font-size="13pt" style:font-size-asian="13pt" style:font-size-complex="13pt"/>
    </style:style>
    <style:style style:name="P506" style:parent-style-name="Textbody" style:family="paragraph">
      <style:text-properties fo:font-size="13pt" style:font-size-asian="13pt" style:font-size-complex="13pt"/>
    </style:style>
    <style:style style:name="P507" style:parent-style-name="Textbody" style:family="paragraph">
      <style:text-properties fo:font-size="13pt" style:font-size-asian="13pt" style:font-size-complex="13pt"/>
    </style:style>
    <style:style style:name="P508" style:parent-style-name="Textbody" style:family="paragraph">
      <style:text-properties fo:font-size="13pt" style:font-size-asian="13pt" style:font-size-complex="13pt"/>
    </style:style>
    <style:style style:name="P509" style:parent-style-name="Textbody" style:family="paragraph">
      <style:text-properties fo:font-size="13pt" style:font-size-asian="13pt" style:font-size-complex="13pt"/>
    </style:style>
    <style:style style:name="P510" style:parent-style-name="Textbody" style:family="paragraph">
      <style:text-properties fo:font-size="13pt" style:font-size-asian="13pt" style:font-size-complex="13pt"/>
    </style:style>
    <style:style style:name="P511" style:parent-style-name="Textbody" style:family="paragraph">
      <style:text-properties fo:font-size="13pt" style:font-size-asian="13pt" style:font-size-complex="13pt"/>
    </style:style>
    <style:style style:name="P512" style:parent-style-name="Textbody" style:family="paragraph">
      <style:text-properties fo:font-size="13pt" style:font-size-asian="13pt" style:font-size-complex="13pt"/>
    </style:style>
    <style:style style:name="P513" style:parent-style-name="Textbody" style:family="paragraph">
      <style:text-properties fo:font-size="13pt" style:font-size-asian="13pt" style:font-size-complex="13pt"/>
    </style:style>
    <style:style style:name="P514" style:parent-style-name="Textbody" style:family="paragraph">
      <style:text-properties fo:font-size="13pt" style:font-size-asian="13pt" style:font-size-complex="13pt"/>
    </style:style>
    <style:style style:name="P515" style:parent-style-name="Textbody" style:family="paragraph">
      <style:text-properties fo:font-size="13pt" style:font-size-asian="13pt" style:font-size-complex="13pt"/>
    </style:style>
    <style:style style:name="P516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517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518" style:parent-style-name="Textbody" style:family="paragraph">
      <style:text-properties fo:font-size="13pt" style:font-size-asian="13pt" style:font-size-complex="13pt"/>
    </style:style>
    <style:style style:name="P519" style:parent-style-name="Textbody" style:family="paragraph">
      <style:text-properties fo:font-size="13pt" style:font-size-asian="13pt" style:font-size-complex="13pt"/>
    </style:style>
    <style:style style:name="P520" style:parent-style-name="Textbody" style:family="paragraph">
      <style:text-properties fo:font-size="13pt" style:font-size-asian="13pt" style:font-size-complex="13pt"/>
    </style:style>
    <style:style style:name="P521" style:parent-style-name="Textbody" style:family="paragraph">
      <style:text-properties fo:font-size="13pt" style:font-size-asian="13pt" style:font-size-complex="13pt"/>
    </style:style>
    <style:style style:name="P522" style:parent-style-name="Textbody" style:family="paragraph">
      <style:text-properties fo:font-size="13pt" style:font-size-asian="13pt" style:font-size-complex="13pt"/>
    </style:style>
    <style:style style:name="P523" style:parent-style-name="Textbody" style:family="paragraph">
      <style:text-properties fo:font-size="13pt" style:font-size-asian="13pt" style:font-size-complex="13pt"/>
    </style:style>
    <style:style style:name="P524" style:parent-style-name="Textbody" style:family="paragraph">
      <style:text-properties fo:font-size="13pt" style:font-size-asian="13pt" style:font-size-complex="13pt"/>
    </style:style>
    <style:style style:name="P525" style:parent-style-name="Textbody" style:family="paragraph">
      <style:text-properties fo:font-size="13pt" style:font-size-asian="13pt" style:font-size-complex="13pt"/>
    </style:style>
    <style:style style:name="P526" style:parent-style-name="Textbody" style:family="paragraph">
      <style:text-properties fo:font-size="13pt" style:font-size-asian="13pt" style:font-size-complex="13pt"/>
    </style:style>
    <style:style style:name="P527" style:parent-style-name="Textbody" style:family="paragraph">
      <style:text-properties fo:font-size="13pt" style:font-size-asian="13pt" style:font-size-complex="13pt"/>
    </style:style>
    <style:style style:name="P528" style:parent-style-name="Textbody" style:family="paragraph">
      <style:text-properties fo:font-size="13pt" style:font-size-asian="13pt" style:font-size-complex="13pt"/>
    </style:style>
    <style:style style:name="P529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530" style:parent-style-name="Textbody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531" style:parent-style-name="Textbody" style:family="paragraph">
      <style:text-properties fo:font-size="13pt" style:font-size-asian="13pt" style:font-size-complex="13pt"/>
    </style:style>
    <style:style style:name="P532" style:parent-style-name="Textbody" style:family="paragraph">
      <style:text-properties fo:font-size="13pt" style:font-size-asian="13pt" style:font-size-complex="13pt"/>
    </style:style>
    <style:style style:name="P533" style:parent-style-name="Textbody" style:family="paragraph">
      <style:text-properties fo:font-size="13pt" style:font-size-asian="13pt" style:font-size-complex="13pt"/>
    </style:style>
    <style:style style:name="P534" style:parent-style-name="Textbody" style:family="paragraph">
      <style:text-properties fo:font-size="13pt" style:font-size-asian="13pt" style:font-size-complex="13pt"/>
    </style:style>
    <style:style style:name="P535" style:parent-style-name="Textbody" style:family="paragraph">
      <style:text-properties fo:font-size="13pt" style:font-size-asian="13pt" style:font-size-complex="13pt"/>
    </style:style>
    <style:style style:name="P536" style:parent-style-name="Textbody" style:family="paragraph">
      <style:text-properties fo:font-size="13pt" style:font-size-asian="13pt" style:font-size-complex="13pt"/>
    </style:style>
    <style:style style:name="P537" style:parent-style-name="Textbody" style:family="paragraph">
      <style:text-properties fo:font-size="13pt" style:font-size-asian="13pt" style:font-size-complex="13pt"/>
    </style:style>
    <style:style style:name="P538" style:parent-style-name="Textbody" style:family="paragraph">
      <style:text-properties fo:font-size="13pt" style:font-size-asian="13pt" style:font-size-complex="13pt"/>
    </style:style>
    <style:style style:name="P539" style:parent-style-name="Textbody" style:family="paragraph">
      <style:text-properties fo:font-size="13pt" style:font-size-asian="13pt" style:font-size-complex="13pt"/>
    </style:style>
    <style:style style:name="P540" style:parent-style-name="Textbody" style:family="paragraph">
      <style:text-properties fo:font-size="13pt" style:font-size-asian="13pt" style:font-size-complex="13pt"/>
    </style:style>
    <style:style style:name="TableColumn542" style:family="table-column">
      <style:table-column-properties style:column-width="3.3465in" style:use-optimal-column-width="false"/>
    </style:style>
    <style:style style:name="TableColumn543" style:family="table-column">
      <style:table-column-properties style:column-width="3.3465in" style:use-optimal-column-width="false"/>
    </style:style>
    <style:style style:name="Table541" style:family="table">
      <style:table-properties style:width="6.693in" fo:margin-left="-0.009in" table:align="lef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47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fo:font-size="13pt" style:font-size-asian="13pt" style:font-size-complex="13pt"/>
    </style:style>
    <style:style style:name="P552" style:parent-style-name="TableContents" style:family="paragraph">
      <style:text-properties fo:font-size="13pt" style:font-size-asian="13pt" style:font-size-complex="13pt"/>
    </style:style>
    <style:style style:name="P553" style:parent-style-name="TableContents" style:family="paragraph">
      <style:text-properties fo:font-size="13pt" style:font-size-asian="13pt" style:font-size-complex="13pt"/>
    </style:style>
    <style:style style:name="P554" style:parent-style-name="TableContents" style:family="paragraph">
      <style:text-properties fo:font-size="13pt" style:font-size-asian="13pt" style:font-size-complex="13pt"/>
    </style:style>
    <style:style style:name="P555" style:parent-style-name="TableContents" style:family="paragraph">
      <style:text-properties fo:font-size="13pt" style:font-size-asian="13pt" style:font-size-complex="13pt"/>
    </style:style>
    <style:style style:name="P556" style:parent-style-name="TableContents" style:family="paragraph">
      <style:text-properties fo:font-size="13pt" style:font-size-asian="13pt" style:font-size-complex="13pt"/>
    </style:style>
    <style:style style:name="P557" style:parent-style-name="TableContents" style:family="paragraph">
      <style:text-properties fo:font-size="13pt" style:font-size-asian="13pt" style:font-size-complex="13pt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fo:font-size="13pt" style:font-size-asian="13pt" style:font-size-complex="13pt"/>
    </style:style>
    <style:style style:name="P560" style:parent-style-name="TableContents" style:family="paragraph">
      <style:text-properties fo:font-size="13pt" style:font-size-asian="13pt" style:font-size-complex="13pt"/>
    </style:style>
    <style:style style:name="P561" style:parent-style-name="TableContents" style:family="paragraph">
      <style:text-properties fo:font-size="13pt" style:font-size-asian="13pt" style:font-size-complex="13pt"/>
    </style:style>
    <style:style style:name="P562" style:parent-style-name="TableContents" style:family="paragraph">
      <style:text-properties fo:font-size="13pt" style:font-size-asian="13pt" style:font-size-complex="13pt"/>
    </style:style>
    <style:style style:name="P563" style:parent-style-name="TableContents" style:family="paragraph">
      <style:text-properties fo:font-size="13pt" style:font-size-asian="13pt" style:font-size-complex="13pt"/>
    </style:style>
    <style:style style:name="P564" style:parent-style-name="TableContents" style:family="paragraph">
      <style:text-properties fo:font-size="13pt" style:font-size-asian="13pt" style:font-size-complex="13pt"/>
    </style:style>
    <style:style style:name="P565" style:parent-style-name="Textbody" style:family="paragraph">
      <style:text-properties fo:font-size="13pt" style:font-size-asian="13pt" style:font-size-complex="13pt"/>
    </style:style>
    <style:style style:name="P566" style:parent-style-name="Textbody" style:family="paragraph">
      <style:text-properties fo:font-size="13pt" style:font-size-asian="13pt" style:font-size-complex="13pt"/>
    </style:style>
    <style:style style:name="P567" style:parent-style-name="Textbody" style:family="paragraph">
      <style:text-properties fo:font-size="13pt" style:font-size-asian="13pt" style:font-size-complex="13pt"/>
    </style:style>
    <style:style style:name="P568" style:parent-style-name="Textbody" style:family="paragraph">
      <style:text-properties fo:font-size="13pt" style:font-size-asian="13pt" style:font-size-complex="13pt"/>
    </style:style>
    <style:style style:name="P569" style:parent-style-name="Textbody" style:family="paragraph">
      <style:text-properties fo:font-size="13pt" style:font-size-asian="13pt" style:font-size-complex="13pt"/>
    </style:style>
    <style:style style:name="P570" style:parent-style-name="Textbody" style:family="paragraph">
      <style:text-properties fo:font-size="13pt" style:font-size-asian="13pt" style:font-size-complex="13pt"/>
    </style:style>
    <style:style style:name="P571" style:parent-style-name="Textbody" style:family="paragraph">
      <style:text-properties fo:font-size="13pt" style:font-size-asian="13pt" style:font-size-complex="13pt"/>
    </style:style>
    <style:style style:name="P572" style:parent-style-name="Textbody" style:family="paragraph">
      <style:paragraph-properties fo:text-align="center"/>
    </style:style>
    <style:style style:name="T573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574" style:parent-style-name="Absatz-Standardschriftart" style:family="text">
      <style:text-properties fo:font-size="13pt" style:font-size-asian="13pt" style:font-size-complex="13pt" style:language-asian="de" style:country-asian="DE" style:language-complex="ar" style:country-complex="SA"/>
    </style:style>
    <style:style style:name="T575" style:parent-style-name="Absatz-Standardschriftart" style:family="text">
      <style:text-properties fo:font-size="13pt" style:font-size-asian="13pt" style:font-size-complex="13pt"/>
    </style:style>
    <style:style style:name="P576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577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TableColumn579" style:family="table-column">
      <style:table-column-properties style:column-width="3.3465in" style:use-optimal-column-width="false"/>
    </style:style>
    <style:style style:name="TableColumn580" style:family="table-column">
      <style:table-column-properties style:column-width="3.3465in" style:use-optimal-column-width="false"/>
    </style:style>
    <style:style style:name="Table578" style:family="table">
      <style:table-properties style:width="6.693in" fo:margin-left="-0.0069in" table:align="lef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58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85" style:family="table-cell">
      <style:table-cell-properties fo:border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58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58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58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59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594" style:family="table-cell">
      <style:table-cell-properties fo:border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596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597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P598" style:parent-style-name="Textbody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599" style:parent-style-name="Textbody" style:family="paragraph">
      <style:text-properties fo:font-size="13pt" style:font-size-asian="13pt" style:font-size-complex="13pt"/>
    </style:style>
    <style:style style:name="P600" style:parent-style-name="Textbody" style:family="paragraph">
      <style:text-properties fo:font-size="13pt" style:font-size-asian="13pt" style:font-size-complex="13pt"/>
    </style:style>
    <style:style style:name="TableColumn602" style:family="table-column">
      <style:table-column-properties style:column-width="1.6736in" style:use-optimal-column-width="false"/>
    </style:style>
    <style:style style:name="TableColumn603" style:family="table-column">
      <style:table-column-properties style:column-width="1.6729in" style:use-optimal-column-width="false"/>
    </style:style>
    <style:style style:name="TableColumn604" style:family="table-column">
      <style:table-column-properties style:column-width="1.6729in" style:use-optimal-column-width="false"/>
    </style:style>
    <style:style style:name="TableColumn605" style:family="table-column">
      <style:table-column-properties style:column-width="1.6736in" style:use-optimal-column-width="false"/>
    </style:style>
    <style:style style:name="Table601" style:family="table">
      <style:table-properties style:width="6.693in" fo:margin-left="-0.009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fo:font-size="13pt" style:font-size-asian="13pt" style:font-size-complex="13pt"/>
    </style:style>
    <style:style style:name="TableCell6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7" style:parent-style-name="Absatz-Standardschriftart" style:family="text">
      <style:text-properties fo:font-size="13pt" style:font-size-asian="13pt" style:font-size-complex="13pt"/>
    </style:style>
    <style:style style:name="T618" style:parent-style-name="Absatz-Standardschriftart" style:family="text">
      <style:text-properties style:text-position="sub 65.3%" fo:font-size="13pt" style:font-size-asian="13pt" style:font-size-complex="13pt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7" style:parent-style-name="Absatz-Standardschriftart" style:family="text">
      <style:text-properties fo:font-size="13pt" style:font-size-asian="13pt" style:font-size-complex="13pt"/>
    </style:style>
    <style:style style:name="T628" style:parent-style-name="Absatz-Standardschriftart" style:family="text">
      <style:text-properties style:text-position="sub 65.3%" fo:font-size="13pt" style:font-size-asian="13pt" style:font-size-complex="13pt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font-size="13pt" style:font-size-asian="13pt" style:font-size-complex="13pt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2" style:parent-style-name="Absatz-Standardschriftart" style:family="text">
      <style:text-properties fo:font-size="13pt" style:font-size-asian="13pt" style:font-size-complex="13pt"/>
    </style:style>
    <style:style style:name="T643" style:parent-style-name="Absatz-Standardschriftart" style:family="text">
      <style:text-properties style:text-position="sub 65.3%" fo:font-size="13pt" style:font-size-asian="13pt" style:font-size-complex="13pt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2" style:parent-style-name="Absatz-Standardschriftart" style:family="text">
      <style:text-properties fo:font-size="13pt" style:font-size-asian="13pt" style:font-size-complex="13pt"/>
    </style:style>
    <style:style style:name="T653" style:parent-style-name="Absatz-Standardschriftart" style:family="text">
      <style:text-properties style:text-position="sub 65.3%" fo:font-size="13pt" style:font-size-asian="13pt" style:font-size-complex="13pt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fo:font-size="13pt" style:font-size-asian="13pt" style:font-size-complex="13pt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661" style:parent-style-name="Textbody" style:family="paragraph">
      <style:text-properties fo:font-size="13pt" style:font-size-asian="13pt" style:font-size-complex="13pt"/>
    </style:style>
    <style:style style:name="P662" style:parent-style-name="Textbody" style:family="paragraph">
      <style:text-properties fo:font-size="13pt" style:font-size-asian="13pt" style:font-size-complex="13pt"/>
    </style:style>
    <style:style style:name="P663" style:parent-style-name="Textbody" style:family="paragraph">
      <style:text-properties fo:font-size="13pt" style:font-size-asian="13pt" style:font-size-complex="13pt"/>
    </style:style>
    <style:style style:name="P664" style:parent-style-name="Textbody" style:family="paragraph">
      <style:text-properties fo:font-size="13pt" style:font-size-asian="13pt" style:font-size-complex="13pt"/>
    </style:style>
    <style:style style:name="P665" style:parent-style-name="Textbody" style:family="paragraph">
      <style:text-properties fo:font-size="13pt" style:font-size-asian="13pt" style:font-size-complex="13pt"/>
    </style:style>
    <style:style style:name="P666" style:parent-style-name="Textbody" style:family="paragraph">
      <style:text-properties fo:font-size="13pt" style:font-size-asian="13pt" style:font-size-complex="13pt"/>
    </style:style>
    <style:style style:name="P667" style:parent-style-name="Textbody" style:family="paragraph">
      <style:text-properties fo:font-size="13pt" style:font-size-asian="13pt" style:font-size-complex="13pt"/>
    </style:style>
    <style:style style:name="P668" style:parent-style-name="Textbody" style:family="paragraph">
      <style:text-properties fo:font-size="13pt" style:font-size-asian="13pt" style:font-size-complex="13pt"/>
    </style:style>
    <style:style style:name="P669" style:parent-style-name="Textbody" style:family="paragraph">
      <style:text-properties fo:font-size="13pt" style:font-size-asian="13pt" style:font-size-complex="13pt"/>
    </style:style>
    <style:style style:name="P670" style:parent-style-name="Textbody" style:family="paragraph">
      <style:text-properties fo:font-size="13pt" style:font-size-asian="13pt" style:font-size-complex="13pt"/>
    </style:style>
    <style:style style:name="P671" style:parent-style-name="Textbody" style:family="paragraph">
      <style:text-properties fo:font-size="13pt" style:font-size-asian="13pt" style:font-size-complex="13pt"/>
    </style:style>
    <style:style style:name="P672" style:parent-style-name="Textbody" style:family="paragraph">
      <style:text-properties fo:font-size="13pt" style:font-size-asian="13pt" style:font-size-complex="13pt"/>
    </style:style>
    <style:style style:name="P673" style:parent-style-name="Textbody" style:family="paragraph">
      <style:text-properties fo:font-size="13pt" style:font-size-asian="13pt" style:font-size-complex="13pt"/>
    </style:style>
    <style:style style:name="P674" style:parent-style-name="Textbody" style:family="paragraph">
      <style:text-properties fo:font-size="13pt" style:font-size-asian="13pt" style:font-size-complex="13pt"/>
    </style:style>
    <style:style style:name="P675" style:parent-style-name="Textbody" style:family="paragraph">
      <style:text-properties fo:font-size="13pt" style:font-size-asian="13pt" style:font-size-complex="13pt"/>
    </style:style>
    <style:style style:name="P676" style:parent-style-name="Textbody" style:family="paragraph">
      <style:text-properties fo:font-size="13pt" style:font-size-asian="13pt" style:font-size-complex="13pt"/>
    </style:style>
    <style:style style:name="P677" style:parent-style-name="Textbody" style:family="paragraph">
      <style:text-properties fo:font-size="13pt" style:font-size-asian="13pt" style:font-size-complex="13pt"/>
    </style:style>
    <style:style style:name="P678" style:parent-style-name="Textbody" style:family="paragraph">
      <style:text-properties fo:font-size="13pt" style:font-size-asian="13pt" style:font-size-complex="13pt"/>
    </style:style>
    <style:style style:name="P679" style:parent-style-name="Textbody" style:family="paragraph">
      <style:text-properties fo:font-size="13pt" style:font-size-asian="13pt" style:font-size-complex="13pt"/>
    </style:style>
    <style:style style:name="P680" style:parent-style-name="Textbody" style:family="paragraph">
      <style:text-properties fo:font-size="13pt" style:font-size-asian="13pt" style:font-size-complex="13pt"/>
    </style:style>
    <style:style style:name="P681" style:parent-style-name="Textbody" style:family="paragraph">
      <style:text-properties fo:font-size="13pt" style:font-size-asian="13pt" style:font-size-complex="13pt"/>
    </style:style>
    <style:style style:name="P682" style:parent-style-name="Textbody" style:family="paragraph">
      <style:text-properties fo:font-size="13pt" style:font-size-asian="13pt" style:font-size-complex="13pt"/>
    </style:style>
    <style:style style:name="P683" style:parent-style-name="Textbody" style:family="paragraph">
      <style:text-properties fo:font-size="13pt" style:font-size-asian="13pt" style:font-size-complex="13pt"/>
    </style:style>
    <style:style style:name="P684" style:parent-style-name="Textbody" style:family="paragraph">
      <style:text-properties fo:font-size="13pt" style:font-size-asian="13pt" style:font-size-complex="13pt"/>
    </style:style>
    <style:style style:name="P685" style:parent-style-name="Textbody" style:family="paragraph">
      <style:text-properties fo:font-size="13pt" style:font-size-asian="13pt" style:font-size-complex="13pt"/>
    </style:style>
    <style:style style:name="TableColumn687" style:family="table-column">
      <style:table-column-properties style:column-width="1.25in" style:use-optimal-column-width="false"/>
    </style:style>
    <style:style style:name="TableColumn688" style:family="table-column">
      <style:table-column-properties style:column-width="1.3541in" style:use-optimal-column-width="false"/>
    </style:style>
    <style:style style:name="TableColumn689" style:family="table-column">
      <style:table-column-properties style:column-width="1.809in" style:use-optimal-column-width="false"/>
    </style:style>
    <style:style style:name="Table686" style:family="table">
      <style:table-properties style:width="4.4131in" fo:margin-left="0.9833in" table:align="lef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93" style:family="table-cell">
      <style:table-cell-properties fo:border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695" style:family="table-cell">
      <style:table-cell-properties fo:border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00" style:family="table-cell">
      <style:table-cell-properties fo:border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02" style:family="table-cell">
      <style:table-cell-properties fo:border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07" style:family="table-cell">
      <style:table-cell-properties fo:border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09" style:family="table-cell">
      <style:table-cell-properties fo:border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14" style:family="table-cell">
      <style:table-cell-properties fo:border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16" style:family="table-cell">
      <style:table-cell-properties fo:border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718" style:parent-style-name="Textbody" style:family="paragraph">
      <style:text-properties fo:font-size="13pt" style:font-size-asian="13pt" style:font-size-complex="13pt"/>
    </style:style>
    <style:style style:name="P719" style:parent-style-name="Textbody" style:family="paragraph">
      <style:text-properties fo:font-size="13pt" style:font-size-asian="13pt" style:font-size-complex="13pt"/>
    </style:style>
    <style:style style:name="P720" style:parent-style-name="Textbody" style:family="paragraph">
      <style:text-properties fo:font-size="13pt" style:font-size-asian="13pt" style:font-size-complex="13pt"/>
    </style:style>
    <style:style style:name="TableColumn722" style:family="table-column">
      <style:table-column-properties style:column-width="0.9659in" style:use-optimal-column-width="false"/>
    </style:style>
    <style:style style:name="TableColumn723" style:family="table-column">
      <style:table-column-properties style:column-width="1.1076in" style:use-optimal-column-width="false"/>
    </style:style>
    <style:style style:name="TableColumn724" style:family="table-column">
      <style:table-column-properties style:column-width="1.2027in" style:use-optimal-column-width="false"/>
    </style:style>
    <style:style style:name="TableColumn725" style:family="table-column">
      <style:table-column-properties style:column-width="1.1368in" style:use-optimal-column-width="false"/>
    </style:style>
    <style:style style:name="TableColumn726" style:family="table-column">
      <style:table-column-properties style:column-width="1.7138in" style:use-optimal-column-width="false"/>
    </style:style>
    <style:style style:name="Table721" style:family="table">
      <style:table-properties style:width="6.127in" fo:margin-left="0.9833in" table:align="lef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30" style:family="table-cell">
      <style:table-cell-properties fo:border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32" style:family="table-cell">
      <style:table-cell-properties fo:border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34" style:family="table-cell">
      <style:table-cell-properties fo:border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36" style:family="table-cell">
      <style:table-cell-properties fo:border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41" style:family="table-cell">
      <style:table-cell-properties fo:border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43" style:family="table-cell">
      <style:table-cell-properties fo:border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45" style:family="table-cell">
      <style:table-cell-properties fo:border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47" style:family="table-cell">
      <style:table-cell-properties fo:border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52" style:family="table-cell">
      <style:table-cell-properties fo:border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54" style:family="table-cell">
      <style:table-cell-properties fo:border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56" style:family="table-cell">
      <style:table-cell-properties fo:border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58" style:family="table-cell">
      <style:table-cell-properties fo:border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3" style:family="table-cell">
      <style:table-cell-properties fo:border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5" style:family="table-cell">
      <style:table-cell-properties fo:border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7" style:family="table-cell">
      <style:table-cell-properties fo:border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TableCell769" style:family="table-cell">
      <style:table-cell-properties fo:border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  <style:text-properties fo:font-size="13pt" style:font-size-asian="13pt" style:font-size-complex="13pt"/>
    </style:style>
    <style:style style:name="P771" style:parent-style-name="Textbody" style:family="paragraph">
      <style:text-properties fo:font-size="13pt" style:font-size-asian="13pt" style:font-size-complex="13pt"/>
    </style:style>
    <style:style style:name="P772" style:parent-style-name="Standard" style:family="paragraph"/>
    <style:style style:name="P773" style:parent-style-name="Standard" style:family="paragraph"/>
    <style:style style:name="P774" style:parent-style-name="Standard" style:family="paragraph"/>
    <style:style style:name="P775" style:parent-style-name="Standard" style:family="paragraph"/>
    <style:style style:name="P776" style:parent-style-name="Standard" style:family="paragraph"/>
    <style:style style:name="P777" style:parent-style-name="Standard" style:family="paragraph"/>
    <style:style style:name="T778" style:parent-style-name="Absatz-Standardschriftart" style:family="text">
      <style:text-properties style:language-asian="de" style:country-asian="DE" style:language-complex="ar" style:country-complex="SA"/>
    </style:style>
    <style:style style:name="T779" style:parent-style-name="Absatz-Standardschriftart" style:family="text">
      <style:text-properties style:language-asian="de" style:country-asian="DE" style:language-complex="ar" style:country-complex="SA"/>
    </style:style>
    <style:style style:name="T780" style:parent-style-name="Absatz-Standardschriftart" style:family="text">
      <style:text-properties style:language-asian="de" style:country-asian="DE" style:language-complex="ar" style:country-complex="SA"/>
    </style:style>
    <style:style style:name="T781" style:parent-style-name="Absatz-Standardschriftart" style:family="text">
      <style:text-properties fo:font-size="10pt" style:font-size-asian="10pt" style:font-size-complex="10pt"/>
    </style:style>
    <style:style style:name="T782" style:parent-style-name="Absatz-Standardschriftart" style:family="text">
      <style:text-properties fo:font-size="10pt" style:font-size-asian="10pt" style:font-size-complex="10pt"/>
    </style:style>
    <style:style style:name="T783" style:parent-style-name="Absatz-Standardschriftart" style:family="text">
      <style:text-properties style:language-asian="de" style:country-asian="DE" style:language-complex="ar" style:country-complex="SA"/>
    </style:style>
    <style:style style:name="T784" style:parent-style-name="Absatz-Standardschriftart" style:family="text">
      <style:text-properties fo:font-size="10pt" style:font-size-asian="10pt" style:font-size-complex="10pt"/>
    </style:style>
    <style:style style:name="T785" style:parent-style-name="Absatz-Standardschriftart" style:family="text">
      <style:text-properties fo:font-size="10pt" style:font-size-asian="10pt" style:font-size-complex="10pt"/>
    </style:style>
    <style:style style:name="T786" style:parent-style-name="Absatz-Standardschriftart" style:family="text">
      <style:text-properties style:language-asian="de" style:country-asian="DE" style:language-complex="ar" style:country-complex="SA"/>
    </style:style>
    <style:style style:name="T787" style:parent-style-name="Absatz-Standardschriftart" style:family="text">
      <style:text-properties fo:font-size="10pt" style:font-size-asian="10pt" style:font-size-complex="10pt"/>
    </style:style>
    <style:style style:name="T788" style:parent-style-name="Absatz-Standardschriftart" style:family="text">
      <style:text-properties fo:font-size="10pt" style:font-size-asian="10pt" style:font-size-complex="10pt"/>
    </style:style>
    <style:style style:name="T789" style:parent-style-name="Absatz-Standardschriftart" style:family="text">
      <style:text-properties fo:font-size="10pt" style:font-size-asian="10pt" style:font-size-complex="10pt"/>
    </style:style>
    <style:style style:name="T790" style:parent-style-name="Absatz-Standardschriftart" style:family="text">
      <style:text-properties style:language-asian="de" style:country-asian="DE" style:language-complex="ar" style:country-complex="SA"/>
    </style:style>
    <style:style style:name="T791" style:parent-style-name="Absatz-Standardschriftart" style:family="text">
      <style:text-properties fo:font-size="10pt" style:font-size-asian="10pt" style:font-size-complex="10pt"/>
    </style:style>
    <style:style style:name="T792" style:parent-style-name="Absatz-Standardschriftart" style:family="text">
      <style:text-properties fo:font-size="10pt" style:font-size-asian="10pt" style:font-size-complex="10pt"/>
    </style:style>
    <style:style style:name="T793" style:parent-style-name="Absatz-Standardschriftart" style:family="text">
      <style:text-properties style:language-asian="de" style:country-asian="DE" style:language-complex="ar" style:country-complex="SA"/>
    </style:style>
    <style:style style:name="T794" style:parent-style-name="Absatz-Standardschriftart" style:family="text">
      <style:text-properties style:language-asian="de" style:country-asian="DE" style:language-complex="ar" style:country-complex="SA"/>
    </style:style>
    <style:style style:name="P795" style:parent-style-name="Standard" style:family="paragraph">
      <style:paragraph-properties fo:text-align="center"/>
    </style:style>
    <style:style style:name="T796" style:parent-style-name="Absatz-Standardschriftart" style:family="text">
      <style:text-properties fo:font-size="10pt" style:font-size-asian="10pt" style:font-size-complex="10pt"/>
    </style:style>
    <style:style style:name="P797" style:parent-style-name="Standard" style:family="paragraph">
      <style:paragraph-properties fo:text-align="center"/>
    </style:style>
    <style:style style:name="T798" style:parent-style-name="Absatz-Standardschriftart" style:family="text">
      <style:text-properties fo:font-size="10pt" style:font-size-asian="10pt" style:font-size-complex="10pt"/>
    </style:style>
    <style:style style:name="P799" style:parent-style-name="Standard" style:family="paragraph">
      <style:paragraph-properties fo:text-align="center"/>
    </style:style>
    <style:style style:name="T800" style:parent-style-name="Absatz-Standardschriftart" style:family="text">
      <style:text-properties fo:font-size="10pt" style:font-size-asian="10pt" style:font-size-complex="10pt"/>
    </style:style>
    <style:style style:name="T801" style:parent-style-name="Absatz-Standardschriftart" style:family="text">
      <style:text-properties style:language-asian="de" style:country-asian="DE" style:language-complex="ar" style:country-complex="SA"/>
    </style:style>
    <style:style style:name="P802" style:parent-style-name="Standard" style:family="paragraph">
      <style:paragraph-properties fo:text-align="center"/>
    </style:style>
    <style:style style:name="T803" style:parent-style-name="Absatz-Standardschriftart" style:family="text">
      <style:text-properties fo:font-size="10pt" style:font-size-asian="10pt" style:font-size-complex="10pt"/>
    </style:style>
    <style:style style:name="T804" style:parent-style-name="Absatz-Standardschriftart" style:family="text">
      <style:text-properties fo:font-size="10pt" style:font-size-asian="10pt" style:font-size-complex="10pt"/>
    </style:style>
    <style:style style:name="P805" style:parent-style-name="Standard" style:family="paragraph">
      <style:paragraph-properties fo:text-align="center"/>
    </style:style>
    <style:style style:name="T806" style:parent-style-name="Absatz-Standardschriftart" style:family="text">
      <style:text-properties fo:font-size="10pt" style:font-size-asian="10pt" style:font-size-complex="10pt"/>
    </style:style>
    <style:style style:name="P807" style:parent-style-name="Standard" style:family="paragraph">
      <style:paragraph-properties fo:text-align="center"/>
    </style:style>
    <style:style style:name="T808" style:parent-style-name="Absatz-Standardschriftart" style:family="text">
      <style:text-properties fo:font-size="10pt" style:font-size-asian="10pt" style:font-size-complex="10pt"/>
    </style:style>
    <style:style style:name="P809" style:parent-style-name="Standard" style:family="paragraph">
      <style:paragraph-properties fo:text-align="center"/>
    </style:style>
    <style:style style:name="T810" style:parent-style-name="Absatz-Standardschriftart" style:family="text">
      <style:text-properties fo:font-size="10pt" style:font-size-asian="10pt" style:font-size-complex="10pt"/>
    </style:style>
    <style:style style:name="T811" style:parent-style-name="Absatz-Standardschriftart" style:family="text">
      <style:text-properties style:language-asian="de" style:country-asian="DE" style:language-complex="ar" style:country-complex="SA"/>
    </style:style>
    <style:style style:name="T812" style:parent-style-name="Absatz-Standardschriftart" style:family="text">
      <style:text-properties style:language-asian="de" style:country-asian="DE" style:language-complex="ar" style:country-complex="SA"/>
    </style:style>
    <style:style style:name="T813" style:parent-style-name="Absatz-Standardschriftart" style:family="text">
      <style:text-properties style:language-asian="de" style:country-asian="DE" style:language-complex="ar" style:country-complex="SA"/>
    </style:style>
    <style:style style:name="T814" style:parent-style-name="Absatz-Standardschriftart" style:family="text">
      <style:text-properties style:language-asian="de" style:country-asian="DE" style:language-complex="ar" style:country-complex="SA"/>
    </style:style>
    <style:style style:name="T815" style:parent-style-name="Absatz-Standardschriftart" style:family="text">
      <style:text-properties style:language-asian="de" style:country-asian="DE" style:language-complex="ar" style:country-complex="SA"/>
    </style:style>
    <style:style style:name="P816" style:parent-style-name="Standard" style:family="paragraph">
      <style:paragraph-properties fo:text-align="center"/>
    </style:style>
    <style:style style:name="T817" style:parent-style-name="Absatz-Standardschriftart" style:family="text">
      <style:text-properties style:language-asian="de" style:country-asian="DE" style:language-complex="ar" style:country-complex="SA"/>
    </style:style>
    <style:style style:name="T818" style:parent-style-name="Absatz-Standardschriftart" style:family="text">
      <style:text-properties style:language-asian="de" style:country-asian="DE" style:language-complex="ar" style:country-complex="SA"/>
    </style:style>
    <style:style style:name="T819" style:parent-style-name="Absatz-Standardschriftart" style:family="text">
      <style:text-properties style:language-asian="de" style:country-asian="DE" style:language-complex="ar" style:country-complex="SA"/>
    </style:style>
    <style:style style:name="T820" style:parent-style-name="Absatz-Standardschriftart" style:family="text">
      <style:text-properties style:language-asian="de" style:country-asian="DE" style:language-complex="ar" style:country-complex="SA"/>
    </style:style>
    <style:style style:name="T821" style:parent-style-name="Absatz-Standardschriftart" style:family="text">
      <style:text-properties style:language-asian="de" style:country-asian="DE" style:language-complex="ar" style:country-complex="SA"/>
    </style:style>
    <style:style style:name="T822" style:parent-style-name="Absatz-Standardschriftart" style:family="text">
      <style:text-properties style:language-asian="de" style:country-asian="DE" style:language-complex="ar" style:country-complex="SA"/>
    </style:style>
    <style:style style:name="T823" style:parent-style-name="Absatz-Standardschriftart" style:family="text">
      <style:text-properties style:language-asian="de" style:country-asian="DE" style:language-complex="ar" style:country-complex="SA"/>
    </style:style>
    <style:style style:name="T824" style:parent-style-name="Absatz-Standardschriftart" style:family="text">
      <style:text-properties style:language-asian="de" style:country-asian="DE" style:language-complex="ar" style:country-complex="SA"/>
    </style:style>
    <style:style style:name="T825" style:parent-style-name="Absatz-Standardschriftart" style:family="text">
      <style:text-properties fo:font-size="10pt" style:font-size-asian="10pt" style:font-size-complex="10pt"/>
    </style:style>
    <style:style style:name="T826" style:parent-style-name="Absatz-Standardschriftart" style:family="text">
      <style:text-properties fo:font-size="10pt" style:font-size-asian="10pt" style:font-size-complex="10pt"/>
    </style:style>
    <style:style style:name="T827" style:parent-style-name="Absatz-Standardschriftart" style:family="text">
      <style:text-properties fo:font-size="10pt" style:font-size-asian="10pt" style:font-size-complex="10pt"/>
    </style:style>
    <style:style style:name="P828" style:parent-style-name="Standard" style:family="paragraph"/>
    <style:style style:name="P829" style:parent-style-name="Standard" style:family="paragraph"/>
    <style:style style:name="P830" style:parent-style-name="Standard" style:family="paragraph"/>
    <style:style style:name="P831" style:parent-style-name="Standard" style:family="paragraph"/>
    <style:style style:name="P832" style:parent-style-name="Standard" style:family="paragraph"/>
    <style:style style:name="P833" style:parent-style-name="Standard" style:family="paragraph"/>
    <style:style style:name="P834" style:parent-style-name="Standard" style:family="paragraph"/>
    <style:style style:name="P835" style:parent-style-name="Standard" style:family="paragraph"/>
    <style:style style:name="T836" style:parent-style-name="Absatz-Standardschriftart" style:family="text">
      <style:text-properties style:language-asian="de" style:country-asian="DE" style:language-complex="ar" style:country-complex="SA"/>
    </style:style>
    <style:style style:name="P837" style:parent-style-name="Standard" style:family="paragraph"/>
    <style:style style:name="T838" style:parent-style-name="Absatz-Standardschriftart" style:family="text">
      <style:text-properties style:language-asian="de" style:country-asian="DE" style:language-complex="ar" style:country-complex="SA"/>
    </style:style>
    <style:style style:name="P839" style:parent-style-name="Standard" style:family="paragraph"/>
    <style:style style:name="T840" style:parent-style-name="Absatz-Standardschriftart" style:family="text">
      <style:text-properties style:language-asian="de" style:country-asian="DE" style:language-complex="ar" style:country-complex="SA"/>
    </style:style>
    <style:style style:name="TableColumn842" style:family="table-column">
      <style:table-column-properties style:column-width="2.2305in" style:use-optimal-column-width="false"/>
    </style:style>
    <style:style style:name="TableColumn843" style:family="table-column">
      <style:table-column-properties style:column-width="2.2312in" style:use-optimal-column-width="false"/>
    </style:style>
    <style:style style:name="TableColumn844" style:family="table-column">
      <style:table-column-properties style:column-width="2.2312in" style:use-optimal-column-width="false"/>
    </style:style>
    <style:style style:name="Table841" style:family="table">
      <style:table-properties style:width="6.693in" fo:margin-left="-0.0069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8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center"/>
    </style:style>
    <style:style style:name="TableCell8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0" style:parent-style-name="TableContents" style:family="paragraph">
      <style:paragraph-properties fo:text-align="center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Standard" style:family="paragraph"/>
    <style:style style:name="P884" style:parent-style-name="Standard" style:family="paragraph"/>
    <style:style style:name="P885" style:parent-style-name="Standard" style:family="paragraph"/>
    <style:style style:name="T886" style:parent-style-name="Absatz-Standardschriftart" style:family="text">
      <style:text-properties style:language-asian="de" style:country-asian="DE" style:language-complex="ar" style:country-complex="SA"/>
    </style:style>
    <style:style style:name="P887" style:parent-style-name="Standard" style:family="paragraph"/>
    <style:style style:name="P888" style:parent-style-name="Standard" style:family="paragraph"/>
    <style:style style:name="T889" style:parent-style-name="Absatz-Standardschriftart" style:family="text">
      <style:text-properties style:language-asian="de" style:country-asian="DE" style:language-complex="ar" style:country-complex="SA"/>
    </style:style>
    <style:style style:name="P890" style:parent-style-name="Standard" style:family="paragraph"/>
    <style:style style:name="P891" style:parent-style-name="Standard" style:family="paragraph"/>
    <style:style style:name="T892" style:parent-style-name="Absatz-Standardschriftart" style:family="text">
      <style:text-properties style:language-asian="de" style:country-asian="DE" style:language-complex="ar" style:country-complex="SA"/>
    </style:style>
    <style:style style:name="P893" style:parent-style-name="Standard" style:family="paragraph"/>
    <style:style style:name="P894" style:parent-style-name="Standard" style:family="paragraph"/>
    <style:style style:name="P895" style:parent-style-name="Standard" style:family="paragraph">
      <style:paragraph-properties fo:text-align="center"/>
    </style:style>
    <style:style style:name="P896" style:parent-style-name="Standard" style:family="paragraph">
      <style:paragraph-properties fo:text-align="center"/>
    </style:style>
    <style:style style:name="P897" style:parent-style-name="Standard" style:family="paragraph">
      <style:paragraph-properties fo:text-align="center"/>
    </style:style>
    <style:style style:name="P898" style:parent-style-name="Standard" style:family="paragraph">
      <style:paragraph-properties fo:text-align="center"/>
    </style:style>
    <style:style style:name="P899" style:parent-style-name="Standard" style:family="paragraph">
      <style:paragraph-properties fo:text-align="center"/>
    </style:style>
    <style:style style:name="P900" style:parent-style-name="Standard" style:family="paragraph">
      <style:paragraph-properties fo:text-align="center"/>
    </style:style>
    <style:style style:name="P901" style:parent-style-name="Standard" style:family="paragraph">
      <style:paragraph-properties fo:text-align="center"/>
    </style:style>
    <style:style style:name="P902" style:parent-style-name="Standard" style:family="paragraph">
      <style:paragraph-properties fo:text-align="center"/>
    </style:style>
    <style:style style:name="P903" style:parent-style-name="Standard" style:family="paragraph">
      <style:paragraph-properties fo:text-align="center"/>
    </style:style>
    <style:style style:name="P904" style:parent-style-name="Standard" style:family="paragraph">
      <style:paragraph-properties fo:text-align="center"/>
    </style:style>
    <style:style style:name="P905" style:parent-style-name="Standard" style:family="paragraph">
      <style:paragraph-properties fo:text-align="center"/>
    </style:style>
    <style:style style:name="P906" style:parent-style-name="Standard" style:family="paragraph">
      <style:paragraph-properties fo:text-align="center"/>
    </style:style>
    <style:style style:name="P907" style:parent-style-name="Standard" style:family="paragraph">
      <style:paragraph-properties fo:text-align="center"/>
    </style:style>
    <style:style style:name="P908" style:parent-style-name="Standard" style:family="paragraph">
      <style:paragraph-properties fo:text-align="center"/>
    </style:style>
    <style:style style:name="P909" style:parent-style-name="Standard" style:family="paragraph">
      <style:paragraph-properties fo:text-align="center"/>
    </style:style>
    <style:style style:name="P910" style:parent-style-name="Standard" style:family="paragraph">
      <style:paragraph-properties fo:text-align="center"/>
    </style:style>
    <style:style style:name="P911" style:parent-style-name="Standard" style:family="paragraph">
      <style:paragraph-properties fo:text-align="center"/>
    </style:style>
    <style:style style:name="P912" style:parent-style-name="Standard" style:family="paragraph">
      <style:paragraph-properties fo:text-align="center"/>
    </style:style>
    <style:style style:name="P913" style:parent-style-name="Standard" style:family="paragraph">
      <style:paragraph-properties fo:text-align="center"/>
    </style:style>
    <style:style style:name="P914" style:parent-style-name="Standard" style:family="paragraph">
      <style:paragraph-properties fo:text-align="center"/>
    </style:style>
    <style:style style:name="P915" style:parent-style-name="Standard" style:family="paragraph">
      <style:paragraph-properties fo:text-align="center"/>
    </style:style>
    <style:style style:name="P916" style:parent-style-name="Standard" style:family="paragraph">
      <style:paragraph-properties fo:text-align="center"/>
    </style:style>
    <style:style style:name="P917" style:parent-style-name="Standard" style:family="paragraph">
      <style:paragraph-properties fo:text-align="center"/>
    </style:style>
    <style:style style:name="P918" style:parent-style-name="Standard" style:family="paragraph">
      <style:paragraph-properties fo:text-align="center"/>
    </style:style>
    <style:style style:name="P919" style:parent-style-name="Standard" style:family="paragraph"/>
    <style:style style:name="P920" style:parent-style-name="Standard" style:family="paragraph"/>
    <style:style style:name="P921" style:parent-style-name="Standard" style:family="paragraph"/>
    <style:style style:name="P922" style:parent-style-name="Standard" style:family="paragraph"/>
    <style:style style:name="P923" style:parent-style-name="Standard" style:family="paragraph"/>
    <style:style style:name="P924" style:parent-style-name="Standard" style:family="paragraph"/>
    <style:style style:name="P925" style:parent-style-name="Standard" style:family="paragraph"/>
    <style:style style:name="P926" style:parent-style-name="Standard" style:family="paragraph"/>
    <style:style style:name="P927" style:parent-style-name="Standard" style:family="paragraph"/>
    <style:style style:name="T928" style:parent-style-name="Absatz-Standardschriftart" style:family="text">
      <style:text-properties style:language-asian="de" style:country-asian="DE" style:language-complex="ar" style:country-complex="SA"/>
    </style:style>
    <style:style style:name="P929" style:parent-style-name="Standard" style:family="paragraph">
      <style:paragraph-properties fo:text-align="center"/>
    </style:style>
    <style:style style:name="T930" style:parent-style-name="Absatz-Standardschriftart" style:family="text">
      <style:text-properties style:language-asian="de" style:country-asian="DE" style:language-complex="ar" style:country-complex="SA"/>
    </style:style>
    <style:style style:name="P931" style:parent-style-name="Standard" style:family="paragraph">
      <style:paragraph-properties fo:text-align="center"/>
    </style:style>
    <style:style style:name="T932" style:parent-style-name="Absatz-Standardschriftart" style:family="text">
      <style:text-properties style:language-asian="de" style:country-asian="DE" style:language-complex="ar" style:country-complex="SA"/>
    </style:style>
    <style:style style:name="P933" style:parent-style-name="Standard" style:family="paragraph">
      <style:paragraph-properties fo:text-align="center"/>
    </style:style>
    <style:style style:name="T934" style:parent-style-name="Absatz-Standardschriftart" style:family="text">
      <style:text-properties style:language-asian="de" style:country-asian="DE" style:language-complex="ar" style:country-complex="SA"/>
    </style:style>
    <style:style style:name="P935" style:parent-style-name="Standard" style:family="paragraph">
      <style:paragraph-properties fo:text-align="center"/>
    </style:style>
    <style:style style:name="T936" style:parent-style-name="Absatz-Standardschriftart" style:family="text">
      <style:text-properties fo:font-weight="bold" style:font-weight-asian="bold" style:font-weight-complex="bold"/>
    </style:style>
    <style:style style:name="T937" style:parent-style-name="Absatz-Standardschriftart" style:family="text">
      <style:text-properties style:language-asian="de" style:country-asian="DE" style:language-complex="ar" style:country-complex="SA"/>
    </style:style>
    <style:style style:name="T938" style:parent-style-name="Absatz-Standardschriftart" style:family="text">
      <style:text-properties style:language-asian="de" style:country-asian="DE" style:language-complex="ar" style:country-complex="SA"/>
    </style:style>
    <style:style style:name="T939" style:parent-style-name="Absatz-Standardschriftart" style:family="text">
      <style:text-properties style:language-asian="de" style:country-asian="DE" style:language-complex="ar" style:country-complex="SA"/>
    </style:style>
    <style:style style:name="T940" style:parent-style-name="Absatz-Standardschriftart" style:family="text">
      <style:text-properties style:language-asian="de" style:country-asian="DE" style:language-complex="ar" style:country-complex="SA"/>
    </style:style>
    <style:style style:name="T941" style:parent-style-name="Absatz-Standardschriftart" style:family="text">
      <style:text-properties style:language-asian="de" style:country-asian="DE" style:language-complex="ar" style:country-complex="SA"/>
    </style:style>
    <style:style style:name="T942" style:parent-style-name="Absatz-Standardschriftart" style:family="text">
      <style:text-properties style:language-asian="de" style:country-asian="DE" style:language-complex="ar" style:country-complex="SA"/>
    </style:style>
    <style:style style:name="T943" style:parent-style-name="Absatz-Standardschriftart" style:family="text">
      <style:text-properties style:language-asian="de" style:country-asian="DE" style:language-complex="ar" style:country-complex="SA"/>
    </style:style>
    <style:style style:name="T944" style:parent-style-name="Absatz-Standardschriftart" style:family="text">
      <style:text-properties style:language-asian="de" style:country-asian="DE" style:language-complex="ar" style:country-complex="SA"/>
    </style:style>
    <style:style style:name="T945" style:parent-style-name="Absatz-Standardschriftart" style:family="text">
      <style:text-properties fo:font-size="9pt" style:font-size-asian="9pt" style:font-size-complex="9pt"/>
    </style:style>
    <style:style style:name="T946" style:parent-style-name="Absatz-Standardschriftart" style:family="text">
      <style:text-properties fo:font-size="9pt" style:font-size-asian="9pt" style:font-size-complex="9pt"/>
    </style:style>
    <style:style style:name="T947" style:parent-style-name="Absatz-Standardschriftart" style:family="text">
      <style:text-properties style:language-asian="de" style:country-asian="DE" style:language-complex="ar" style:country-complex="SA"/>
    </style:style>
    <style:style style:name="T948" style:parent-style-name="Absatz-Standardschriftart" style:family="text">
      <style:text-properties fo:font-size="9pt" style:font-size-asian="9pt" style:font-size-complex="9pt"/>
    </style:style>
    <style:style style:name="T949" style:parent-style-name="Absatz-Standardschriftart" style:family="text">
      <style:text-properties fo:font-size="9pt" style:font-size-asian="9pt" style:font-size-complex="9pt"/>
    </style:style>
    <style:style style:name="T950" style:parent-style-name="Absatz-Standardschriftart" style:family="text">
      <style:text-properties fo:font-size="9pt" style:font-size-asian="9pt" style:font-size-complex="9pt"/>
    </style:style>
    <style:style style:name="T951" style:parent-style-name="Absatz-Standardschriftart" style:family="text">
      <style:text-properties style:language-asian="de" style:country-asian="DE" style:language-complex="ar" style:country-complex="SA"/>
    </style:style>
    <style:style style:name="T952" style:parent-style-name="Absatz-Standardschriftart" style:family="text">
      <style:text-properties fo:font-weight="bold" style:font-weight-asian="bold" style:font-weight-complex="bold"/>
    </style:style>
    <style:style style:name="T953" style:parent-style-name="Absatz-Standardschriftart" style:family="text">
      <style:text-properties fo:font-weight="bold" style:font-weight-asian="bold" style:font-weight-complex="bold"/>
    </style:style>
    <style:style style:name="T954" style:parent-style-name="Absatz-Standardschriftart" style:family="text">
      <style:text-properties fo:font-weight="bold" style:font-weight-asian="bold" style:font-weight-complex="bold"/>
    </style:style>
    <style:style style:family="graphic" style:name="a87">
      <style:graphic-properties style:wrap="run-through" style:run-through="foreground" draw:fill="none" draw:stroke="solid" svg:stroke-width="0.01389in" svg:stroke-color="#000000" draw:marker-end="a8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fe7f5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fe7f5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9">
      <style:graphic-properties style:wrap="run-through" style:run-through="foreground" draw:fill="none" draw:stroke="solid" svg:stroke-width="0.01389in" svg:stroke-color="#000000" draw:marker-end="a8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3366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fe7f5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1389in" svg:stroke-color="#00000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33cc66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run-through" style:run-through="foreground" draw:fill="none" draw:stroke="solid" svg:stroke-width="0.01389in" svg:stroke-color="#000000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389in" svg:stroke-color="#0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389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1389in" svg:stroke-color="#000000" draw:marker-start="a9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3">
      <style:graphic-properties style:wrap="run-through" style:run-through="foreground" draw:fill="none" draw:stroke="solid" svg:stroke-width="0.01389in" svg:stroke-color="#000000" draw:marker-end="a9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1389in" svg:stroke-color="#000000" draw:marker-end="a9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1389in" svg:stroke-color="#000000" draw:marker-end="a9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3366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1389in" svg:stroke-color="#000000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9">
      <style:graphic-properties style:vertical-pos="middle"/>
    </style:style>
    <style:style style:family="graphic" style:name="a5">
      <style:graphic-properties style:wrap="run-through" style:run-through="foreground" draw:fill="none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1389in" svg:stroke-color="#000000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389in" svg:stroke-color="#00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389in" svg:stroke-color="#000000" draw:marker-end="a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000000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>
      <style:graphic-properties style:vertical-pos="middle"/>
    </style:style>
    <style:style style:family="graphic" style:name="a7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3">
      <style:graphic-properties style:vertical-pos="middle"/>
    </style:style>
    <style:style style:family="graphic" style:name="a7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5">
      <style:graphic-properties style:vertical-pos="middle"/>
    </style:style>
    <style:style style:family="graphic" style:name="a7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7">
      <style:graphic-properties style:vertical-pos="middle"/>
    </style:style>
    <style:style style:family="graphic" style:name="a7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none" draw:stroke="solid" svg:stroke-width="0.01389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style:vertical-pos="middle"/>
    </style:style>
    <style:style style:family="graphic" style:name="a42">
      <style:graphic-properties style:wrap="run-through" style:run-through="foreground" draw:fill="none" draw:stroke="solid" svg:stroke-width="0.01389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1389in" svg:stroke-color="#000000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3366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gradient" draw:fill-gradient-name="a48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93in" svg:stroke-color="#00000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93in" svg:stroke-color="#000000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0">
      <style:graphic-properties fo:wrap-option="no-wrap" fo:padding-top="0in" fo:padding-bottom="0in" fo:padding-left="0in" fo:padding-right="0in" draw:textarea-vertical-align="middle" draw:textarea-horizontal-align="left" style:wrap="parallel" style:wrap-contour="false" draw:fill="solid" draw:fill-color="#cfe7f5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fe7f5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fe7f5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fe7f5" draw:opacity="100%" draw:stroke="solid" svg:stroke-width="0.01389in" svg:stroke-color="#80808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3">Öffentliche Abgaben (Erhebung und/oder Verwendung werden auch zur Durchstezung politischer Intressen genutzt z.B. Tabaksteuer, Konjunktorförderung)</text:h>
      <text:p text:style-name="Textbody"/>
      <text:list text:style-name="LFO1" text:continue-numbering="true">
        <text:list-item>
          <text:p text:style-name="P2">Arten</text:p>
        </text:list-item>
      </text:list>
      <text:p text:style-name="Textbody"/>
      <text:list text:style-name="LFO2" text:continue-numbering="true">
        <text:list-item>
          <text:p text:style-name="P3">Steuern → staatlich<text:s/>auferlegte einmalige oder laufende Geldzahlungen ohne direkte Gegenleistung<text:s/>(HURENSOHN)</text:p>
        </text:list-item>
        <text:list-item>
          <text:p text:style-name="P4">Gebühren → Gebühren sind Gegenleistung für öffentliche Verwaltungshandlungen</text:p>
        </text:list-item>
        <text:list-item>
          <text:p text:style-name="P5">Beiträge → Zahlungen für die Nutzung oder der Mitgliedschaft bestimmter öffentlicher Einrichtungen</text:p>
        </text:list-item>
        <text:list-item>
          <text:p text:style-name="P6">Zölle → Abgaben im grenzüberschreitenden Warenverkehr</text:p>
        </text:list-item>
        <text:list-item>
          <text:p text:style-name="P7">Monopolabgaben → Abgabe von privaten Unternehmen an den Staat für bestimmte Rechte</text:p>
        </text:list-item>
      </text:list>
      <text:p text:style-name="Textbody"/>
      <text:list text:style-name="LFO3" text:continue-numbering="true">
        <text:list-item>
          <text:p text:style-name="P8">Bedeutung</text:p>
        </text:list-item>
      </text:list>
      <text:p text:style-name="Textbody"/>
      <text:list text:style-name="LFO4" text:continue-numbering="true">
        <text:list-item>
          <text:p text:style-name="P9">wichtigste Einnahmequelle des Staates (z.B. für Reparationszahlungen, Straßenbau, Bildung)</text:p>
        </text:list-item>
        <text:list-item>
          <text:p text:style-name="P10">Instrument zur politischen Einflussnahme (z.B. Maut, Tabaksteuer)</text:p>
        </text:list-item>
      </text:list>
      <text:list text:style-name="LFO5" text:continue-numbering="true">
        <text:list-item>
          <text:p text:style-name="P11">Einteilung der Steuern</text:p>
        </text:list-item>
      </text:list>
      <text:p text:style-name="Textbody">3.1 Nach dem Steuergegenstand</text:p>
      <text:list text:style-name="LFO6" text:continue-numbering="true">
        <text:list-item>
          <text:list>
            <text:list-item>
              <text:p text:style-name="P12"><text:span text:style-name="T13">Besitzsteuern →<text:s/></text:span>auf Einkommen oder Vermögen</text:p>
              <text:list text:continue-numbering="true">
                <text:list-item>
                  <text:p text:style-name="P14">Grundsteuer</text:p>
                </text:list-item>
                <text:list-item>
                  <text:p text:style-name="P15">Grunderwerbssteuer</text:p>
                </text:list-item>
                <text:list-item>
                  <text:p text:style-name="P16">Lohnsteuer</text:p>
                </text:list-item>
              </text:list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17"><text:span text:style-name="T18">Verbrauchssteuern</text:span><text:s/>→ für bestimmte Verbrauchsgüter / im Kaufpreis<text:s/>bereits enthalten</text:p>
              <text:list text:continue-numbering="true">
                <text:list-item>
                  <text:p text:style-name="P19">Biersteuer</text:p>
                </text:list-item>
                <text:list-item>
                  <text:p text:style-name="P20">Mineralölsteuer</text:p>
                </text:list-item>
                <text:list-item>
                  <text:p text:style-name="P21">Tabaksteuer</text:p>
                </text:list-item>
              </text:list>
            </text:list-item>
            <text:list-item>
              <text:p text:style-name="P22">Verkehrssteuern →</text:p>
              <text:list text:continue-numbering="true">
                <text:list-item>
                  <text:p text:style-name="P23">Erbschaftssteuer</text:p>
                </text:list-item>
              </text:list>
            </text:list-item>
          </text:list>
        </text:list-item>
      </text:list>
      <text:p text:style-name="Textbody"/>
      <text:list text:style-name="LFO8" text:continue-numbering="true">
        <text:list-item>
          <text:list>
            <text:list-item>
              <text:p text:style-name="P24">Nach der Art der Erhebung (Zusammenhang zwischen Steuerzahler und Steuerträger)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25"><text:span text:style-name="T26">Direkte Steuern</text:span><text:s/>→ Steuerzahler und Steuerträger sind identisch, d.h. Steuern werden<text:s/>von demjenigen verlangt, den sie wirtschaftlich treffen sollen</text:p>
              <text:list text:continue-numbering="true">
                <text:list-item>
                  <text:p text:style-name="P27">lol</text:p>
                </text:list-item>
              </text:list>
            </text:list-item>
            <text:list-item>
              <text:p text:style-name="P28"><text:span text:style-name="T29">Indirekte Steuern</text:span><text:s/>→ Steuerschuldner bringt Steuern nicht selbst auf, sondern zieht sie von anderen ein</text:p>
            </text:list-item>
          </text:list>
        </text:list-item>
      </text:list>
      <text:list text:style-name="LFO10" text:continue-numbering="true">
        <text:list-item>
          <text:p text:style-name="P30">Steuern und Einkommen</text:p>
        </text:list-item>
      </text:list>
      <text:p text:style-name="Textbody">4.1 Lohnsteuer → Einkünfte aus nicht selbstständiger Arbeit</text:p>
      <text:list text:style-name="LFO11" text:continue-numbering="true">
        <text:list-item>
          <text:p text:style-name="P31">Abzug vom Bruttolohn</text:p>
        </text:list-item>
        <text:list-item>
          <text:p text:style-name="P32">wird vom Arbeitgeber ans Finanzamt weitergeleitet</text:p>
        </text:list-item>
        <text:list-item>
          <text:p text:style-name="P33">Höhe ist abhängig vom Bruttolohn sowie der Steuerklasse</text:p>
        </text:list-item>
        <text:list-item>
          <text:p text:style-name="P34">Einreichung einer Einkommenssteuererklärung meist sinnvoll, z. T. jedoch auch Pflicht</text:p>
        </text:list-item>
      </text:list>
      <text:list text:style-name="LFO12" text:continue-numbering="true">
        <text:list-item>
          <text:list>
            <text:list-item>
              <text:p text:style-name="P35">Einkommenssteuer → auf übrige Einkommen (z.B.:<text:s/>Mieteinnahmen, Zinsen)</text:p>
            </text:list-item>
          </text:list>
        </text:list-item>
      </text:list>
      <text:list text:style-name="LFO13" text:continue-numbering="true">
        <text:list-item>
          <text:list>
            <text:list-item>
              <text:p text:style-name="P36">Veranlagung durch das Finanzamt</text:p>
            </text:list-item>
            <text:list-item>
              <text:p text:style-name="P37">Einreichung einer Einkommenssteuererklärung Pflicht</text:p>
            </text:list-item>
          </text:list>
        </text:list-item>
      </text:list>
      <text:p text:style-name="Textbody"/>
      <text:p text:style-name="Textbody"/>
      <text:list text:style-name="LFO14" text:continue-numbering="true">
        <text:list-item>
          <text:p text:style-name="P38">Unternehmensbesteuerung</text:p>
        </text:list-item>
      </text:list>
      <text:p text:style-name="Textbody">5.1. Einkommenssteuer → auf Gewinne und Vermögenserträge natürlicher Personen</text:p>
      <text:list text:style-name="LFO15" text:continue-numbering="true">
        <text:list-item>
          <text:list>
            <text:list-item>
              <text:p text:style-name="P39">Körperschaftssteuer → Gewinnsteuer<text:s/>juristischer Personen</text:p>
            </text:list-item>
            <text:list-item>
              <text:p text:style-name="P40">Gewerbesteuer → Besteuerung eines Unternehmens in Abhängigkeit von Gewerbeertrag, Gewerbekapital und Hebesatzy</text:p>
            </text:list-item>
          </text:list>
        </text:list-item>
      </text:list>
      <text:h text:style-name="Überschrift1" text:outline-level="1">Lohnsteuer</text:h>
      <text:list text:style-name="LFO16" text:continue-numbering="true">
        <text:list-item>
          <text:p text:style-name="P41">Steuerklasse</text:p>
        </text:list-item>
      </text:list>
      <text:p text:style-name="Textbody"/>
      <text:p text:style-name="Textbody">1 → Ledige</text:p>
      <text:p text:style-name="Textbody">2 → Allgemeinerziehende</text:p>
      <text:p text:style-name="Textbody"><text:span text:style-name="T42"><draw:connector draw:type="line" svg:x1="1.9555in" svg:y1="0.1181in" svg:x2="2.44717in" svg:y2="0.28685in" draw:z-index="2" draw:id="id0" draw:style-name="a0" draw:name="Gerader Verbinder 1" text:anchor-type="paragraph"><svg:title/><svg:desc/></draw:connector></text:span><text:span text:style-name="T43"><draw:custom-shape svg:x="3.252in" svg:y="0.0425in" svg:width="0.13264in" svg:height="0.48264in" draw:z-index="251658240" draw:id="id1" draw:style-name="a1" draw:name="Freihandform 2" text:anchor-type="paragraph"><svg:title/><svg:desc/><text:p text:style-name="Standard"/><draw:enhanced-geometry draw:type="non-primitive" svg:viewBox="0 0 21600 21600" draw:enhanced-path="M ?f8 ?f8 C ?f10 ?f8 ?f11 ?f18 ?f11 ?f13 L ?f11 ?f21 C ?f11 ?f27 ?f12 ?f14 ?f9 ?f14 ?f12 ?f14 ?f11 ?f28 ?f11 ?f22 L ?f11 ?f19 C ?f11 ?f29 ?f10 ?f9 ?f8 ?f9 N" draw:text-areas="?f33 ?f30 ?f35 ?f31" draw:glue-points="?f33 ?f33 ?f33 ?f34 ?f34 ?f32" draw:glue-point-leaving-directions="-0, -0, -0" draw:modifiers="2169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0800"/><draw:equation draw:name="f12" draw:formula="16200"/><draw:equation draw:name="f13" draw:formula="$0"/><draw:equation draw:name="f14" draw:formula="$1"/><draw:equation draw:name="f15" draw:formula="?f9 - ?f8"/><draw:equation draw:name="f16" draw:formula="21600 * ?f6"/><draw:equation draw:name="f17" draw:formula="?f15 / 21600"/><draw:equation draw:name="f18" draw:formula="?f13 / 2"/><draw:equation draw:name="f19" draw:formula="21600 - ?f13"/><draw:equation draw:name="f20" draw:formula="?f13 * 10000"/><draw:equation draw:name="f21" draw:formula="?f14 - ?f13"/><draw:equation draw:name="f22" draw:formula="?f14 + ?f13"/><draw:equation draw:name="f23" draw:formula="10800 * ?f17"/><draw:equation draw:name="f24" draw:formula="0 * ?f17"/><draw:equation draw:name="f25" draw:formula="7800 * ?f17"/><draw:equation draw:name="f26" draw:formula="21600 * ?f17"/><draw:equation draw:name="f27" draw:formula="?f14 - ?f18"/><draw:equation draw:name="f28" draw:formula="?f14 + ?f18"/><draw:equation draw:name="f29" draw:formula="21600 - ?f18"/><draw:equation draw:name="f30" draw:formula="?f20 / 31953"/><draw:equation draw:name="f31" draw:formula="21600 - ?f30"/><draw:equation draw:name="f32" draw:formula="?f23 / ?f17"/><draw:equation draw:name="f33" draw:formula="?f24 / ?f17"/><draw:equation draw:name="f34" draw:formula="?f26 / ?f17"/><draw:equation draw:name="f35" draw:formula="?f25 / ?f17"/><draw:equation draw:name="f36" draw:formula="$0 / ?f7"/><draw:equation draw:name="f37" draw:formula="$1 / ?f7"/><draw:equation draw:name="f38" draw:formula="?f16 / ?f6"/><draw:handle draw:handle-position="?f32 $0" draw:handle-range-y-minimum="0" draw:handle-range-y-maximum="5400"/><draw:handle draw:handle-position="?f38 $1" draw:handle-range-y-minimum="0" draw:handle-range-y-maximum="21600"/></draw:enhanced-geometry></draw:custom-shape></text:span>3 → hohes Einkommen</text:p>
      <text:p text:style-name="Textbody"><text:span text:style-name="T44"><draw:connector draw:type="line" svg:x1="1.9835in" svg:y1="0.30553in" svg:x2="2.44739in" svg:y2="0.0965in" draw:z-index="251659264" draw:id="id2" draw:style-name="a2" draw:name="Gerader Verbinder 3" text:anchor-type="paragraph"><svg:title/><svg:desc/></draw:connector></text:span>4 → bei gleichem Einkommen<text:s/><text:s text:c="10"/>Veranlagt <text:s text:c="6"/>Verheiratet <text:s text:c="2"/></text:p>
      <text:p text:style-name="Textbody">5 → niedriges Einkommen</text:p>
      <text:p text:style-name="Textbody">6 → weitere Steuerpflichtige Beschäftigung</text:p>
      <text:p text:style-name="Textbody"/>
      <text:p text:style-name="P45">Steuererklärung</text:p>
      <text:p text:style-name="P46"><text:span text:style-name="T47"><draw:connector draw:type="line" svg:x1="2.89162in" svg:y1="0.0307in" svg:x2="1.7937in" svg:y2="0.3807in" draw:z-index="3" draw:id="id3" draw:style-name="a3" draw:name="Gerader Verbinder 4" text:anchor-type="paragraph"><svg:title/><svg:desc/></draw:connector></text:span><text:span text:style-name="T48"><draw:connector draw:type="line" svg:x1="3.8201in" svg:y1="0.0307in" svg:x2="4.7951in" svg:y2="0.3807in" draw:z-index="4" draw:id="id4" draw:style-name="a4" draw:name="Gerader Verbinder 5" text:anchor-type="paragraph"><svg:title/><svg:desc/></draw:connector></text:span></text:p>
      <text:p text:style-name="P49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freiwillig</text:p>
            <text:p text:style-name="P56">|</text:p>
            <text:p text:style-name="P57">bis 31.12. des übernächsten Jahres</text:p>
            <text:p text:style-name="P58">|</text:p>
            <text:p text:style-name="P59">Verlängerung nicht möglich</text:p>
          </table:table-cell>
          <table:table-cell table:style-name="TableCell60">
            <text:p text:style-name="P61">Veranlagung</text:p>
            <text:p text:style-name="P62">|</text:p>
            <text:p text:style-name="P63">bis 31.05. des Folgejahres</text:p>
            <text:p text:style-name="P64">|</text:p>
            <text:p text:style-name="P65">Verlängerung möglich</text:p>
          </table:table-cell>
        </table:table-row>
      </table:table>
      <text:p text:style-name="P66"/>
      <text:list text:style-name="LFO17" text:continue-numbering="true">
        <text:list-item>
          <text:p text:style-name="P67">Werbungskosten</text:p>
        </text:list-item>
        <text:list-item>
          <text:p text:style-name="P68">Fahrkosten</text:p>
        </text:list-item>
        <text:list-item>
          <text:p text:style-name="P69">Berufsbekleidung</text:p>
        </text:list-item>
        <text:list-item>
          <text:p text:style-name="P70">Fachliteratur</text:p>
        </text:list-item>
        <text:list-item>
          <text:p text:style-name="P71">PC</text:p>
        </text:list-item>
        <text:list-item>
          <text:p text:style-name="P72">Arbeitszimmer</text:p>
        </text:list-item>
        <text:list-item>
          <text:p text:style-name="P73">Weiterbildung</text:p>
        </text:list-item>
      </text:list>
      <text:p text:style-name="Textbody"/>
      <text:p text:style-name="P74">Arbeitsrecht</text:p>
      <text:p text:style-name="Textbody"/>
      <text:list text:style-name="LFO18" text:continue-numbering="true">
        <text:list-item>
          <text:p text:style-name="P75">Der Einzelarbeitsvertrag</text:p>
        </text:list-item>
      </text:list>
      <text:p text:style-name="P76">Bevor es zu einem Vertragsabschluss kommt, gehen häufig die Bewerbung</text:p>
      <text:p text:style-name="P77"/>
      <text:p text:style-name="Textbody">Schriftliche Bewerbung enthalten<text:s/>folgende Unterlagen</text:p>
      <text:list text:style-name="LFO19" text:continue-numbering="true">
        <text:list-item>
          <text:p text:style-name="P78">Bewerbungsschreiben (warum, Qualifikation, Ziele)</text:p>
        </text:list-item>
        <text:list-item>
          <text:p text:style-name="P79">Lebenslauf (tabellarisch, wenn nicht anders gefordert)</text:p>
        </text:list-item>
        <text:list-item>
          <text:p text:style-name="P80">Lichtbild (mit Namen auf der Rückseite)</text:p>
        </text:list-item>
        <text:list-item>
          <text:p text:style-name="P81">Zeugnisse (aktuelles Abschlusszeugnis und Qualifikationsnachweise)</text:p>
        </text:list-item>
      </text:list>
      <text:p text:style-name="Textbody"/>
      <text:p text:style-name="P82">und ein Vorstellungsgespräch</text:p>
      <text:p text:style-name="P83"/>
      <text:p text:style-name="P84">hier will der Arbeitgeber einen persönlichen Eindruck vom Bewerber gewinnen, um festzustellen, ob dieser für den zu besetzenden Arbeitsplatz geeignet ist</text:p>
      <text:p text:style-name="P85"/>
      <text:p text:style-name="P86"/>
      <text:soft-page-break/>
      <text:p text:style-name="P87">wichtig für Bewerber ist eine entsprechende Vorbereitung</text:p>
      <text:p text:style-name="P88">(worauf kommt es besonders an, welche Fragen müssen wahrheitsgemäß beantwortet werden und welche nicht)</text:p>
      <text:p text:style-name="Textbody"/>
      <text:p text:style-name="P89">voraus.</text:p>
      <text:p text:style-name="P90">Kommt es zwischen Arbeitgeber und Arbeitnehmer zu einer Übereinstimmung der Interessen, erfolgt der Vertragsabschluss.</text:p>
      <text:p text:style-name="P91"/>
      <text:list text:style-name="LFO20" text:continue-numbering="true">
        <text:list-item>
          <text:list>
            <text:list-item>
              <text:p text:style-name="P92">Vertragsabschluss</text:p>
            </text:list-item>
          </text:list>
        </text:list-item>
      </text:list>
      <text:list text:style-name="LFO21" text:continue-numbering="true">
        <text:list-item>
          <text:p text:style-name="P93">möglich nur durch Abgabe von Lohnsteuerkarte, Versicherungsnachweis, eventuell Zeugnissen</text:p>
        </text:list-item>
        <text:list-item>
          <text:p text:style-name="P94">sinnvol schriftlich (gesetzlicher Anspruch des Arbeitnehmers)</text:p>
        </text:list-item>
        <text:list-item>
          <text:p text:style-name="P95">Mindestregelungen von Bestimmungen und Vereinbarungen (Gesetze, Tarifverträge, Betriebsvereinbarungen) dürfen nicht unterschritten werden</text:p>
        </text:list-item>
        <text:list-item>
          <text:p text:style-name="P96">Mindestinhalte:</text:p>
          <text:list text:continue-numbering="true">
            <text:list-item>
              <text:p text:style-name="P97">wöchentliche Arbeitszeit</text:p>
            </text:list-item>
            <text:list-item>
              <text:p text:style-name="P98">Beginn Arbeitsverhältnis</text:p>
            </text:list-item>
            <text:list-item>
              <text:p text:style-name="P99">Tätigkeit</text:p>
            </text:list-item>
            <text:list-item>
              <text:p text:style-name="P100">Urlaub</text:p>
            </text:list-item>
            <text:list-item>
              <text:p text:style-name="P101">Lohn</text:p>
            </text:list-item>
            <text:list-item>
              <text:p text:style-name="P102">Vertragparteien</text:p>
            </text:list-item>
            <text:list-item>
              <text:p text:style-name="P103">Arbeitsort</text:p>
            </text:list-item>
            <text:list-item>
              <text:p text:style-name="P104">Arbeitszeit</text:p>
            </text:list-item>
            <text:list-item>
              <text:p text:style-name="P105">Kündigungsfristen</text:p>
            </text:list-item>
            <text:list-item>
              <text:p text:style-name="P106">Nebentätigkeiten</text:p>
            </text:list-item>
            <text:list-item>
              <text:p text:style-name="P107">Probezeit</text:p>
            </text:list-item>
          </text:list>
        </text:list-item>
      </text:list>
      <text:p text:style-name="Textbody"/>
      <text:p text:style-name="P108">Pflichten für Vertragspartner</text:p>
      <text:p text:style-name="Textbody"><text:span text:style-name="T109"><draw:connector draw:type="line" svg:x1="0.8374in" svg:y1="0.039in" svg:x2="1.01657in" svg:y2="0.5015in" draw:z-index="5" draw:id="id5" draw:style-name="a5" draw:name="Gerader Verbinder 6" text:anchor-type="paragraph"><svg:title/><svg:desc/></draw:connector></text:span><text:span text:style-name="T110"><draw:connector draw:type="line" svg:x1="1.2256in" svg:y1="0.0575in" svg:x2="3.04296in" svg:y2="0.51167in" draw:z-index="6" draw:id="id6" draw:style-name="a6" draw:name="Gerader Verbinder 7" text:anchor-type="paragraph"><svg:title/><svg:desc/></draw:connector></text:span></text:p>
      <text:p text:style-name="P111"/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Arbeitgeber</text:p>
          </table:table-cell>
          <table:table-cell table:style-name="TableCell119">
            <text:p text:style-name="P120">Arbeitnehmer</text:p>
          </table:table-cell>
        </table:table-row>
      </table:table>
      <text:p text:style-name="Textbody"/>
      <text:list text:style-name="LFO22" text:continue-numbering="true">
        <text:list-item>
          <text:list>
            <text:list-item>
              <text:p text:style-name="P121">Beendigung des<text:s/>Arbeitsverhältnisses</text:p>
            </text:list-item>
          </text:list>
        </text:list-item>
      </text:list>
      <text:p text:style-name="P122"/>
      <text:list text:style-name="LFO23" text:continue-numbering="true">
        <text:list-item>
          <text:p text:style-name="P123">befristete Arbeitsv erhältnisse enden ohne zusätzliche Kündigung</text:p>
        </text:list-item>
        <text:list-item>
          <text:p text:style-name="P124">Aufhebungsvertrags (Trennung im gegenseitigen Einvernehmen, keine Frist)</text:p>
        </text:list-item>
        <text:list-item>
          <text:p text:style-name="P125">Kündigung</text:p>
          <text:list text:continue-numbering="true">
            <text:list-item>
              <text:p text:style-name="P126">Einseitige empfangsbedürftige Willenserklärung</text:p>
            </text:list-item>
            <text:list-item>
              <text:p text:style-name="P127">Rechtswirksam erst nach Zugang</text:p>
            </text:list-item>
            <text:list-item>
              <text:p text:style-name="P128">Anhörung<text:s/>des Betriebsrates erforderlich, sonst unwirksam</text:p>
            </text:list-item>
          </text:list>
        </text:list-item>
      </text:list>
      <text:p text:style-name="Textbody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durch beide Seiten mögliche</text:p>
      <text:p text:style-name="P138"><text:span text:style-name="T139"><draw:connector draw:type="line" svg:x1="3.15703in" svg:y1="0.2071in" svg:x2="1.898in" svg:y2="0.61335in" draw:z-index="7" draw:id="id7" draw:style-name="a7" draw:name="Gerader Verbinder 8" text:anchor-type="paragraph"><svg:title/><svg:desc/></draw:connector></text:span><text:span text:style-name="T140">schriftlich</text:span></text:p>
      <text:soft-page-break/>
      <text:p text:style-name="P141"><text:span text:style-name="T142"><draw:connector draw:type="line" svg:x1="3.602in" svg:y1="0.0083in" svg:x2="4.78464in" svg:y2="0.42358in" draw:z-index="8" draw:id="id8" draw:style-name="a8" draw:name="Gerader Verbinder 9" text:anchor-type="paragraph"><svg:title/><svg:desc/></draw:connector></text:span></text:p>
      <text:p text:style-name="P143"/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Ordentliche Kündigung</text:p>
            <text:p text:style-name="P150">|</text:p>
            <text:p text:style-name="P151">Aus betrieblichen Erfordernissen oder auf persönlichen Wunsch</text:p>
            <text:p text:style-name="P152"/>
            <text:p text:style-name="P153">Frist: - 2 Wochen Probezeit mindestens 4 Wochen zu Monatsmitte oder<text:s/>Monatsende (verlängert sich mit Dauer der Betriebszugehörigkeit)</text:p>
            <text:p text:style-name="P154">- laut Arbeitsvertrag</text:p>
          </table:table-cell>
          <table:table-cell table:style-name="TableCell155">
            <text:p text:style-name="P156">Außerordentliche Kündigung</text:p>
            <text:p text:style-name="P157">|</text:p>
            <text:p text:style-name="P158">bei schweren Vertragsverletzungen (z.B.: Diebstahl, Tätlichkeit, betriebsschädiges Verhalten)</text:p>
            <text:p text:style-name="P159"/>
            <text:p text:style-name="P160">Frist: fristlos</text:p>
          </table:table-cell>
        </table:table-row>
      </table:table>
      <text:p text:style-name="P161"/>
      <text:p text:style-name="P162"/>
      <text:p text:style-name="P163">→ auf Wunsch Arbeitnehmer<text:s/>Erstellung eines Zeugnisses</text:p>
      <text:list text:style-name="LFO24" text:continue-numbering="true">
        <text:list-item>
          <text:p text:style-name="P164">einfaches Arbeitszeugnis (Name von AG und AN, Art und Dauer der Beschäftigung)</text:p>
        </text:list-item>
        <text:list-item>
          <text:p text:style-name="P165">Qualifiziertes Arbeitszeugnis (zusätzliche Angaben über Führung und Leistung des Arbeitnehmers)</text:p>
        </text:list-item>
      </text:list>
      <text:p text:style-name="P166"/>
      <text:list text:style-name="LFO25" text:continue-numbering="true">
        <text:list-item>
          <text:list>
            <text:list-item>
              <text:p text:style-name="P167">Kündigungsschutzgesetz</text:p>
            </text:list-item>
          </text:list>
        </text:list-item>
      </text:list>
      <text:p text:style-name="P168">(für AN über 18 Jahre, seit<text:s/>6 Monaten im Betrieb, mehr als 10 Beschäftigte)</text:p>
      <text:p text:style-name="P169"/>
      <text:list text:style-name="LFO26" text:continue-numbering="true">
        <text:list-item>
          <text:p text:style-name="P170">Kündigung muss sozial gerechtfertigt sein</text:p>
        </text:list-item>
        <text:list-item>
          <text:p text:style-name="P171"><text:span text:style-name="T172">aus<text:s/></text:span><text:span text:style-name="T173">betrieblichen Erfordernissen</text:span></text:p>
        </text:list-item>
        <text:list-item>
          <text:p text:style-name="P174">Gründe liegen in der Person des AN oder in seinem Verhalten</text:p>
        </text:list-item>
        <text:list-item>
          <text:p text:style-name="P175">Kündigungsschutz besteht für:</text:p>
          <text:list text:continue-numbering="true">
            <text:list-item>
              <text:p text:style-name="P176">Mitglieder des Betriebsrates oder der JAV<text:s/>(Jugendausbildungsvertretung)</text:p>
            </text:list-item>
            <text:list-item>
              <text:p text:style-name="P177">AN während Grundwehrdienst, Wehrübung oder Zivildienst</text:p>
            </text:list-item>
            <text:list-item>
              <text:p text:style-name="P178">Frauen während der Schwangerschaft und des Erziehungsurlaubs</text:p>
            </text:list-item>
            <text:list-item>
              <text:p text:style-name="P179">Schwerbehinderte ohne Zustimmung der Hauptfürsorgestelle</text:p>
            </text:list-item>
          </text:list>
        </text:list-item>
      </text:list>
      <text:p text:style-name="P180"/>
      <text:list text:style-name="LFO27" text:continue-numbering="true">
        <text:list-item>
          <text:p text:style-name="P181">Der Tarifvertrag</text:p>
        </text:list-item>
      </text:list>
      <text:p text:style-name="P182"/>
      <text:p text:style-name="P183">→ kollektiver Arbeitsvertrag (regelt einheitliche Löhne und Arbeitsbedingungen von AN ganzer Wirtschaftszweige)</text:p>
      <text:p text:style-name="P184">→ wird von Arbeitgeberverbänden und Gewerkschaften (Landesinnungsverbänden) ausgehandelt</text:p>
      <text:p text:style-name="P185">→ <text:s/>beide Verbände werden auch als Sozialpartner bezeichnet</text:p>
      <text:p text:style-name="P186"/>
      <text:list text:style-name="LFO28" text:continue-numbering="true">
        <text:list-item>
          <text:list>
            <text:list-item>
              <text:p text:style-name="P187">Tarifautonomie (im Grundgesetz verankert)</text:p>
            </text:list-item>
          </text:list>
        </text:list-item>
      </text:list>
      <text:p text:style-name="P188">Vertragsverhandlungen und Abschlüsse erfolgen nur durch die Tarifvertragsparteien und ohne Einmischung von Außen (auch nicht vom Staat)</text:p>
      <text:p text:style-name="P189"/>
      <text:p text:style-name="P190"/>
      <text:p text:style-name="P191"/>
      <text:p text:style-name="P192"/>
      <text:p text:style-name="P193"/>
      <text:p text:style-name="P194"/>
      <text:list text:style-name="LFO29" text:continue-numbering="true">
        <text:list-item>
          <text:list>
            <text:list-item>
              <text:p text:style-name="P195"><text:span text:style-name="T196"><draw:connector draw:type="line" svg:x1="1.7272in" svg:y1="0.198in" svg:x2="4.95498in" svg:y2="0.623in" draw:z-index="11" draw:id="id9" draw:style-name="a9" draw:name="Gerader Verbinder 10" text:anchor-type="paragraph"><svg:title/><svg:desc/></draw:connector></text:span><text:span text:style-name="T197"><draw:connector draw:type="line" svg:x1="1.5098in" svg:y1="0.2071in" svg:x2="2.74869in" svg:y2="0.62238in" draw:z-index="10" draw:id="id10" draw:style-name="a10" draw:name="Gerader Verbinder 11" text:anchor-type="paragraph"><svg:title/><svg:desc/></draw:connector></text:span><text:span text:style-name="T198">Vertragsarten</text:span></text:p>
            </text:list-item>
          </text:list>
        </text:list-item>
      </text:list>
      <text:soft-page-break/>
      <text:p text:style-name="Textbody"><text:span text:style-name="T199"><draw:connector draw:type="line" svg:x1="1.0457in" svg:y1="0.0189in" svg:x2="1.08251in" svg:y2="0.41543in" draw:z-index="9" draw:id="id11" draw:style-name="a11" draw:name="Gerader Verbinder 12" text:anchor-type="paragraph"><svg:title/><svg:desc/></draw:connector></text:span></text:p>
      <text:p text:style-name="P200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Manteltarifverträge</text:p>
            <text:p text:style-name="P208"><text:span text:style-name="T209"><draw:connector draw:type="line" svg:x1="1.0354in" svg:y1="0.0256in" svg:x2="1.0354in" svg:y2="0.38463in" draw:z-index="12" draw:id="id12" draw:style-name="a12" draw:name="Gerader Verbinder 13" text:anchor-type="paragraph"><svg:title/><svg:desc/></draw:connector></text:span>Laufzeit <text:s text:c="10"/>ca. 5 Jahre</text:p>
            <text:p text:style-name="P210"/>
            <text:p text:style-name="P211">Arbeitbedinungen z.B.</text:p>
            <text:p text:style-name="P212">Urlaub,<text:s/>Arbeitszeit</text:p>
          </table:table-cell>
          <table:table-cell table:style-name="TableCell213">
            <text:p text:style-name="P214">Rahmentarfverträge</text:p>
            <text:p text:style-name="P215"><text:span text:style-name="T216"><draw:connector draw:type="line" svg:x1="1.078in" svg:y1="0.0417in" svg:x2="1.078in" svg:y2="0.40073in" draw:z-index="13" draw:id="id13" draw:style-name="a13" draw:name="Gerader Verbinder 14" text:anchor-type="paragraph"><svg:title/><svg:desc/></draw:connector></text:span>Laufzeit <text:s text:c="10"/>ca. 5 Jahre</text:p>
            <text:p text:style-name="P217"/>
            <text:p text:style-name="P218">Tarifgruppen z.B.</text:p>
            <text:p text:style-name="P219">Lohngruppen, Tätigkeit,</text:p>
            <text:p text:style-name="P220">Leistungsbewertung</text:p>
          </table:table-cell>
          <table:table-cell table:style-name="TableCell221">
            <text:p text:style-name="P222">Lohn- und Gehaltstarifverträge</text:p>
            <text:p text:style-name="P223"><text:span text:style-name="T224"><draw:connector draw:type="line" svg:x1="1.072in" svg:y1="0.0252in" svg:x2="1.072in" svg:y2="0.38423in" draw:z-index="14" draw:id="id14" draw:style-name="a14" draw:name="Gerader Verbinder 15" text:anchor-type="paragraph"><svg:title/><svg:desc/></draw:connector></text:span>Laufzeit <text:s text:c="10"/>1-2 Jahre</text:p>
            <text:p text:style-name="P225"/>
            <text:p text:style-name="P226">Höhe der Löhne und Gehälter in den einzelnen Gruppen</text:p>
          </table:table-cell>
        </table:table-row>
      </table:table>
      <text:p text:style-name="P227"/>
      <text:list text:style-name="LFO30" text:continue-numbering="true">
        <text:list-item>
          <text:list>
            <text:list-item>
              <text:p text:style-name="P228">Wirkungen</text:p>
            </text:list-item>
          </text:list>
        </text:list-item>
      </text:list>
      <text:list text:style-name="LFO31" text:continue-numbering="true">
        <text:list-item>
          <text:p text:style-name="P229">verbindlich bei beiderseitiger Mitgliedschaft</text:p>
        </text:list-item>
        <text:list-item>
          <text:p text:style-name="P230">Regelungen in Tarifverträgen sind unabdingbar, d.h. einzuhaltende Mindestleistungen</text:p>
        </text:list-item>
        <text:list-item>
          <text:p text:style-name="P231"><text:span text:style-name="T232">Tarifverträge können durch Bundesminister für Arbeit und Sozialordnung für<text:s/></text:span><text:span text:style-name="T233">allgemeinverbindlich</text:span><text:span text:style-name="T234"><text:s/>erklärt werden, dann gelten si</text:span><text:span text:style-name="T235">e uneingeschränkt für das gesamte Tarifgebiet</text:span></text:p>
        </text:list-item>
        <text:list-item>
          <text:p text:style-name="P236"><text:span text:style-name="T237">während der Laufzeit herrscht<text:s/></text:span><text:span text:style-name="T238">Friedenspflicht</text:span><text:span text:style-name="T239">, d.h. keine Ankündigung oder Durchführung von Arbeitskampfmaßnahmen</text:span></text:p>
        </text:list-item>
      </text:list>
      <text:p text:style-name="P240"/>
      <text:list text:style-name="LFO32" text:continue-numbering="true">
        <text:list-item>
          <text:list>
            <text:list-item>
              <text:p text:style-name="P241">Tarifverhandlungen</text:p>
            </text:list-item>
          </text:list>
        </text:list-item>
      </text:list>
      <text:list text:style-name="LFO33" text:continue-numbering="true">
        <text:list-item>
          <text:p text:style-name="P242">branchenbezogen</text:p>
        </text:list-item>
        <text:list-item>
          <text:p text:style-name="P243">erforderlich, wenn Tarifvertrag abgelaufen ist oder<text:s/>einseitig gekündigt wurde</text:p>
        </text:list-item>
        <text:list-item>
          <text:p text:style-name="P244">häufig ist einer Schlichter erforderlich, der einen Einigungsvorschlag unterbreitet</text:p>
        </text:list-item>
        <text:list-item>
          <text:p text:style-name="P245">Arbeitskampfmaßnahmen</text:p>
        </text:list-item>
      </text:list>
      <text:p text:style-name="P246"/>
      <text:list text:style-name="LFO34" text:continue-numbering="true">
        <text:list-item>
          <text:list>
            <text:list-item>
              <text:p text:style-name="P247">Mitbestimmung auf Unternehmensebene</text:p>
              <text:list text:continue-numbering="true">
                <text:list-item>
                  <text:p text:style-name="P248">Betriebsverfassunggesetz</text:p>
                </text:list-item>
              </text:list>
            </text:list-item>
          </text:list>
        </text:list-item>
      </text:list>
      <text:list text:style-name="LFO3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49">bis 2000 Beschäftigte</text:p>
                    </text:list-item>
                    <text:list-item>
                      <text:p text:style-name="P250">Aufsichtrat eine durch 3 teilbare Zahl</text:p>
                    </text:list-item>
                    <text:list-item>
                      <text:p text:style-name="P251">ein Drittel Arbeitnehmer, zwei Drittel Kapitalgeber</text:p>
                    </text:list-item>
                  </text:list>
                </text:list-item>
              </text:list>
            </text:list-item>
          </text:list>
        </text:list-item>
      </text:list>
      <text:p text:style-name="P252">2.4.2 Mitbestimmungsgesetz für Großunternehmen</text:p>
      <text:p text:style-name="P253"/>
      <text:list text:style-name="LFO36" text:continue-numbering="true">
        <text:list-item>
          <text:p text:style-name="P254">Arbeitsgerichtsbarkeit</text:p>
        </text:list-item>
      </text:list>
      <text:p text:style-name="P255"/>
      <text:p text:style-name="P256">Arbeitsgerichte sind zuständig für Meinungsverscheidenheiten und Auseinandersetzungen im Arbeitsleben, wenn diese nicht anders beigelegt werden können</text:p>
      <text:p text:style-name="P257"/>
      <text:p text:style-name="P258">3. Instanz</text:p>
      <text:p text:style-name="P259"><text:span text:style-name="T260"><draw:connector draw:type="line" svg:x1="3.4126in" svg:y1="0.35568in" svg:x2="3.4126in" svg:y2="0.0154in" draw:z-index="16" draw:id="id15" draw:style-name="a16" draw:name="Gerader Verbinder 16" text:anchor-type="paragraph"><svg:title/><svg:desc/></draw:connector></text:span></text:p>
      <text:p text:style-name="P261"><text:tab/><text:tab/><text:tab/><text:tab/><text:tab/>Revision, Rechtsberschwerde</text:p>
      <text:p text:style-name="P262">2. Instanz</text:p>
      <text:p text:style-name="P263"><text:span text:style-name="T264"><draw:connector draw:type="line" svg:x1="3.4134in" svg:y1="0.36668in" svg:x2="3.4134in" svg:y2="0.0264in" draw:z-index="15" draw:id="id16" draw:style-name="a18" draw:name="Gerader Verbinder 17" text:anchor-type="paragraph"><svg:title/><svg:desc/></draw:connector></text:span></text:p>
      <text:p text:style-name="P265"><text:tab/><text:tab/><text:tab/><text:tab/>Berufung, Beschwerde</text:p>
      <text:p text:style-name="P266">1. Instanz</text:p>
      <text:p text:style-name="P267">(Arbeitsgericht)</text:p>
      <text:p text:style-name="P268"/>
      <text:list text:style-name="LFO37" text:continue-numbering="true">
        <text:list-item>
          <text:p text:style-name="P269">Verfahren vor Landes- und Bundesarbeitsgericht → Anwaltspflicht</text:p>
        </text:list-item>
        <text:list-item>
          <text:p text:style-name="P270">Landesarbeitsgericht → über 600 €</text:p>
        </text:list-item>
      </text:list>
      <text:p text:style-name="P271">Dem eigentlichen Prozess<text:s/>wird eine Güteverhandlung vorangestellt.<text:line-break/><text:soft-page-break/>Ziel: Außergerichtliche Einigung und somit Kosten- und Zeiteinsparung</text:p>
      <text:p text:style-name="P272">Einreichung einer Kündigungsschutzklage innerhalb von 3 Wochen nach erhalt.</text:p>
      <text:p text:style-name="P273"/>
      <text:p text:style-name="P274">Kosten- und Leistungsrechnung</text:p>
      <text:p text:style-name="P275"/>
      <text:list text:style-name="LFO38" text:continue-numbering="true">
        <text:list-item>
          <text:p text:style-name="P276">Übersicht (Teilbereiche)</text:p>
        </text:list-item>
      </text:list>
      <text:p text:style-name="P277"/>
      <text:p text:style-name="P278">Betriebliches Rechnungswesen</text:p>
      <text:p text:style-name="P279"><text:span text:style-name="T280"><draw:connector draw:type="line" svg:x1="2.36045in" svg:y1="0.0252in" svg:x2="0.9417in" svg:y2="0.34673in" draw:z-index="17" draw:id="id17" draw:style-name="a20" draw:name="Gerader Verbinder 18" text:anchor-type="paragraph"><svg:title/><svg:desc/></draw:connector></text:span><text:span text:style-name="T281"><draw:connector draw:type="line" svg:x1="2.61593in" svg:y1="0.0252in" svg:x2="2.5319in" svg:y2="0.34673in" draw:z-index="18" draw:id="id18" draw:style-name="a22" draw:name="Gerader Verbinder 19" text:anchor-type="paragraph"><svg:title/><svg:desc/></draw:connector></text:span><text:span text:style-name="T282"><draw:connector draw:type="line" svg:x1="3.9339in" svg:y1="0.0346in" svg:x2="4.10265in" svg:y2="0.36516in" draw:z-index="19" draw:id="id19" draw:style-name="a24" draw:name="Gerader Verbinder 20" text:anchor-type="paragraph"><svg:title/><svg:desc/></draw:connector></text:span><text:span text:style-name="T283"><draw:connector draw:type="line" svg:x1="4.4453in" svg:y1="0.0154in" svg:x2="5.72308in" svg:y2="0.33693in" draw:z-index="20" draw:id="id20" draw:style-name="a26" draw:name="Gerader Verbinder 21" text:anchor-type="paragraph"><svg:title/><svg:desc/></draw:connector></text:span></text:p>
      <text:p text:style-name="P284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Buchführung</text:p>
          </table:table-cell>
          <table:table-cell table:style-name="TableCell293">
            <text:p text:style-name="P294">Kosten- und Leistungsrechnung</text:p>
          </table:table-cell>
          <table:table-cell table:style-name="TableCell295">
            <text:p text:style-name="P296">Statistik</text:p>
          </table:table-cell>
          <table:table-cell table:style-name="TableCell297">
            <text:p text:style-name="P298">Planungsrechnung</text:p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</table:table>
      <text:p text:style-name="P308"/>
      <text:p text:style-name="P309">Finanzbuchführung → Zeitraumrechnung</text:p>
      <text:p text:style-name="P310"/>
      <text:p text:style-name="P311">Erfassung der Vermögens- und Kapitalbestände sowie deren Veränderungen innerhalb eines Rechnungszeitraumes<text:s/>zur Erfolgsermittlung (Bilanz, Gewinn- /Verlustrechnung)</text:p>
      <text:p text:style-name="P312"/>
      <text:p text:style-name="P313"><text:tab/>Statistik → Vergleichsrechnung</text:p>
      <text:p text:style-name="P314"/>
      <text:p text:style-name="P315">Zahlenmäßige Erfassung immer wiederkehrender Vorgänge und anschließender Zeitvergleiche (z.B. Umsatz, Lohnkosten, usw.)</text:p>
      <text:p text:style-name="P316"/>
      <text:p text:style-name="P317"><text:tab/>Planungsrechnung → Vorschaurechnung</text:p>
      <text:p text:style-name="P318"/>
      <text:p text:style-name="P319">Aufstellen und Vorgabe von Sollzahlen für begrenzte Zeiträume oder bestimmte Projekte und Vergleich mit IST- Werten (z.B. Absatzplan, Investitionsplan)</text:p>
      <text:p text:style-name="P320"/>
      <text:p text:style-name="P321"><text:tab/>Kosten- und Leistungsrechnung → Stückrechnung bzw. Leistungseinheit- Rechnung</text:p>
      <text:p text:style-name="P322"/>
      <text:p text:style-name="P323">Erfassung des in Geld bewerteten Gütereinsatzes zur Ermittlung des Selbskostenpreises. Die Leistungsrechnung stellt die betrieblichen Leistungen den Kosten gegenüber.</text:p>
      <text:p text:style-name="P324"/>
      <text:list text:style-name="LFO39" text:continue-numbering="true">
        <text:list-item>
          <text:p text:style-name="P325">Bedeutung und Aufgaben des Rechnungswesens</text:p>
        </text:list-item>
      </text:list>
      <text:p text:style-name="P326"/>
      <text:list text:style-name="LFO40" text:continue-numbering="true">
        <text:list-item>
          <text:p text:style-name="P327">Dokumentation (Aufzeichnung der Veränderungen von Vermögen und Schulden durch Wertschöpfungsprozesse)</text:p>
        </text:list-item>
        <text:list-item>
          <text:p text:style-name="P328">Kontrolle (Überwachung von Rentabilität, Liquidität und Wirtschaftlichkeit)</text:p>
        </text:list-item>
        <text:list-item>
          <text:p text:style-name="P329">Rechenschaftslegung und Information (Weitergabe von Informationen über die wirtschaftliche Situation an Interessenten z.B. Banken, Aktionäre, Staat, usw.)</text:p>
        </text:list-item>
        <text:list-item>
          <text:p text:style-name="P330">Planung und Disposition (Grundlage für Planungen und Entscheidungen)</text:p>
        </text:list-item>
      </text:list>
      <text:p text:style-name="P331"/>
      <text:p text:style-name="P332"/>
      <text:p text:style-name="P333"/>
      <text:list text:style-name="LFO41" text:continue-numbering="true">
        <text:list-item>
          <text:p text:style-name="P334">Wesentliche Bestimmungen und Gesetze</text:p>
        </text:list-item>
      </text:list>
      <text:p text:style-name="P335"/>
      <text:soft-page-break/>
      <text:list text:style-name="LFO42" text:continue-numbering="true">
        <text:list-item>
          <text:p text:style-name="P336">HGB (Handelsgesetzbuch)</text:p>
        </text:list-item>
        <text:list-item>
          <text:p text:style-name="P337">Aktiengesetz</text:p>
        </text:list-item>
        <text:list-item>
          <text:p text:style-name="P338">Steuergesetze</text:p>
        </text:list-item>
        <text:list-item>
          <text:p text:style-name="P339">Betriebsverfassungsgesetz</text:p>
        </text:list-item>
      </text:list>
      <text:p text:style-name="P340"/>
      <text:list text:style-name="LFO43" text:continue-numbering="true">
        <text:list-item>
          <text:p text:style-name="P341">Grundbegriffe der Kostenrechnung</text:p>
        </text:list-item>
      </text:list>
      <text:p text:style-name="P342"/>
      <text:list text:style-name="LFO44" text:continue-numbering="true">
        <text:list-item>
          <text:list>
            <text:list-item>
              <text:p text:style-name="P343">Kostenbegriff</text:p>
            </text:list-item>
          </text:list>
        </text:list-item>
      </text:list>
      <text:p text:style-name="P344"/>
      <text:p text:style-name="P345">Kosten sind die<text:s/>Werte des Einsatzes von Gütern zur Einstellung von betrieblichen Leistungen.</text:p>
      <text:p text:style-name="P346"/>
      <text:p text:style-name="P347">Merkmale:</text:p>
      <text:list text:style-name="LFO45" text:continue-numbering="true">
        <text:list-item>
          <text:p text:style-name="P348">Einsatz von Gütern im weitesten Sinne und losgelöst von Geldausgaben (z.B. Schenkungen, Weiterverarbeitungen von Abfallprodukten)</text:p>
        </text:list-item>
        <text:list-item>
          <text:p text:style-name="P349">Der Gütereinsatz kann in Geldwerten oder in Mengen, Stunden usw. gemessen werden, muss aber bei der Kostenrechnung generell als Geldwert angegeben werden.</text:p>
        </text:list-item>
        <text:list-item>
          <text:p text:style-name="P350">Leistungsbezogen, d.h. nur der zur Leistungserstellung erforderliche Einsatz</text:p>
        </text:list-item>
      </text:list>
      <text:p text:style-name="P351"/>
      <text:list text:style-name="LFO46" text:continue-numbering="true">
        <text:list-item>
          <text:list>
            <text:list-item>
              <text:p text:style-name="P352">Kosten und Ausgaben</text:p>
            </text:list-item>
          </text:list>
        </text:list-item>
      </text:list>
      <text:p text:style-name="P353">Kostenbegriff ist nicht identisch mit dem Ausgabenbegriff !!!</text:p>
      <text:p text:style-name="P354"/>
      <text:p text:style-name="P355">So können u.a.:</text:p>
      <text:list text:style-name="LFO47" text:continue-numbering="true">
        <text:list-item>
          <text:p text:style-name="P356">Ausgaben nie Kosten sein</text:p>
        </text:list-item>
      </text:list>
      <text:p text:style-name="P357">(z.B. Kauf unbebauter Grundstücke, solange sie unbebaut bleiben, Spenden, Gewinnausschüttung, Privatentnahmen)</text:p>
      <text:list text:style-name="LFO47" text:continue-numbering="true">
        <text:list-item>
          <text:p text:style-name="P358">Kosten nie Ausgaben sein</text:p>
        </text:list-item>
      </text:list>
      <text:p text:style-name="P359">(z.B. Unternehmerlohn, unentgeltlich erworbene<text:s/>Betriebsmittel)</text:p>
      <text:list text:style-name="LFO47" text:continue-numbering="true">
        <text:list-item>
          <text:p text:style-name="P360">Ausgaben gleichzeitig Kosten sein</text:p>
        </text:list-item>
        <text:list-item>
          <text:p text:style-name="P361">(z.B. Personalkosten, Vertriebskosten, wenn zeitlich mit Leistungserstellung zusammenfallen)</text:p>
        </text:list-item>
      </text:list>
      <text:p text:style-name="P362"/>
      <text:list text:style-name="LFO48" text:continue-numbering="true">
        <text:list-item>
          <text:list>
            <text:list-item>
              <text:p text:style-name="P363">Aufwand und Ausgaben (Werte an Gütern innerhalb der Rechnungsperiode)</text:p>
            </text:list-item>
          </text:list>
        </text:list-item>
      </text:list>
      <text:p text:style-name="P364"/>
      <text:list text:style-name="LFO49" text:continue-numbering="true">
        <text:list-item>
          <text:p text:style-name="P365">Aufwendungen sind keine Ausgaben</text:p>
        </text:list-item>
      </text:list>
      <text:p text:style-name="P366">(z.B.<text:s/>Güter aus Erbschaft und Schenkung)</text:p>
      <text:list text:style-name="LFO49" text:continue-numbering="true">
        <text:list-item>
          <text:p text:style-name="P367">Aufwendungen können gleichzeitig Ausgaben sein</text:p>
        </text:list-item>
      </text:list>
      <text:p text:style-name="P368">(z.B. Lohnzahlungen)</text:p>
      <text:list text:style-name="LFO49" text:continue-numbering="true">
        <text:list-item>
          <text:p text:style-name="P369">Ausgaben sind keine Aufwendungen</text:p>
        </text:list-item>
      </text:list>
      <text:p text:style-name="P370">(z.B. Privatentnahmen, Rückzahlung von Eigenkapital)</text:p>
      <text:p text:style-name="P371"/>
      <text:list text:style-name="LFO50" text:continue-numbering="true">
        <text:list-item>
          <text:list>
            <text:list-item>
              <text:p text:style-name="P372">Aufwand und Kosten</text:p>
            </text:list-item>
          </text:list>
        </text:list-item>
      </text:list>
      <text:p text:style-name="P373"/>
      <text:list text:style-name="LFO51" text:continue-numbering="true">
        <text:list-item>
          <text:p text:style-name="P374">neutraler Aufwand stellt keine Kosten dar</text:p>
        </text:list-item>
      </text:list>
      <text:p text:style-name="P375">(z.B. Spenden, Reparaturkosten für Kfz nach Unfall)</text:p>
      <text:list text:style-name="LFO51" text:continue-numbering="true">
        <text:list-item>
          <text:p text:style-name="P376">Zweckaufwand stellt Kosten dar (z.B. Fertigungslöhne, Materialeinsatz)</text:p>
        </text:list-item>
      </text:list>
      <text:soft-page-break/>
      <text:h text:style-name="P377" text:outline-level="1">5. Gliederung der Kostenrechnung</text:h>
      <text:list text:style-name="LFO52" text:continue-numbering="true">
        <text:list-item>
          <text:list>
            <text:list-item>
              <text:p text:style-name="P378">Kostenartenrechnung</text:p>
            </text:list-item>
          </text:list>
        </text:list-item>
      </text:list>
      <text:p text:style-name="P379"/>
      <text:p text:style-name="P380">→ welche Kosten existieren</text:p>
      <text:p text:style-name="P381">→ Zusammenstellung sämtlicher Kosten nach Kostengruppen<text:s/>geordnet</text:p>
      <text:p text:style-name="P382"/>
      <text:list text:style-name="LFO53" text:continue-numbering="true">
        <text:list-item>
          <text:list>
            <text:list-item>
              <text:p text:style-name="P383">Kostenstellenrechnung</text:p>
            </text:list-item>
          </text:list>
        </text:list-item>
      </text:list>
      <text:p text:style-name="P384"/>
      <text:p text:style-name="P385">→ wo im Unternehmen treten diese Kosten auf</text:p>
      <text:p text:style-name="P386">→ Zusammenstellung der Kosten nach dem Ort ihrer Entstehung</text:p>
      <text:p text:style-name="P387"/>
      <text:list text:style-name="LFO54" text:continue-numbering="true">
        <text:list-item>
          <text:list>
            <text:list-item>
              <text:list>
                <text:list-item>
                  <text:p text:style-name="P388">Zweck</text:p>
                </text:list-item>
              </text:list>
            </text:list-item>
          </text:list>
        </text:list-item>
      </text:list>
      <text:p text:style-name="P389">→ Planung und Überwachung</text:p>
      <text:p text:style-name="P390">→ Schaffung von Verantwortungsbereichen</text:p>
      <text:p text:style-name="P391">→ Verbesserung des Verantwortungsbewusstseins</text:p>
      <text:p text:style-name="P392">→ Schaffung einer möglichen Grundlage zur Bestimmung einer leistungsgerechten Beteiligung am Wertschöpfungsprozess</text:p>
      <text:p text:style-name="P393">→ Grundlage einer genaueren Kostenträgerrechnung</text:p>
      <text:p text:style-name="P394"/>
      <text:list text:style-name="LFO55" text:continue-numbering="true">
        <text:list-item>
          <text:list>
            <text:list-item>
              <text:list>
                <text:list-item>
                  <text:p text:style-name="P395">Einzel- und Gemeinkosten</text:p>
                </text:list-item>
              </text:list>
            </text:list-item>
          </text:list>
        </text:list-item>
      </text:list>
      <text:p text:style-name="P396">→ Einzelkosten können der einzelnen Leistungseinheit unmittelbar zugerechnet werden</text:p>
      <text:p text:style-name="P397">→ Gemeinkosten werden für einen bestimmten Zeitraum erfasst und mit einem Verteilungsschlüssel auf die Kostenstellen aufgeteilt</text:p>
      <text:p text:style-name="P398"/>
      <text:list text:style-name="LFO56" text:continue-numbering="true">
        <text:list-item>
          <text:list>
            <text:list-item>
              <text:list>
                <text:list-item>
                  <text:p text:style-name="P399">Kostenbereiche – Kostenstellen</text:p>
                </text:list-item>
              </text:list>
            </text:list-item>
          </text:list>
        </text:list-item>
      </text:list>
      <text:p text:style-name="P400">→ Bildung von Kostenbereichen (z.B. Fertigungsbereich, Verwaltungsbereich)</text:p>
      <text:p text:style-name="P401">→ Davon ausgehend erfolgt die Bildung der Kostenstellen</text:p>
      <text:list text:style-name="LFO57" text:continue-numbering="true">
        <text:list-item>
          <text:p text:style-name="P402">für mehrere Kostenbereiche eine Kostenstelle</text:p>
        </text:list-item>
        <text:list-item>
          <text:p text:style-name="P403">für einen Kostenbereich einer Kostenstellen</text:p>
          <text:list text:continue-numbering="true">
            <text:list-item>
              <text:p text:style-name="P404">für einen Kostenbereich mehrere Kostenstellen</text:p>
            </text:list-item>
          </text:list>
        </text:list-item>
      </text:list>
      <text:p text:style-name="P405"/>
      <text:list text:style-name="LFO58" text:continue-numbering="true">
        <text:list-item>
          <text:list>
            <text:list-item>
              <text:p text:style-name="P406">Kostenträgerrechnung</text:p>
            </text:list-item>
          </text:list>
        </text:list-item>
      </text:list>
      <text:p text:style-name="P407">→ wodurch sind diese Kosten entstanden</text:p>
      <text:p text:style-name="P408">→ Zuordnung der Kosten zu den betrieblichen Leistungen</text:p>
      <text:p text:style-name="P409">→ Zwei Formen:</text:p>
      <text:p text:style-name="P410"/>
      <text:list text:style-name="LFO59" text:continue-numbering="true">
        <text:list-item>
          <text:list>
            <text:list-item>
              <text:list>
                <text:list-item>
                  <text:p text:style-name="P411">Kostenträger – Zeitrechnung</text:p>
                </text:list-item>
              </text:list>
            </text:list-item>
          </text:list>
        </text:list-item>
      </text:list>
      <text:list text:style-name="LFO60" text:continue-numbering="true">
        <text:list-item>
          <text:list>
            <text:list-item>
              <text:list>
                <text:list-item>
                  <text:p text:style-name="P412">Erfassung der Kosten in einem Rechnungszeitabschnitt</text:p>
                </text:list-item>
                <text:list-item>
                  <text:p text:style-name="P413">Vorbereitung der Kalkulation</text:p>
                </text:list-item>
                <text:list-item>
                  <text:p text:style-name="P414">Vorbereitung der Betriebsergebnisrechnung</text:p>
                </text:list-item>
              </text:list>
            </text:list-item>
          </text:list>
        </text:list-item>
      </text:list>
      <text:p text:style-name="P415"/>
      <text:p text:style-name="P416"/>
      <text:p text:style-name="P417"/>
      <text:p text:style-name="P418"/>
      <text:p text:style-name="P419"/>
      <text:list text:style-name="LFO61" text:continue-numbering="true">
        <text:list-item>
          <text:p text:style-name="P420">Kostenträgereinheit – Rechnung</text:p>
        </text:list-item>
      </text:list>
      <text:p text:style-name="P421"/>
      <text:p text:style-name="P422"><text:span text:style-name="T423"><draw:connector draw:type="line" svg:x1="2.7398in" svg:y1="0.2055in" svg:x2="1.6898in" svg:y2="0.62078in" draw:z-index="21" draw:id="id21" draw:style-name="a28" draw:name="Gerader Verbinder 22" text:anchor-type="paragraph"><svg:title/><svg:desc/></draw:connector></text:span><text:span text:style-name="T424"><draw:connector draw:type="line" svg:x1="3.9717in" svg:y1="0.2055in" svg:x2="5.03073in" svg:y2="0.61175in" draw:z-index="22" draw:id="id22" draw:style-name="a30" draw:name="Gerader Verbinder 23" text:anchor-type="paragraph"><svg:title/><svg:desc/></draw:connector></text:span><text:span text:style-name="T425">Divisionsverfahren</text:span></text:p>
      <text:p text:style-name="P426"/>
      <text:p text:style-name="P427"/>
      <table:table table:style-name="Table428">
        <table:table-columns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Divisionskalkulation</text:p>
            <text:p text:style-name="P434">|</text:p>
            <text:p text:style-name="P435">Nur eine Erzeugnisart jedoch in Massen</text:p>
            <text:p text:style-name="P436">(z.B. Kraftwerk, Wasserwerk)</text:p>
            <text:p text:style-name="P437">|</text:p>
            <text:p text:style-name="P438">Kosten LE = Gesamtkosten / Gesamtzahl</text:p>
          </table:table-cell>
          <table:table-cell table:style-name="TableCell439">
            <text:p text:style-name="P440">Äquivalenzkalkulation</text:p>
            <text:p text:style-name="P441">|</text:p>
            <text:p text:style-name="P442">mehrere gleichartige Erzeugnisse</text:p>
            <text:p text:style-name="P443">(z.B. Konservenfabrik)</text:p>
            <text:p text:style-name="P444">|</text:p>
            <text:p text:style-name="P445">Verhältniszahlen der verschiedenen gleichartigen Erzeugnisse</text:p>
          </table:table-cell>
        </table:table-row>
      </table:table>
      <text:p text:style-name="P446"/>
      <text:p text:style-name="P447"/>
      <text:p text:style-name="P448">Zuschlagsverfahren</text:p>
      <text:p text:style-name="P449"><text:span text:style-name="T450"><draw:connector draw:type="line" svg:x1="3.9382in" svg:y1="0.1882in" svg:x2="4.99723in" svg:y2="0.59445in" draw:z-index="24" draw:id="id23" draw:style-name="a32" draw:name="Gerader Verbinder 24" text:anchor-type="paragraph"><svg:title/><svg:desc/></draw:connector></text:span><text:span text:style-name="T451"><draw:connector draw:type="line" svg:x1="2.8102in" svg:y1="0.1882in" svg:x2="1.7602in" svg:y2="0.60348in" draw:z-index="23" draw:id="id24" draw:style-name="a34" draw:name="Gerader Verbinder 25" text:anchor-type="paragraph"><svg:title/><svg:desc/></draw:connector></text:span><text:span text:style-name="T452">(bei mehreren verschiedenartigen Erzeugnissen)</text:span></text:p>
      <text:p text:style-name="P453"/>
      <text:p text:style-name="P454"/>
      <table:table table:style-name="Table455">
        <table:table-columns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>
            <text:p text:style-name="P460">Auftragskalkulation</text:p>
            <text:p text:style-name="P461">|</text:p>
            <text:p text:style-name="P462">Gemeinkostenzuschlag bezieht sich auf den jeweiligen Auftrag</text:p>
          </table:table-cell>
          <table:table-cell table:style-name="TableCell463">
            <text:p text:style-name="P464">Sortenrechnung</text:p>
            <text:p text:style-name="P465">|</text:p>
            <text:p text:style-name="P466">Gemeinkostenzuschlag bezieht sich auf eine<text:s/>Erzeugnisgruppe</text:p>
          </table:table-cell>
        </table:table-row>
      </table:table>
      <text:p text:style-name="P467"/>
      <text:p text:style-name="P468"/>
      <text:list text:style-name="LFO62" text:continue-numbering="true">
        <text:list-item>
          <text:list>
            <text:list-item>
              <text:p text:style-name="P469">Kalkulation</text:p>
              <text:list text:continue-numbering="true">
                <text:list-item>
                  <text:p text:style-name="P470"><text:span text:style-name="T471"><draw:connector draw:type="line" svg:x1="2.0209in" svg:y1="0.2008in" svg:x2="3.27993in" svg:y2="0.62719in" draw:z-index="26" draw:id="id25" draw:style-name="a36" draw:name="Gerader Verbinder 26" text:anchor-type="paragraph"><svg:title/><svg:desc/></draw:connector></text:span><text:span text:style-name="T472"><draw:connector draw:type="line" svg:x1="2.2764in" svg:y1="0.1437in" svg:x2="5.45765in" svg:y2="0.61662in" draw:z-index="27" draw:id="id26" draw:style-name="a38" draw:name="Gerader Verbinder 27" text:anchor-type="paragraph"><svg:title/><svg:desc/></draw:connector></text:span><text:span text:style-name="T473">Einteilung</text:span></text:p>
                </text:list-item>
              </text:list>
            </text:list-item>
          </text:list>
        </text:list-item>
      </text:list>
      <text:p text:style-name="Textbody"><text:span text:style-name="T474"><draw:connector draw:type="line" svg:x1="1.56589in" svg:y1="0.0118in" svg:x2="1.102in" svg:y2="0.41805in" draw:z-index="25" draw:id="id27" draw:style-name="a40" draw:name="Gerader Verbinder 28" text:anchor-type="paragraph"><svg:title/><svg:desc/></draw:connector></text:span></text:p>
      <text:p text:style-name="P475"/>
      <table:table table:style-name="Table476">
        <table:table-columns>
          <table:table-column table:style-name="TableColumn477"/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P482">Vorkalkulation</text:p>
            <text:p text:style-name="P483">|</text:p>
            <text:p text:style-name="P484">Ermittlung des VP</text:p>
            <text:p text:style-name="P485">→ Angebotserstellung</text:p>
            <text:p text:style-name="P486">→ Entscheidung zur Auftragsannahme</text:p>
          </table:table-cell>
          <table:table-cell table:style-name="TableCell487">
            <text:p text:style-name="P488">Zwischenkalkulation</text:p>
            <text:p text:style-name="P489">|</text:p>
            <text:p text:style-name="P490">Überwachung der Kostenentwicklung</text:p>
            <text:p text:style-name="P491">→ Erkennung von Verlustquellen</text:p>
          </table:table-cell>
          <table:table-cell table:style-name="TableCell492">
            <text:p text:style-name="P493">Nachkalkulation</text:p>
            <text:p text:style-name="P494">|</text:p>
            <text:p text:style-name="P495">vergleich<text:s/>geplante und tatsächliche Kosten</text:p>
            <text:p text:style-name="P496">→ Anhaltspunkt für zukünftige VK</text:p>
          </table:table-cell>
        </table:table-row>
      </table:table>
      <text:p text:style-name="P497"/>
      <text:list text:style-name="LFO63" text:continue-numbering="true">
        <text:list-item>
          <text:list>
            <text:list-item>
              <text:list>
                <text:list-item>
                  <text:p text:style-name="P498">Verfahren</text:p>
                </text:list-item>
              </text:list>
            </text:list-item>
          </text:list>
        </text:list-item>
      </text:list>
      <text:p text:style-name="P499"/>
      <text:list text:style-name="LFO64" text:continue-numbering="true">
        <text:list-item>
          <text:p text:style-name="P500">Bezugskalkulation</text:p>
        </text:list-item>
      </text:list>
      <text:p text:style-name="P501">(Ermittlung von Bezugskosten)</text:p>
      <text:list text:style-name="LFO64" text:continue-numbering="true">
        <text:list-item>
          <text:p text:style-name="P502">Bestimmung der Handlungskostenzuschläge</text:p>
        </text:list-item>
      </text:list>
      <text:p text:style-name="P503">(Gemeinkostenzuschläge)</text:p>
      <text:list text:style-name="LFO64" text:continue-numbering="true">
        <text:list-item>
          <text:p text:style-name="P504">Verkaufskalkulation</text:p>
        </text:list-item>
      </text:list>
      <text:p text:style-name="P505">(Angebotserstellung)</text:p>
      <text:p text:style-name="P506"/>
      <text:p text:style-name="P507"/>
      <text:p text:style-name="P508"/>
      <text:p text:style-name="P509"/>
      <text:list text:style-name="LFO65" text:continue-numbering="true">
        <text:list-item>
          <text:p text:style-name="P510">Teilkostenrechnung<text:s/>(Deckungsbeitragsrechnung, direct costing)</text:p>
        </text:list-item>
      </text:list>
      <text:p text:style-name="P511"/>
      <text:p text:style-name="P512">→ Erforderlich für eine bessere Anpassung auf veränderliche Marktsituationen</text:p>
      <text:soft-page-break/>
      <text:p text:style-name="P513">→ Bestimmung der Preisuntergrenze</text:p>
      <text:p text:style-name="P514">→ Einteilung der Kosten nach der Abhängigkeit der erbrachten Produktion bzw. Leistung</text:p>
      <text:p text:style-name="P515"/>
      <text:p text:style-name="P516">variable Kosten</text:p>
      <text:p text:style-name="P517"/>
      <text:p text:style-name="P518">(Kosten, welche Produktions- und Leistungsunabhängig sind, z.B. Materialkosten, Fertigungslöhne, Kraftstoffkosten für Servicefahrzeug)</text:p>
      <text:p text:style-name="P519"/>
      <text:p text:style-name="P520">Fixkosten</text:p>
      <text:p text:style-name="P521"/>
      <text:p text:style-name="P522">(Kosten, welche Produktions- und Leistungsunabhängig sind, z.B. Zinsen für Kredite, Grundsteuer, Versicherungen)</text:p>
      <text:p text:style-name="P523"/>
      <text:p text:style-name="P524">→ Prinzip der Teilkostenrechnung</text:p>
      <text:list text:style-name="LFO66" text:continue-numbering="true">
        <text:list-item>
          <text:p text:style-name="P525">Berücksichtigung nur der variablen Kosten</text:p>
        </text:list-item>
        <text:list-item>
          <text:p text:style-name="P526">Bestimmung des erwirtschafteten Umsatzerlöses</text:p>
        </text:list-item>
        <text:list-item>
          <text:p text:style-name="P527">Bilder der Differenz der daraus und Prüfung dieser Differenz</text:p>
        </text:list-item>
      </text:list>
      <text:p text:style-name="P528"/>
      <text:p text:style-name="P529">Deckungsbeitrag = Umsatzerlös – variable Kosten</text:p>
      <text:p text:style-name="P530"/>
      <text:p text:style-name="P531">Dabei können<text:s/>drei Möglichkeiten auftreten:</text:p>
      <text:list text:style-name="LFO67" text:continue-numbering="true">
        <text:list-item>
          <text:p text:style-name="P532">variable Kosten &gt; Erlös → unwirtschaftlich, da Auftrag selbst zu Verlusten führt</text:p>
        </text:list-item>
        <text:list-item>
          <text:p text:style-name="P533">variable Kosten = Erlös → riskant, Fixkosten müssen andersweilig gedeckt werden</text:p>
        </text:list-item>
        <text:list-item>
          <text:p text:style-name="P534">variable Kosten &lt; Erlös → wird wirtschaftlich, ideal wenn noch Gewinn abfällt</text:p>
        </text:list-item>
      </text:list>
      <text:p text:style-name="P535"/>
      <text:p text:style-name="P536"/>
      <text:list text:style-name="LFO68" text:continue-numbering="true">
        <text:list-item>
          <text:p text:style-name="P537">Mehrstufige Deckungsbeitragsrechnung</text:p>
        </text:list-item>
      </text:list>
      <text:p text:style-name="P538"/>
      <text:p text:style-name="P539">Problemsituation</text:p>
      <text:p text:style-name="P540"/>
      <table:table table:style-name="Table541">
        <table:table-columns>
          <table:table-column table:style-name="TableColumn542"/>
          <table:table-column table:style-name="TableColumn543"/>
        </table:table-columns>
        <table:table-row table:style-name="TableRow544">
          <table:table-cell table:style-name="TableCell545">
            <text:p text:style-name="P546">Erzeugnis 1</text:p>
          </table:table-cell>
          <table:table-cell table:style-name="TableCell547">
            <text:p text:style-name="P548">Erzeugnis 2</text:p>
          </table:table-cell>
        </table:table-row>
        <table:table-row table:style-name="TableRow549">
          <table:table-cell table:style-name="TableCell550">
            <text:p text:style-name="P551">DB <text:s text:c="3"/>-10000 €</text:p>
            <text:p text:style-name="P552">Fixkosten: 10000 € → Gewinn 0 €</text:p>
            <text:p text:style-name="P553"/>
            <text:p text:style-name="P554"><text:s text:c="64"/>oder</text:p>
            <text:p text:style-name="P555"/>
            <text:p text:style-name="P556">DB <text:s text:c="3"/>5000 €</text:p>
            <text:p text:style-name="P557">Fixkosten: 10000 → Gewinn<text:s/>10000 €</text:p>
          </table:table-cell>
          <table:table-cell table:style-name="TableCell558">
            <text:p text:style-name="P559">20000 €</text:p>
            <text:p text:style-name="P560"/>
            <text:p text:style-name="P561"/>
            <text:p text:style-name="P562"/>
            <text:p text:style-name="P563"/>
            <text:p text:style-name="P564">15000 €</text:p>
          </table:table-cell>
        </table:table-row>
      </table:table>
      <text:p text:style-name="P565"/>
      <text:p text:style-name="P566">Frage: ideal? → nein, da Deckungsbeiträge sehr unterschiedlich sein können</text:p>
      <text:p text:style-name="P567"/>
      <text:p text:style-name="P568">→ einstufige DBR → Gewinn (Verlust) = Gesamt – DB – Gesamtfixkosten</text:p>
      <text:p text:style-name="P569">→ bei unterschiedlichen Produkten oder Leistungen ist zwecks einer besseren<text:s/>Planung eine verursachungsgerechtere Bestimmung erforderlich</text:p>
      <text:p text:style-name="P570">→ mehrstufige Deckungsbeitragsrechnung (Berücksichtigung zurechenbarer Fixkosten)</text:p>
      <text:p text:style-name="P571"/>
      <text:p text:style-name="P572"><text:span text:style-name="T573"><draw:connector draw:type="line" svg:x1="3.1382in" svg:y1="0.1846in" svg:x2="1.8882in" svg:y2="0.62002in" draw:z-index="28" draw:id="id28" draw:style-name="a42" draw:name="Gerader Verbinder 29" text:anchor-type="paragraph"><svg:title/><svg:desc/></draw:connector></text:span><text:span text:style-name="T574"><draw:connector draw:type="line" svg:x1="3.5744in" svg:y1="0.1846in" svg:x2="5.07857in" svg:y2="0.62974in" draw:z-index="29" draw:id="id29" draw:style-name="a44" draw:name="Gerader Verbinder 30" text:anchor-type="paragraph"><svg:title/><svg:desc/></draw:connector></text:span><text:span text:style-name="T575">Fixkosten</text:span></text:p>
      <text:p text:style-name="P576"/>
      <text:p text:style-name="P577"/>
      <table:table table:style-name="Table578">
        <table:table-columns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>
            <text:p text:style-name="P583">zurechenbare Fixkosten</text:p>
            <text:p text:style-name="P584">z.B. Produktwerbung, Entwicklungskosten, Lizenzkosten, Patentrechte</text:p>
          </table:table-cell>
          <table:table-cell table:style-name="TableCell585">
            <text:p text:style-name="P586">nicht zurechenbare Fixkosten</text:p>
            <text:p text:style-name="P587">Verwaltungskosten</text:p>
            <text:p text:style-name="P588">Unternehmenskosten</text:p>
            <text:p text:style-name="P589">Leitungskosten</text:p>
            <text:p text:style-name="P590">Unternehmenswerbung</text:p>
          </table:table-cell>
        </table:table-row>
        <table:table-row table:style-name="TableRow591"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</table:table>
      <text:p text:style-name="P596"/>
      <text:p text:style-name="P597"/>
      <text:p text:style-name="P598">Rechnungsbeispiel</text:p>
      <text:p text:style-name="P599">Ermitteln Sie den erzielten Gewinn</text:p>
      <text:p text:style-name="P600"/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/>
          </table:table-cell>
          <table:table-cell table:style-name="TableCell609">
            <text:p text:style-name="P610">E1</text:p>
          </table:table-cell>
          <table:table-cell table:style-name="TableCell611">
            <text:p text:style-name="P612">E2</text:p>
          </table:table-cell>
          <table:table-cell table:style-name="TableCell613">
            <text:p text:style-name="P614">E3</text:p>
          </table:table-cell>
        </table:table-row>
        <table:table-row table:style-name="TableRow615">
          <table:table-cell table:style-name="TableCell616">
            <text:p text:style-name="TableContents"><text:span text:style-name="T617">DB</text:span><text:span text:style-name="T618">1</text:span></text:p>
          </table:table-cell>
          <table:table-cell table:style-name="TableCell619">
            <text:p text:style-name="P620">170000</text:p>
          </table:table-cell>
          <table:table-cell table:style-name="TableCell621">
            <text:p text:style-name="P622">25000</text:p>
          </table:table-cell>
          <table:table-cell table:style-name="TableCell623">
            <text:p text:style-name="P624">128000</text:p>
          </table:table-cell>
        </table:table-row>
        <table:table-row table:style-name="TableRow625">
          <table:table-cell table:style-name="TableCell626">
            <text:p text:style-name="TableContents"><text:span text:style-name="T627">FK</text:span><text:span text:style-name="T628">ges</text:span></text:p>
          </table:table-cell>
          <table:table-cell table:style-name="TableCell629" table:number-columns-spanned="3">
            <text:p text:style-name="P630">205000</text:p>
          </table:table-cell>
          <table:covered-table-cell/>
          <table:covered-table-cell/>
        </table:table-row>
        <table:table-row table:style-name="TableRow631">
          <table:table-cell table:style-name="TableCell632">
            <text:p text:style-name="P633">Erz. FK</text:p>
          </table:table-cell>
          <table:table-cell table:style-name="TableCell634">
            <text:p text:style-name="P635">65000</text:p>
          </table:table-cell>
          <table:table-cell table:style-name="TableCell636">
            <text:p text:style-name="P637">23000</text:p>
          </table:table-cell>
          <table:table-cell table:style-name="TableCell638">
            <text:p text:style-name="P639">73000</text:p>
          </table:table-cell>
        </table:table-row>
        <table:table-row table:style-name="TableRow640">
          <table:table-cell table:style-name="TableCell641">
            <text:p text:style-name="TableContents"><text:span text:style-name="T642">DB</text:span><text:span text:style-name="T643">2</text:span></text:p>
          </table:table-cell>
          <table:table-cell table:style-name="TableCell644">
            <text:p text:style-name="P645">105000</text:p>
          </table:table-cell>
          <table:table-cell table:style-name="TableCell646">
            <text:p text:style-name="P647">2000</text:p>
          </table:table-cell>
          <table:table-cell table:style-name="TableCell648">
            <text:p text:style-name="P649">55000</text:p>
          </table:table-cell>
        </table:table-row>
        <table:table-row table:style-name="TableRow650">
          <table:table-cell table:style-name="TableCell651">
            <text:p text:style-name="TableContents"><text:span text:style-name="T652">FK</text:span><text:span text:style-name="T653">Rest</text:span></text:p>
          </table:table-cell>
          <table:table-cell table:style-name="TableCell654" table:number-columns-spanned="3">
            <text:p text:style-name="P655">44000</text:p>
          </table:table-cell>
          <table:covered-table-cell/>
          <table:covered-table-cell/>
        </table:table-row>
        <table:table-row table:style-name="TableRow656">
          <table:table-cell table:style-name="TableCell657">
            <text:p text:style-name="P658">Gewinn</text:p>
          </table:table-cell>
          <table:table-cell table:style-name="TableCell659" table:number-columns-spanned="3">
            <text:p text:style-name="P660">118000</text:p>
          </table:table-cell>
          <table:covered-table-cell/>
          <table:covered-table-cell/>
        </table:table-row>
      </table:table>
      <text:p text:style-name="P661"/>
      <text:list text:style-name="LFO69" text:continue-numbering="true">
        <text:list-item>
          <text:list>
            <text:list-item>
              <text:p text:style-name="P662">Verwendung für UN-Entscheidungen</text:p>
            </text:list-item>
          </text:list>
        </text:list-item>
      </text:list>
      <text:p text:style-name="P663"/>
      <text:list text:style-name="LFO70" text:continue-numbering="true">
        <text:list-item>
          <text:p text:style-name="P664">Produktions – und Absatzplanung</text:p>
        </text:list-item>
      </text:list>
      <text:p text:style-name="P665">z.B.</text:p>
      <text:list text:style-name="LFO70" text:continue-numbering="true">
        <text:list-item>
          <text:list>
            <text:list-item>
              <text:p text:style-name="P666">neue Erzeugnisse als Ersatz oder zusätzliche</text:p>
            </text:list-item>
            <text:list-item>
              <text:p text:style-name="P667">zusätzliche Auftragsannahme</text:p>
            </text:list-item>
            <text:list-item>
              <text:p text:style-name="P668">verstärkte Förderung eingeführter Erzeugnissen</text:p>
            </text:list-item>
          </text:list>
        </text:list-item>
      </text:list>
      <text:p text:style-name="P669"/>
      <text:list text:style-name="LFO70" text:continue-numbering="true">
        <text:list-item>
          <text:p text:style-name="P670">Sortiments- und Preispolitik</text:p>
        </text:list-item>
      </text:list>
      <text:p text:style-name="P671">z.B.</text:p>
      <text:list text:style-name="LFO70" text:continue-numbering="true">
        <text:list-item>
          <text:list>
            <text:list-item>
              <text:p text:style-name="P672">DB<text:s/>= 0 → nur kurzfristig möglich</text:p>
            </text:list-item>
            <text:list-item>
              <text:p text:style-name="P673">DB = FK → mögliche dauerhafte Preisuntergrenze</text:p>
            </text:list-item>
            <text:list-item>
              <text:p text:style-name="P674">DB &gt; FK → Gewinn</text:p>
            </text:list-item>
          </text:list>
        </text:list-item>
      </text:list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list text:style-name="LFO71" text:continue-numbering="true">
        <text:list-item>
          <text:list>
            <text:list-item>
              <text:list>
                <text:list-item>
                  <text:p text:style-name="P682">Programmentscheidungen bei Produktionsengpässen</text:p>
                </text:list-item>
              </text:list>
            </text:list-item>
          </text:list>
        </text:list-item>
      </text:list>
      <text:p text:style-name="P683">Es bestehen zwei Möglichkeiten:</text:p>
      <text:p text:style-name="P684">1. Festlegung der Reihenfolge nach dem absoluten DB</text:p>
      <text:p text:style-name="P685">Bsp.:</text:p>
      <table:table table:style-name="Table686">
        <table:table-columns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soft-page-break/>
            <text:p text:style-name="P692">Erzeugnis</text:p>
          </table:table-cell>
          <table:table-cell table:style-name="TableCell693">
            <text:p text:style-name="P694">DB je<text:s/>Stück</text:p>
          </table:table-cell>
          <table:table-cell table:style-name="TableCell695">
            <text:p text:style-name="P696">Produktionsrangfolge</text:p>
          </table:table-cell>
        </table:table-row>
        <table:table-row table:style-name="TableRow697">
          <table:table-cell table:style-name="TableCell698">
            <text:p text:style-name="P699">I.</text:p>
          </table:table-cell>
          <table:table-cell table:style-name="TableCell700">
            <text:p text:style-name="P701">10 €</text:p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II.</text:p>
          </table:table-cell>
          <table:table-cell table:style-name="TableCell707">
            <text:p text:style-name="P708">8 €</text:p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III.</text:p>
          </table:table-cell>
          <table:table-cell table:style-name="TableCell714">
            <text:p text:style-name="P715">12 €</text:p>
          </table:table-cell>
          <table:table-cell table:style-name="TableCell716">
            <text:p text:style-name="P717"/>
          </table:table-cell>
        </table:table-row>
      </table:table>
      <text:p text:style-name="P718"/>
      <text:p text:style-name="P719">2. Festlegung der Reihenfolge nach dem relativen DB (z.B. Maschinenlaufzeit)</text:p>
      <text:p text:style-name="P720">Bsp.:</text:p>
      <table:table table:style-name="Table721">
        <table:table-columns>
          <table:table-column table:style-name="TableColumn722"/>
          <table:table-column table:style-name="TableColumn723"/>
          <table:table-column table:style-name="TableColumn724"/>
          <table:table-column table:style-name="TableColumn725"/>
          <table:table-column table:style-name="TableColumn726"/>
        </table:table-columns>
        <table:table-row table:style-name="TableRow727">
          <table:table-cell table:style-name="TableCell728">
            <text:p text:style-name="P729">Erzeugnis</text:p>
          </table:table-cell>
          <table:table-cell table:style-name="TableCell730">
            <text:p text:style-name="P731">DB je Stück</text:p>
          </table:table-cell>
          <table:table-cell table:style-name="TableCell732">
            <text:p text:style-name="P733">Laufzeit/Stück</text:p>
          </table:table-cell>
          <table:table-cell table:style-name="TableCell734">
            <text:p text:style-name="P735">DB je Stunde</text:p>
          </table:table-cell>
          <table:table-cell table:style-name="TableCell736">
            <text:p text:style-name="P737">Produktionsrangfolge</text:p>
          </table:table-cell>
        </table:table-row>
        <table:table-row table:style-name="TableRow738">
          <table:table-cell table:style-name="TableCell739">
            <text:p text:style-name="P740">I.</text:p>
          </table:table-cell>
          <table:table-cell table:style-name="TableCell741">
            <text:p text:style-name="P742">10 €</text:p>
          </table:table-cell>
          <table:table-cell table:style-name="TableCell743">
            <text:p text:style-name="P744">12 min.</text:p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>II.</text:p>
          </table:table-cell>
          <table:table-cell table:style-name="TableCell752">
            <text:p text:style-name="P753">8 €</text:p>
          </table:table-cell>
          <table:table-cell table:style-name="TableCell754">
            <text:p text:style-name="P755">6 min.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III.</text:p>
          </table:table-cell>
          <table:table-cell table:style-name="TableCell763">
            <text:p text:style-name="P764">12 €</text:p>
          </table:table-cell>
          <table:table-cell table:style-name="TableCell765">
            <text:p text:style-name="P766">10 min.</text:p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</table:table>
      <text:p text:style-name="P771"><text:s/></text:p>
      <text:h text:style-name="Überschrift1" text:outline-level="1">Controlling</text:h>
      <text:p text:style-name="Standard"/>
      <text:list text:style-name="LFO72" text:continue-numbering="true">
        <text:list-item>
          <text:p text:style-name="P772">Begriffe und Aufgabe</text:p>
        </text:list-item>
      </text:list>
      <text:p text:style-name="Standard"/>
      <text:list text:style-name="LFO73" text:continue-numbering="true">
        <text:list-item>
          <text:list>
            <text:list-item>
              <text:p text:style-name="P773">Erfordernis</text:p>
            </text:list-item>
            <text:list-item>
              <text:p text:style-name="P774">Begriff</text:p>
            </text:list-item>
            <text:list-item>
              <text:p text:style-name="P775">Aufgaben</text:p>
            </text:list-item>
          </text:list>
        </text:list-item>
      </text:list>
      <text:p text:style-name="Standard"/>
      <text:list text:style-name="LFO74" text:continue-numbering="true">
        <text:list-item>
          <text:list>
            <text:list-item>
              <text:p text:style-name="P776">Erfordernis</text:p>
            </text:list-item>
          </text:list>
        </text:list-item>
      </text:list>
      <text:p text:style-name="Standard">Bereitstellung von Methoden und Informationen für arbeitsteilig ablaufende Planungs- und Kontrollprozesse sowie die Funktionsübergreifende Unterstützung und<text:s/>Koordination solcher Prozesse.</text:p>
      <text:p text:style-name="Standard"/>
      <text:list text:style-name="LFO75" text:continue-numbering="true">
        <text:list-item>
          <text:list>
            <text:list-item>
              <text:p text:style-name="P777">Aufgaben</text:p>
            </text:list-item>
          </text:list>
        </text:list-item>
      </text:list>
      <text:p text:style-name="Standard"><text:span text:style-name="T778"><draw:connector draw:type="line" svg:x1="5.8846in" svg:y1="1.69049in" svg:x2="5.8846in" svg:y2="1.5016in" draw:z-index="44" draw:id="id30" draw:style-name="a45" draw:name="Gerader Verbinder 31" text:anchor-type="paragraph"><svg:title/><svg:desc/></draw:connector></text:span><text:span text:style-name="T779"><draw:connector draw:type="line" svg:x1="0.6764in" svg:y1="1.5016in" svg:x2="0.6764in" svg:y2="1.68216in" draw:z-index="43" draw:id="id31" draw:style-name="a46" draw:name="Gerader Verbinder 32" text:anchor-type="paragraph"><svg:title/><svg:desc/></draw:connector></text:span><text:span text:style-name="T780"><draw:custom-shape svg:x="5.4583in" svg:y="1.8909in" svg:width="0.88125in" svg:height="0.49306in" draw:z-index="41" draw:id="id32" draw:style-name="a47" draw:name="Freihandform 33" text:anchor-type="paragraph"><svg:title/><svg:desc/><text:p text:style-name="Standard"><text:span text:style-name="T781">Budget-</text:span></text:p><text:p text:style-name="Standard"><text:span text:style-name="T782">kontrolle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83"><draw:custom-shape svg:x="2.8445in" svg:y="1.8909in" svg:width="0.88125in" svg:height="0.49306in" draw:z-index="40" draw:id="id33" draw:style-name="a49" draw:name="Freihandform 34" text:anchor-type="paragraph"><svg:title/><svg:desc/><text:p text:style-name="Standard"><text:span text:style-name="T784">Internes</text:span></text:p><text:p text:style-name="Standard"><text:span text:style-name="T785">Berichtswesen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86"><draw:custom-shape svg:x="1.3201in" svg:y="1.9098in" svg:width="0.88056in" svg:height="0.49375in" draw:z-index="39" draw:id="id34" draw:style-name="a50" draw:name="Freihandform 35" text:anchor-type="paragraph"><svg:title/><svg:desc/><text:p text:style-name="Standard"><text:span text:style-name="T787">Frühwarnung</text:span></text:p><text:p text:style-name="Standard"><text:span text:style-name="T788">(strateigsche</text:span></text:p><text:p text:style-name="Standard"><text:span text:style-name="T789">Kontrolle)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90"><draw:custom-shape svg:x="0.2028in" svg:y="1.8909in" svg:width="0.81389in" svg:height="0.52292in" draw:z-index="38" draw:id="id35" draw:style-name="a51" draw:name="Freihandform 36" text:anchor-type="paragraph"><svg:title/><svg:desc/><text:p text:style-name="Standard"><text:span text:style-name="T791">Strategische</text:span></text:p><text:p text:style-name="Standard"><text:span text:style-name="T792">Planung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93"><draw:connector draw:type="line" svg:x1="0.6764in" svg:y1="1.6819in" svg:x2="2.94793in" svg:y2="1.6819in" draw:z-index="37" draw:id="id36" draw:style-name="a52" draw:name="Gerader Verbinder 37" text:anchor-type="paragraph"><svg:title/><svg:desc/></draw:connector></text:span><text:span text:style-name="T794"><draw:custom-shape svg:x="5.089in" svg:y="0.7909in" svg:width="1.64792in" svg:height="0.71042in" draw:z-index="36" draw:id="id37" draw:style-name="a53" draw:name="Freihandform 38" text:anchor-type="paragraph"><svg:title/><svg:desc/><text:p text:style-name="P795"><text:span text:style-name="T796">Operatives Controlling</text:span></text:p><text:p text:style-name="P797"><text:span text:style-name="T798">(erfolgsorientiert, über einen</text:span></text:p><text:p text:style-name="P799"><text:span text:style-name="T800">kurzen Zeitraum hinweg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01"><draw:custom-shape svg:x="0.022in" svg:y="0.7819in" svg:width="1.63889in" svg:height="0.71875in" draw:z-index="35" draw:id="id38" draw:style-name="a54" draw:name="Freihandform 39" text:anchor-type="paragraph"><svg:title/><svg:desc/><text:p text:style-name="P802"><text:span text:style-name="T803">Strategisches<text:s/></text:span><text:span text:style-name="T804">Controlling</text:span></text:p><text:p text:style-name="P805"><text:span text:style-name="T806">(zukunftsichernd,</text:span></text:p><text:p text:style-name="P807"><text:span text:style-name="T808">über einen längeren</text:span></text:p><text:p text:style-name="P809"><text:span text:style-name="T810">Zeitraum hinweg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11"><draw:connector draw:type="line" svg:x1="5.8374in" svg:y1="0.6209in" svg:x2="5.8374in" svg:y2="0.78132in" draw:z-index="34" draw:id="id39" draw:style-name="a55" draw:name="Gerader Verbinder 40" text:anchor-type="paragraph"><svg:title/><svg:desc/></draw:connector></text:span><text:span text:style-name="T812"><draw:connector draw:type="line" svg:x1="0.6854in" svg:y1="0.6209in" svg:x2="0.6854in" svg:y2="0.78132in" draw:z-index="33" draw:id="id40" draw:style-name="a56" draw:name="Gerader Verbinder 41" text:anchor-type="paragraph"><svg:title/><svg:desc/></draw:connector></text:span><text:span text:style-name="T813"><draw:connector draw:type="line" svg:x1="0.6862in" svg:y1="0.6209in" svg:x2="5.83759in" svg:y2="0.6209in" draw:z-index="32" draw:id="id41" draw:style-name="a57" draw:name="Gerader Verbinder 42" text:anchor-type="paragraph"><svg:title/><svg:desc/></draw:connector></text:span><text:span text:style-name="T814"><draw:connector draw:type="line" svg:x1="3.2236in" svg:y1="0.4508in" svg:x2="3.2236in" svg:y2="0.61955in" draw:z-index="31" draw:id="id42" draw:style-name="a58" draw:name="Gerader Verbinder 43" text:anchor-type="paragraph"><svg:title/><svg:desc/></draw:connector></text:span><text:span text:style-name="T815"><draw:custom-shape svg:x="1.8791in" svg:y="0.1571in" svg:width="2.75556in" svg:height="0.29375in" draw:z-index="30" draw:id="id43" draw:style-name="a59" draw:name="Freihandform 44" text:anchor-type="paragraph"><svg:title/><svg:desc/><text:p text:style-name="P816">Controlling-Aufgabe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17"><draw:connector draw:type="line" svg:x1="0.752in" svg:y1="0.1484in" svg:x2="0.752in" svg:y2="0.35743in" draw:z-index="45" draw:id="id44" draw:style-name="a60" draw:name="Gerader Verbinder 45" text:anchor-type="paragraph"><svg:title/><svg:desc/></draw:connector></text:span><text:span text:style-name="T818"><draw:connector draw:type="line" svg:x1="1.7555in" svg:y1="0.1484in" svg:x2="1.7555in" svg:y2="0.37618in" draw:z-index="46" draw:id="id45" draw:style-name="a61" draw:name="Gerader Verbinder 46" text:anchor-type="paragraph"><svg:title/><svg:desc/></draw:connector></text:span><text:span text:style-name="T819"><draw:connector draw:type="line" svg:x1="2.9484in" svg:y1="0.1484in" svg:x2="2.9484in" svg:y2="0.35743in" draw:z-index="47" draw:id="id46" draw:style-name="a62" draw:name="Gerader Verbinder 47" text:anchor-type="paragraph"><svg:title/><svg:desc/></draw:connector></text:span><text:span text:style-name="T820"><draw:connector draw:type="line" svg:x1="5.88333in" svg:y1="0.1583in" svg:x2="3.6118in" svg:y2="0.1583in" draw:z-index="48" draw:id="id47" draw:style-name="a63" draw:name="Gerader Verbinder 48" text:anchor-type="paragraph"><svg:title/><svg:desc/></draw:connector></text:span><text:span text:style-name="T821"><draw:connector draw:type="line" svg:x1="3.6118in" svg:y1="0.1583in" svg:x2="3.6118in" svg:y2="0.35622in" draw:z-index="49" draw:id="id48" draw:style-name="a64" draw:name="Gerader Verbinder 49" text:anchor-type="paragraph"><svg:title/><svg:desc/></draw:connector></text:span><text:span text:style-name="T822"><draw:connector draw:type="line" svg:x1="4.6154in" svg:y1="0.1583in" svg:x2="4.6154in" svg:y2="0.36594in" draw:z-index="50" draw:id="id49" draw:style-name="a65" draw:name="Gerader Verbinder 50" text:anchor-type="paragraph"><svg:title/><svg:desc/></draw:connector></text:span><text:span text:style-name="T823"><draw:connector draw:type="line" svg:x1="5.8091in" svg:y1="0.1583in" svg:x2="5.8091in" svg:y2="0.35622in" draw:z-index="51" draw:id="id50" draw:style-name="a66" draw:name="Gerader Verbinder 51" text:anchor-type="paragraph"><svg:title/><svg:desc/></draw:connector></text:span></text:p>
      <text:p text:style-name="Standard"><text:span text:style-name="T824"><draw:custom-shape svg:x="4.1898in" svg:y="0.1752in" svg:width="1.07917in" svg:height="0.49306in" draw:z-index="42" draw:id="id51" draw:style-name="a67" draw:name="Freihandform 52" text:anchor-type="paragraph"><svg:title/><svg:desc/><text:p text:style-name="Standard"><text:span text:style-name="T825">Budget-</text:span></text:p><text:p text:style-name="Standard"><text:span text:style-name="T826">orientierung</text:span></text:p><text:p text:style-name="Standard"><text:span text:style-name="T827">(operative Plan.)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76" text:continue-numbering="true">
        <text:list-item>
          <text:p text:style-name="P828">Betriebswirtschaftliche Kennzahlen</text:p>
        </text:list-item>
      </text:list>
      <text:list text:style-name="LFO77" text:continue-numbering="true">
        <text:list-item>
          <text:list>
            <text:list-item>
              <text:p text:style-name="P829">Begriff und Aufgaben</text:p>
            </text:list-item>
          </text:list>
        </text:list-item>
      </text:list>
      <text:p text:style-name="Standard"/>
      <text:list text:style-name="LFO78" text:continue-numbering="true">
        <text:list-item>
          <text:p text:style-name="P830">Steuerinstrument in Form von Messgrößen<text:s/>oder Messzahlen</text:p>
        </text:list-item>
        <text:list-item>
          <text:p text:style-name="P831">Möglichkeit für Unternehmen (UN), wirtschaftliche Tatbestände, Zusammenhänge und<text:s/><text:soft-page-break/>Entwicklungen in einfacher und konzentrierter Form durch Analysen, Planungen und Kontrollen transparent zu machen</text:p>
        </text:list-item>
      </text:list>
      <text:p text:style-name="Standard"/>
      <text:p text:style-name="Standard"><text:tab/>→ Erfassung und Steuerung wirtschaftlicher<text:s/>Aktivitäten</text:p>
      <text:p text:style-name="Standard"><text:tab/>→ Existenzsicherung durch Fixierung und Gewährleistung einer strategischen und<text:s/><text:tab/>operativen Planung</text:p>
      <text:p text:style-name="Standard"/>
      <text:list text:style-name="LFO79" text:continue-numbering="true">
        <text:list-item>
          <text:p text:style-name="P832">wesentliche Kennzahlen sind Rentabilität, Liquidität und Kapitalstruktur</text:p>
        </text:list-item>
      </text:list>
      <text:p text:style-name="Standard"/>
      <text:list text:style-name="LFO80" text:continue-numbering="true">
        <text:list-item>
          <text:list>
            <text:list-item>
              <text:p text:style-name="P833">Rentabilität</text:p>
            </text:list-item>
          </text:list>
        </text:list-item>
      </text:list>
      <text:p text:style-name="Standard"/>
      <text:p text:style-name="Standard">Verhältnis des Ergebnisses aus der unternehmerischen Tätigkeit (Gewinn) zum eingesetzten Kapital</text:p>
      <text:p text:style-name="Standard"/>
      <text:list text:style-name="LFO81" text:continue-numbering="true">
        <text:list-item>
          <text:list>
            <text:list-item>
              <text:list>
                <text:list-item>
                  <text:p text:style-name="P834">Kapitalrentabilität</text:p>
                  <text:list text:continue-numbering="true">
                    <text:list-item>
                      <text:p text:style-name="P835">Eigenkapitalrentabilität</text:p>
                    </text:list-item>
                  </text:list>
                </text:list-item>
              </text:list>
            </text:list-item>
          </text:list>
        </text:list-item>
      </text:list>
      <text:p text:style-name="Standard">(Unternehmerrentabilität → Verzinsung des Eigenkapitals)</text:p>
      <text:p text:style-name="Standard"/>
      <text:p text:style-name="Standard"><text:span text:style-name="T836"><draw:frame draw:z-index="52" draw:id="id52" draw:style-name="a68" draw:name="Textfeld 53" text:anchor-type="paragraph" svg:x="1.4717in" svg:y="0in" svg:width="0.23681in" svg:height="0.20139in" style:rel-width="scale" style:rel-height="scale"><draw:text-box><text:p text:style-name="Standard">%</text:p></draw:text-box><svg:title/><svg:desc/></draw:frame></text:span><draw:frame draw:style-name="a69" text:anchor-type="as-char" svg:x="0in" svg:y="0in" svg:width="1.53125in" svg:height="0.41667in" style:rel-width="scale" style:rel-height="scale"><draw:object xlink:href="Object 1/" xlink:type="simple" xlink:show="embed" xlink:actuate="onLoad"/></draw:frame><text:tab/><text:tab/></text:p>
      <text:p text:style-name="Standard"/>
      <text:p text:style-name="Standard">Bsp:<text:s/><text:tab/>Gewinn: 210000 €</text:p>
      <text:p text:style-name="Standard"><text:tab/>Eigenkapital: 800000 €</text:p>
      <text:p text:style-name="Standard"><text:tab/>EKR: 26,25 %</text:p>
      <text:p text:style-name="Standard"/>
      <text:list text:style-name="LFO8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37">Gesamtkapitalrentabilität</text:p>
                    </text:list-item>
                  </text:list>
                </text:list-item>
              </text:list>
            </text:list-item>
          </text:list>
        </text:list-item>
      </text:list>
      <text:p text:style-name="Standard">(Unternehmungsrentabilität → Verzinsung des Gesamtkapitals)</text:p>
      <text:p text:style-name="Standard"/>
      <text:p text:style-name="Standard"><text:span text:style-name="T838"><draw:frame draw:z-index="55" draw:id="id53" draw:style-name="a70" draw:name="Textfeld 54" text:anchor-type="paragraph" svg:x="3.0909in" svg:y="0in" svg:width="0.23681in" svg:height="0.20139in" style:rel-width="scale" style:rel-height="scale"><draw:text-box><text:p text:style-name="Standard">%</text:p></draw:text-box><svg:title/><svg:desc/></draw:frame></text:span><draw:frame draw:style-name="a71" text:anchor-type="as-char" svg:x="0in" svg:y="0in" svg:width="3.45833in" svg:height="0.41667in" style:rel-width="scale" style:rel-height="scale"><draw:object xlink:href="Object 2/" xlink:type="simple" xlink:show="embed" xlink:actuate="onLoad"/></draw:frame></text:p>
      <text:p text:style-name="Standard"/>
      <text:p text:style-name="Standard">Bsp:<text:tab/>Gewinn: 210000 €</text:p>
      <text:p text:style-name="Standard"><text:tab/>Zinsen: 50000 €</text:p>
      <text:p text:style-name="Standard"><text:tab/>Gesamtkapital: 1300000 €</text:p>
      <text:p text:style-name="Standard"><text:tab/>GKR: 20 %</text:p>
      <text:p text:style-name="Standard"/>
      <text:list text:style-name="LFO83" text:continue-numbering="true">
        <text:list-item>
          <text:list>
            <text:list-item>
              <text:list>
                <text:list-item>
                  <text:p text:style-name="P839">Umsatzrentabilität</text:p>
                </text:list-item>
              </text:list>
            </text:list-item>
          </text:list>
        </text:list-item>
      </text:list>
      <text:p text:style-name="Standard">(Gewinnquote, Vergleich mit anderen UN möglich)</text:p>
      <text:p text:style-name="Standard"/>
      <text:p text:style-name="Standard"><text:span text:style-name="T840"><draw:frame draw:z-index="57" draw:id="id54" draw:style-name="a72" draw:name="Textfeld 55" text:anchor-type="paragraph" svg:x="1.3681in" svg:y="0in" svg:width="0.23681in" svg:height="0.20139in" style:rel-width="scale" style:rel-height="scale"><draw:text-box><text:p text:style-name="Standard">%</text:p></draw:text-box><svg:title/><svg:desc/></draw:frame></text:span><draw:frame draw:style-name="a73" text:anchor-type="as-char" svg:x="0in" svg:y="0in" svg:width="1.47917in" svg:height="0.375in" style:rel-width="scale" style:rel-height="scale"><draw:object xlink:href="Object 3/" xlink:type="simple" xlink:show="embed" xlink:actuate="onLoad"/></draw:frame></text:p>
      <text:p text:style-name="Standard"/>
      <text:p text:style-name="Standard">Bsp:<text:tab/>Gewinn: 210000 €</text:p>
      <text:p text:style-name="Standard"><text:tab/>Umsatzerlös:<text:s/>600000 €</text:p>
      <text:p text:style-name="Standard"><text:tab/>UR: 35</text:p>
      <text:p text:style-name="Standard"><text:tab/></text:p>
      <text:p text:style-name="Standard"/>
      <text:p text:style-name="Standard"/>
      <text:p text:style-name="Standard">Übungsbeispiel:</text:p>
      <text:p text:style-name="Standard"/>
      <table:table table:style-name="Table841">
        <table:table-columns>
          <table:table-column table:style-name="TableColumn842"/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TableContents"/>
          </table:table-cell>
          <table:table-cell table:style-name="TableCell847">
            <text:p text:style-name="P848">Unternehmen 1</text:p>
          </table:table-cell>
          <table:table-cell table:style-name="TableCell849">
            <text:p text:style-name="P850">Unternehmen 2</text:p>
          </table:table-cell>
        </table:table-row>
        <table:table-row table:style-name="TableRow851">
          <table:table-cell table:style-name="TableCell852">
            <text:p text:style-name="TableContents">Umsatzerlös</text:p>
          </table:table-cell>
          <table:table-cell table:style-name="TableCell853">
            <text:p text:style-name="TableContents">550000 €</text:p>
          </table:table-cell>
          <table:table-cell table:style-name="TableCell854">
            <text:p text:style-name="TableContents">400000 €</text:p>
          </table:table-cell>
        </table:table-row>
        <table:table-row table:style-name="TableRow855">
          <table:table-cell table:style-name="TableCell856">
            <text:p text:style-name="TableContents">Gewinn</text:p>
          </table:table-cell>
          <table:table-cell table:style-name="TableCell857">
            <text:p text:style-name="TableContents">200000 €</text:p>
          </table:table-cell>
          <table:table-cell table:style-name="TableCell858">
            <text:p text:style-name="TableContents">100000 €</text:p>
          </table:table-cell>
        </table:table-row>
        <text:soft-page-break/>
        <table:table-row table:style-name="TableRow859">
          <table:table-cell table:style-name="TableCell860">
            <text:p text:style-name="TableContents">Eigenkapital</text:p>
          </table:table-cell>
          <table:table-cell table:style-name="TableCell861">
            <text:p text:style-name="TableContents">700000 €</text:p>
          </table:table-cell>
          <table:table-cell table:style-name="TableCell862">
            <text:p text:style-name="TableContents">500000 €</text:p>
          </table:table-cell>
        </table:table-row>
        <table:table-row table:style-name="TableRow863">
          <table:table-cell table:style-name="TableCell864">
            <text:p text:style-name="TableContents">Gesamtkapital</text:p>
          </table:table-cell>
          <table:table-cell table:style-name="TableCell865">
            <text:p text:style-name="TableContents">1300000 €</text:p>
          </table:table-cell>
          <table:table-cell table:style-name="TableCell866">
            <text:p text:style-name="TableContents">1100000 €</text:p>
          </table:table-cell>
        </table:table-row>
        <table:table-row table:style-name="TableRow867">
          <table:table-cell table:style-name="TableCell868">
            <text:p text:style-name="TableContents">Zinsen</text:p>
          </table:table-cell>
          <table:table-cell table:style-name="TableCell869">
            <text:p text:style-name="TableContents">45000 €</text:p>
          </table:table-cell>
          <table:table-cell table:style-name="TableCell870">
            <text:p text:style-name="TableContents">80000 €</text:p>
          </table:table-cell>
        </table:table-row>
        <table:table-row table:style-name="TableRow871">
          <table:table-cell table:style-name="TableCell872">
            <text:p text:style-name="TableContents">Eigenkapitalrentabilität</text:p>
          </table:table-cell>
          <table:table-cell table:style-name="TableCell873">
            <text:p text:style-name="TableContents">28.57 %</text:p>
          </table:table-cell>
          <table:table-cell table:style-name="TableCell874">
            <text:p text:style-name="TableContents">20 %</text:p>
          </table:table-cell>
        </table:table-row>
        <table:table-row table:style-name="TableRow875">
          <table:table-cell table:style-name="TableCell876">
            <text:p text:style-name="TableContents">Gesamtkapitalrentabilität</text:p>
          </table:table-cell>
          <table:table-cell table:style-name="TableCell877">
            <text:p text:style-name="TableContents">18.85 %</text:p>
          </table:table-cell>
          <table:table-cell table:style-name="TableCell878">
            <text:p text:style-name="TableContents">16.36 %</text:p>
          </table:table-cell>
        </table:table-row>
        <table:table-row table:style-name="TableRow879">
          <table:table-cell table:style-name="TableCell880">
            <text:p text:style-name="TableContents">Umsatzrentabilität</text:p>
          </table:table-cell>
          <table:table-cell table:style-name="TableCell881">
            <text:p text:style-name="TableContents">36.36 %</text:p>
          </table:table-cell>
          <table:table-cell table:style-name="TableCell882">
            <text:p text:style-name="TableContents">25 %</text:p>
          </table:table-cell>
        </table:table-row>
      </table:table>
      <text:p text:style-name="Standard"/>
      <text:list text:style-name="LFO84" text:continue-numbering="true">
        <text:list-item>
          <text:list>
            <text:list-item>
              <text:list>
                <text:list-item>
                  <text:p text:style-name="P883">Kapitalstruktur</text:p>
                </text:list-item>
              </text:list>
            </text:list-item>
          </text:list>
        </text:list-item>
      </text:list>
      <text:list text:style-name="LFO85" text:continue-numbering="true">
        <text:list-item>
          <text:p text:style-name="P884">Eigenkapitalquote</text:p>
          <text:list text:continue-numbering="true">
            <text:list-item>
              <text:p text:style-name="P885"><text:span text:style-name="T886"><draw:frame draw:z-index="59" draw:id="id55" draw:style-name="a74" draw:name="Textfeld 56" text:anchor-type="paragraph" svg:x="2.6083in" svg:y="0.0752in" svg:width="0.23681in" svg:height="0.20139in" style:rel-width="scale" style:rel-height="scale"><draw:text-box><text:p text:style-name="Standard">%</text:p></draw:text-box><svg:title/><svg:desc/></draw:frame></text:span><draw:frame draw:style-name="a75" text:anchor-type="as-char" svg:x="0in" svg:y="0in" svg:width="1.94792in" svg:height="0.41667in" style:rel-width="scale" style:rel-height="scale"><draw:object xlink:href="Object 4/" xlink:type="simple" xlink:show="embed" xlink:actuate="onLoad"/></draw:frame></text:p>
            </text:list-item>
          </text:list>
        </text:list-item>
        <text:list-item>
          <text:p text:style-name="P887">Fremdkapitalquote</text:p>
          <text:list text:continue-numbering="true">
            <text:list-item>
              <text:p text:style-name="P888"><text:span text:style-name="T889"><draw:frame draw:z-index="61" draw:id="id56" draw:style-name="a76" draw:name="Textfeld 57" text:anchor-type="paragraph" svg:x="2.6083in" svg:y="0.0752in" svg:width="0.23681in" svg:height="0.20139in" style:rel-width="scale" style:rel-height="scale"><draw:text-box><text:p text:style-name="Standard">%</text:p></draw:text-box><svg:title/><svg:desc/></draw:frame></text:span><draw:frame draw:style-name="a77" text:anchor-type="as-char" svg:x="0in" svg:y="0in" svg:width="1.94792in" svg:height="0.41667in" style:rel-width="scale" style:rel-height="scale"><draw:object xlink:href="Object 5/" xlink:type="simple" xlink:show="embed" xlink:actuate="onLoad"/></draw:frame></text:p>
            </text:list-item>
          </text:list>
        </text:list-item>
        <text:list-item>
          <text:p text:style-name="P890">Verschuldungsgrad</text:p>
          <text:list text:continue-numbering="true">
            <text:list-item>
              <text:p text:style-name="P891"><text:span text:style-name="T892"><draw:frame draw:z-index="63" draw:id="id57" draw:style-name="a78" draw:name="Textfeld 58" text:anchor-type="paragraph" svg:x="2.548in" svg:y="0.0752in" svg:width="0.23681in" svg:height="0.20139in" style:rel-width="scale" style:rel-height="scale"><draw:text-box><text:p text:style-name="Standard">%</text:p></draw:text-box><svg:title/><svg:desc/></draw:frame></text:span><draw:frame draw:style-name="a79" text:anchor-type="as-char" svg:x="0in" svg:y="0in" svg:width="1.875in" svg:height="0.41667in" style:rel-width="scale" style:rel-height="scale"><draw:object xlink:href="Object 6/" xlink:type="simple" xlink:show="embed" xlink:actuate="onLoad"/></draw:frame></text:p>
            </text:list-item>
          </text:list>
        </text:list-item>
      </text:list>
      <text:p text:style-name="Standard"/>
      <text:p text:style-name="Standard">→ Bedeutung: hohe Eigenkapitalquote</text:p>
      <text:list text:style-name="LFO86" text:continue-numbering="true">
        <text:list-item>
          <text:p text:style-name="P893">Überbrückungsmöglichkeit von Liquiditätsengpässen<text:s/>durch Fremdkapital</text:p>
        </text:list-item>
        <text:list-item>
          <text:p text:style-name="P894">Umsatzrückgänge können einfacher überbrückt werden</text:p>
        </text:list-item>
      </text:list>
      <text:p text:style-name="Standard"/>
      <text:p text:style-name="P895"/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>Übung</text:p>
      <text:p text:style-name="P917">Betriebswirtschaftliche Kennzahlen</text:p>
      <text:p text:style-name="P918"/>
      <text:p text:style-name="Standard">Bestimmen Sie die Ihnen bekannten Kennzahlen und schätzen Sie daraus die wirtschaftliche Lage des UN ein, wenn folgende<text:s/>Angaben ermittelt wurden:</text:p>
      <text:p text:style-name="Standard"/>
      <text:list text:style-name="LFO87" text:continue-numbering="true">
        <text:list-item>
          <text:p text:style-name="P919">Eigenkapital<text:tab/><text:tab/><text:tab/><text:tab/>950000 €</text:p>
        </text:list-item>
        <text:list-item>
          <text:p text:style-name="P920">Gesamtkapital<text:tab/><text:tab/><text:tab/><text:tab/>1600000 €</text:p>
        </text:list-item>
        <text:list-item>
          <text:p text:style-name="P921">Gewinn<text:tab/><text:tab/><text:tab/><text:tab/>250000 €</text:p>
        </text:list-item>
        <text:list-item>
          <text:p text:style-name="P922">Fremdkapitalzinsen<text:tab/><text:tab/><text:tab/>68000 €</text:p>
        </text:list-item>
        <text:list-item>
          <text:p text:style-name="P923">Umsatzerlös<text:tab/><text:tab/><text:tab/><text:tab/>850000 €</text:p>
        </text:list-item>
        <text:list-item>
          <text:p text:style-name="P924">Flüssige Mittel<text:tab/><text:tab/><text:tab/>120000 €</text:p>
        </text:list-item>
        <text:list-item>
          <text:p text:style-name="P925">Umlaufvermögen<text:tab/><text:tab/><text:tab/>650000 €</text:p>
        </text:list-item>
        <text:list-item>
          <text:p text:style-name="P926">kurzfristige Verbindlichkeiten<text:tab/>300000 €</text:p>
        </text:list-item>
        <text:list-item>
          <text:p text:style-name="P927">kurzfristige<text:s/>Forderungen<text:tab/><text:tab/>260000 €</text:p>
        </text:list-item>
      </text:list>
      <text:p text:style-name="Standard"/>
      <text:p text:style-name="Standard">EKR = 26 %</text:p>
      <text:p text:style-name="Standard">GKR = 19 %</text:p>
      <text:p text:style-name="Standard">UR = 29 %</text:p>
      <text:p text:style-name="Standard">LG1 = 40 %</text:p>
      <text:p text:style-name="Standard">LG2 = 126 %</text:p>
      <text:p text:style-name="Standard">LG3 = 216 %</text:p>
      <text:p text:style-name="Standard">EQ = 59 %</text:p>
      <text:p text:style-name="Standard">FQ = 40 %</text:p>
      <text:p text:style-name="Standard">VQ = 68 %</text:p>
      <text:p text:style-name="Standard"/>
      <text:p text:style-name="Standard">Weitere Kennzahlen</text:p>
      <text:p text:style-name="Standard">(LB S. 318 ff)</text:p>
      <text:p text:style-name="Standard"/>
      <text:p text:style-name="Standard">1. Cash Flow</text:p>
      <text:p text:style-name="Standard">→ Geldflussrechnung</text:p>
      <text:p text:style-name="Standard">→ Ermittlung des Mittelzuflusses in einer Abrechnungsperiode</text:p>
      <text:p text:style-name="Standard"><text:tab/>→<text:s/>Möglichkeit von</text:p>
      <text:p text:style-name="Standard"><text:tab/><text:tab/>z.B. Investition, Gewinnausschüttung, Tilgungen</text:p>
      <text:p text:style-name="Standard"/>
      <text:p text:style-name="Standard">3. Marktforschung</text:p>
      <text:p text:style-name="Standard"/>
      <text:p text:style-name="Standard">3.1 Aufgabe</text:p>
      <text:p text:style-name="Standard"/>
      <text:p text:style-name="Standard">Gewinnung verlässlicher Informationen über Marktpartner als Grundlage für weitere Unternehmensentscheidungen,</text:p>
      <text:p text:style-name="Standard">durchgeführt durch eigene Marktforschungsabteilung oder Marktforschungsinstitute</text:p>
      <text:p text:style-name="Standard"/>
      <text:p text:style-name="Standard">3.2 Bereiche der Marktforschung</text:p>
      <text:p text:style-name="Standard">3.21. Funktionsbereiche (welche Marktpartner werden erforscht)</text:p>
      <text:p text:style-name="Standard"><text:span text:style-name="T928"><draw:custom-shape svg:x="0in" svg:y="0in" svg:width="1.64653in" svg:height="0.53056in" draw:z-index="64" draw:id="id58" draw:style-name="a80" draw:name="Freihandform 59" text:anchor-type="paragraph"><svg:title/><svg:desc/><text:p text:style-name="P929">Konkurrenten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p text:style-name="Standard"><text:span text:style-name="T930"><draw:custom-shape svg:x="4.5016in" svg:y="1.6425in" svg:width="1.64653in" svg:height="0.53056in" draw:z-index="67" draw:id="id59" draw:style-name="a81" draw:name="Freihandform 60" text:anchor-type="paragraph"><svg:title/><svg:desc/><text:p text:style-name="P931">Verbraucher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932"><draw:custom-shape svg:x="0.0311in" svg:y="1.6425in" svg:width="1.64653in" svg:height="0.53056in" draw:z-index="66" draw:id="id60" draw:style-name="a82" draw:name="Freihandform 61" text:anchor-type="paragraph"><svg:title/><svg:desc/><text:p text:style-name="P933">Lieferer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934"><draw:custom-shape svg:x="2.2854in" svg:y="1.6425in" svg:width="1.64653in" svg:height="0.53056in" draw:z-index="65" draw:id="id61" draw:style-name="a83" draw:name="Freihandform 62" text:anchor-type="paragraph"><svg:title/><svg:desc/><text:p text:style-name="P935"><text:span text:style-name="T936">Betrieb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Beschaffungsmarkt<text:tab/><text:tab/><text:tab/><text:tab/><text:tab/><text:tab/><text:tab/><text:tab/>Absatzmarkt</text:p>
      <text:p text:style-name="Standard"><text:span text:style-name="T937"><draw:connector draw:type="line" svg:x1="0.8744in" svg:y1="1.44007in" svg:x2="2.28482in" svg:y2="0.0484in" draw:z-index="68" draw:id="id62" draw:style-name="a84" draw:name="Gerader Verbinder 63" text:anchor-type="paragraph"><svg:title/><svg:desc/></draw:connector></text:span><text:span text:style-name="T938"><draw:connector draw:type="line" svg:x1="3.9327in" svg:y1="0.0102in" svg:x2="5.38062in" svg:y2="1.44006in" draw:z-index="69" draw:id="id63" draw:style-name="a85" draw:name="Gerader Verbinder 64" text:anchor-type="paragraph"><svg:title/><svg:desc/></draw:connector></text:span></text:p>
      <text:p text:style-name="Standard"><text:span text:style-name="T939"><draw:connector draw:type="line" svg:x1="3.1283in" svg:y1="1.24023in" svg:x2="3.1283in" svg:y2="0.0937in" draw:z-index="70" draw:id="id64" draw:style-name="a87" draw:name="Gerader Verbinder 65" text:anchor-type="paragraph"><svg:title/><svg:desc/></draw:connector></text:span></text:p>
      <text:p text:style-name="Standard"/>
      <text:p text:style-name="Standard"><text:span text:style-name="T940"><draw:connector draw:type="line" svg:x1="3.9327in" svg:y1="1.1138in" svg:x2="4.50145in" svg:y2="1.1138in" draw:z-index="74" draw:id="id65" draw:style-name="a89" draw:name="Gerader Verbinder 66" text:anchor-type="paragraph"><svg:title/><svg:desc/></draw:connector></text:span><text:span text:style-name="T941"><draw:connector draw:type="line" svg:x1="1.6783in" svg:y1="1.1138in" svg:x2="2.28455in" svg:y2="1.1138in" draw:z-index="73" draw:id="id66" draw:style-name="a91" draw:name="Gerader Verbinder 67" text:anchor-type="paragraph"><svg:title/><svg:desc/></draw:connector></text:span><text:span text:style-name="T942"><draw:connector draw:type="line" svg:x1="3.1283in" svg:y1="0.83968in" svg:x2="4.54705in" svg:y2="0.0244in" draw:z-index="72" draw:id="id67" draw:style-name="a93" draw:name="Gerader Verbinder 68" text:anchor-type="paragraph"><svg:title/><svg:desc/></draw:connector></text:span><text:span text:style-name="T943"><draw:connector draw:type="line" svg:x1="3.12774in" svg:y1="0.83804in" svg:x2="1.6701in" svg:y2="0.0429in" draw:z-index="71" draw:id="id68" draw:style-name="a95" draw:name="Gerader Verbinder 69" text:anchor-type="paragraph"><svg:title/><svg:desc/></draw:connector></text:span><text:tab/><text:tab/><text:tab/><text:tab/><text:tab/>Konkurrenzforschung</text:p>
      <text:p text:style-name="Standard"/>
      <text:p text:style-name="Standard"/>
      <text:p text:style-name="Standard"/>
      <text:p text:style-name="Standard"><text:span text:style-name="T944"><draw:frame draw:z-index="76" draw:id="id69" draw:style-name="a96" draw:name="Textfeld 70" text:anchor-type="paragraph" svg:x="1.6783in" svg:y="0.1492in" svg:width="0.74792in" svg:height="0.48403in" style:rel-width="scale" style:rel-height="scale"><draw:text-box><text:p text:style-name="Standard"><text:span text:style-name="T945">Beschaffungs-</text:span></text:p><text:p text:style-name="Standard"><text:span text:style-name="T946">forschung</text:span></text:p></draw:text-box><svg:title/><svg:desc/></draw:frame></text:span><text:span text:style-name="T947"><draw:frame draw:z-index="77" draw:id="id70" draw:style-name="a97" draw:name="Textfeld 71" text:anchor-type="paragraph" svg:x="3.9327in" svg:y="0.0366in" svg:width="0.83403in" svg:height="0.79514in" style:rel-width="scale" style:rel-height="scale"><draw:text-box><text:p text:style-name="Standard"><text:span text:style-name="T948">Bedarfs- und</text:span></text:p><text:p text:style-name="Standard"><text:span text:style-name="T949">Absatz-</text:span></text:p><text:p text:style-name="Standard"><text:span text:style-name="T950">forschung</text:span></text:p></draw:text-box><svg:title/><svg:desc/></draw:frame></text:span></text:p>
      <text:p text:style-name="Standard"/>
      <text:p text:style-name="Standard"><text:span text:style-name="T951"><draw:connector draw:type="line" svg:x1="3.1098in" svg:y1="0.1661in" svg:x2="3.1098in" svg:y2="1.12096in" draw:z-index="75" draw:id="id71" draw:style-name="a99" draw:name="Gerader Verbinder 72" text:anchor-type="paragraph"><svg:title/><svg:desc/></draw:connector></text:span></text:p>
      <text:p text:style-name="Standard"/>
      <text:p text:style-name="Standard"/>
      <text:soft-page-break/>
      <text:p text:style-name="Standard"><text:tab/><text:tab/><text:tab/><text:tab/><text:tab/>Konjukturforschung</text:p>
      <text:p text:style-name="Standard"/>
      <text:p text:style-name="Standard"/>
      <text:p text:style-name="Standard"><text:tab/><text:tab/><text:tab/><text:tab/><text:tab/><text:tab/>Markt</text:p>
      <text:p text:style-name="Standard"/>
      <text:p text:style-name="Standard">3.2.2. Anwendungsbeispiele (welche Fragenbereichen sollen beantwortet werden)</text:p>
      <text:p text:style-name="Standard"/>
      <text:p text:style-name="Standard">siehe Kopie</text:p>
      <text:p text:style-name="Standard"/>
      <text:p text:style-name="Standard">3.3. Verfahren der Marktforschung</text:p>
      <text:p text:style-name="Standard"/>
      <text:p text:style-name="Standard">→<text:s/><text:span text:style-name="T952">Marktanalyse</text:span><text:s/>(Erfassung des IST – Zustandes zu einem bestimmten Zeitpunkt)</text:p>
      <text:p text:style-name="Standard">→<text:s/><text:span text:style-name="T953">Marktbeobachtung</text:span><text:s/>(fortlaufende Überwachung der Marktentwicklung bzw. -veränderung)</text:p>
      <text:p text:style-name="Standard">→<text:s/><text:span text:style-name="T954">Marktprognose</text:span><text:s/>(Vorhersage der zukünftigen Entwicklung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Standard" style:default-outline-level="1"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tar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Star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tar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Webdings" style:font-name-asian="OpenSymbol" style:font-name-complex="OpenSymbol"/>
    </style:style>
    <style:style style:name="WW_CharLFO23LVL2" style:family="text">
      <style:text-properties style:font-name="Webdings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Webdings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Webdings" style:font-name-asian="OpenSymbol" style:font-name-complex="OpenSymbol"/>
    </style:style>
    <style:style style:name="WW_CharLFO26LVL2" style:family="text">
      <style:text-properties style:font-name="Webdings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Star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Star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Star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Star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Star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OpenSymbol" style:font-name-asian="OpenSymbol" style:font-name-complex="Open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70LVL1" style:family="text">
      <style:text-properties style:font-name="OpenSymbol" style:font-name-asian="OpenSymbol" style:font-name-complex="OpenSymbol"/>
    </style:style>
    <style:style style:name="WW_CharLFO70LVL2" style:family="text">
      <style:text-properties style:font-name="OpenSymbol" style:font-name-asian="OpenSymbol" style:font-name-complex="OpenSymbol"/>
    </style:style>
    <style:style style:name="WW_CharLFO70LVL3" style:family="text">
      <style:text-properties style:font-name="OpenSymbol" style:font-name-asian="OpenSymbol" style:font-name-complex="OpenSymbol"/>
    </style:style>
    <style:style style:name="WW_CharLFO70LVL4" style:family="text">
      <style:text-properties style:font-name="OpenSymbol" style:font-name-asian="OpenSymbol" style:font-name-complex="OpenSymbol"/>
    </style:style>
    <style:style style:name="WW_CharLFO70LVL5" style:family="text">
      <style:text-properties style:font-name="OpenSymbol" style:font-name-asian="OpenSymbol" style:font-name-complex="OpenSymbol"/>
    </style:style>
    <style:style style:name="WW_CharLFO70LVL6" style:family="text">
      <style:text-properties style:font-name="OpenSymbol" style:font-name-asian="OpenSymbol" style:font-name-complex="OpenSymbol"/>
    </style:style>
    <style:style style:name="WW_CharLFO70LVL7" style:family="text">
      <style:text-properties style:font-name="OpenSymbol" style:font-name-asian="OpenSymbol" style:font-name-complex="OpenSymbol"/>
    </style:style>
    <style:style style:name="WW_CharLFO70LVL8" style:family="text">
      <style:text-properties style:font-name="OpenSymbol" style:font-name-asian="OpenSymbol" style:font-name-complex="OpenSymbol"/>
    </style:style>
    <style:style style:name="WW_CharLFO70LVL9" style:family="text">
      <style:text-properties style:font-name="OpenSymbol" style:font-name-asian="OpenSymbol" style:font-name-complex="OpenSymbol"/>
    </style:style>
    <style:style style:name="WW_CharLFO78LVL1" style:family="text">
      <style:text-properties style:font-name="OpenSymbol" style:font-name-asian="OpenSymbol" style:font-name-complex="OpenSymbol"/>
    </style:style>
    <style:style style:name="WW_CharLFO78LVL2" style:family="text">
      <style:text-properties style:font-name="OpenSymbol" style:font-name-asian="OpenSymbol" style:font-name-complex="OpenSymbol"/>
    </style:style>
    <style:style style:name="WW_CharLFO78LVL3" style:family="text">
      <style:text-properties style:font-name="OpenSymbol" style:font-name-asian="OpenSymbol" style:font-name-complex="OpenSymbol"/>
    </style:style>
    <style:style style:name="WW_CharLFO78LVL4" style:family="text">
      <style:text-properties style:font-name="OpenSymbol" style:font-name-asian="OpenSymbol" style:font-name-complex="OpenSymbol"/>
    </style:style>
    <style:style style:name="WW_CharLFO78LVL5" style:family="text">
      <style:text-properties style:font-name="OpenSymbol" style:font-name-asian="OpenSymbol" style:font-name-complex="OpenSymbol"/>
    </style:style>
    <style:style style:name="WW_CharLFO78LVL6" style:family="text">
      <style:text-properties style:font-name="OpenSymbol" style:font-name-asian="OpenSymbol" style:font-name-complex="OpenSymbol"/>
    </style:style>
    <style:style style:name="WW_CharLFO78LVL7" style:family="text">
      <style:text-properties style:font-name="OpenSymbol" style:font-name-asian="OpenSymbol" style:font-name-complex="OpenSymbol"/>
    </style:style>
    <style:style style:name="WW_CharLFO78LVL8" style:family="text">
      <style:text-properties style:font-name="OpenSymbol" style:font-name-asian="OpenSymbol" style:font-name-complex="OpenSymbol"/>
    </style:style>
    <style:style style:name="WW_CharLFO78LVL9" style:family="text">
      <style:text-properties style:font-name="OpenSymbol" style:font-name-asian="OpenSymbol" style:font-name-complex="OpenSymbol"/>
    </style:style>
    <style:style style:name="WW_CharLFO79LVL1" style:family="text">
      <style:text-properties style:font-name="OpenSymbol" style:font-name-asian="OpenSymbol" style:font-name-complex="OpenSymbol"/>
    </style:style>
    <style:style style:name="WW_CharLFO79LVL2" style:family="text">
      <style:text-properties style:font-name="OpenSymbol" style:font-name-asian="OpenSymbol" style:font-name-complex="OpenSymbol"/>
    </style:style>
    <style:style style:name="WW_CharLFO79LVL3" style:family="text">
      <style:text-properties style:font-name="OpenSymbol" style:font-name-asian="OpenSymbol" style:font-name-complex="OpenSymbol"/>
    </style:style>
    <style:style style:name="WW_CharLFO79LVL4" style:family="text">
      <style:text-properties style:font-name="OpenSymbol" style:font-name-asian="OpenSymbol" style:font-name-complex="OpenSymbol"/>
    </style:style>
    <style:style style:name="WW_CharLFO79LVL5" style:family="text">
      <style:text-properties style:font-name="OpenSymbol" style:font-name-asian="OpenSymbol" style:font-name-complex="OpenSymbol"/>
    </style:style>
    <style:style style:name="WW_CharLFO79LVL6" style:family="text">
      <style:text-properties style:font-name="OpenSymbol" style:font-name-asian="OpenSymbol" style:font-name-complex="OpenSymbol"/>
    </style:style>
    <style:style style:name="WW_CharLFO79LVL7" style:family="text">
      <style:text-properties style:font-name="OpenSymbol" style:font-name-asian="OpenSymbol" style:font-name-complex="OpenSymbol"/>
    </style:style>
    <style:style style:name="WW_CharLFO79LVL8" style:family="text">
      <style:text-properties style:font-name="OpenSymbol" style:font-name-asian="OpenSymbol" style:font-name-complex="OpenSymbol"/>
    </style:style>
    <style:style style:name="WW_CharLFO79LVL9" style:family="text">
      <style:text-properties style:font-name="OpenSymbol" style:font-name-asian="OpenSymbol" style:font-name-complex="OpenSymbol"/>
    </style:style>
    <style:style style:name="WW_CharLFO85LVL1" style:family="text">
      <style:text-properties style:font-name="OpenSymbol" style:font-name-asian="OpenSymbol" style:font-name-complex="OpenSymbol"/>
    </style:style>
    <style:style style:name="WW_CharLFO85LVL2" style:family="text">
      <style:text-properties style:font-name="OpenSymbol" style:font-name-asian="OpenSymbol" style:font-name-complex="OpenSymbol"/>
    </style:style>
    <style:style style:name="WW_CharLFO85LVL3" style:family="text">
      <style:text-properties style:font-name="OpenSymbol" style:font-name-asian="OpenSymbol" style:font-name-complex="OpenSymbol"/>
    </style:style>
    <style:style style:name="WW_CharLFO85LVL4" style:family="text">
      <style:text-properties style:font-name="OpenSymbol" style:font-name-asian="OpenSymbol" style:font-name-complex="OpenSymbol"/>
    </style:style>
    <style:style style:name="WW_CharLFO85LVL5" style:family="text">
      <style:text-properties style:font-name="OpenSymbol" style:font-name-asian="OpenSymbol" style:font-name-complex="OpenSymbol"/>
    </style:style>
    <style:style style:name="WW_CharLFO85LVL6" style:family="text">
      <style:text-properties style:font-name="OpenSymbol" style:font-name-asian="OpenSymbol" style:font-name-complex="OpenSymbol"/>
    </style:style>
    <style:style style:name="WW_CharLFO85LVL7" style:family="text">
      <style:text-properties style:font-name="OpenSymbol" style:font-name-asian="OpenSymbol" style:font-name-complex="OpenSymbol"/>
    </style:style>
    <style:style style:name="WW_CharLFO85LVL8" style:family="text">
      <style:text-properties style:font-name="OpenSymbol" style:font-name-asian="OpenSymbol" style:font-name-complex="OpenSymbol"/>
    </style:style>
    <style:style style:name="WW_CharLFO85LVL9" style:family="text">
      <style:text-properties style:font-name="OpenSymbol" style:font-name-asian="OpenSymbol" style:font-name-complex="OpenSymbol"/>
    </style:style>
    <style:style style:name="WW_CharLFO86LVL1" style:family="text">
      <style:text-properties style:font-name="OpenSymbol" style:font-name-asian="OpenSymbol" style:font-name-complex="OpenSymbol"/>
    </style:style>
    <style:style style:name="WW_CharLFO86LVL2" style:family="text">
      <style:text-properties style:font-name="OpenSymbol" style:font-name-asian="OpenSymbol" style:font-name-complex="OpenSymbol"/>
    </style:style>
    <style:style style:name="WW_CharLFO86LVL3" style:family="text">
      <style:text-properties style:font-name="OpenSymbol" style:font-name-asian="OpenSymbol" style:font-name-complex="OpenSymbol"/>
    </style:style>
    <style:style style:name="WW_CharLFO86LVL4" style:family="text">
      <style:text-properties style:font-name="OpenSymbol" style:font-name-asian="OpenSymbol" style:font-name-complex="OpenSymbol"/>
    </style:style>
    <style:style style:name="WW_CharLFO86LVL5" style:family="text">
      <style:text-properties style:font-name="OpenSymbol" style:font-name-asian="OpenSymbol" style:font-name-complex="OpenSymbol"/>
    </style:style>
    <style:style style:name="WW_CharLFO86LVL6" style:family="text">
      <style:text-properties style:font-name="OpenSymbol" style:font-name-asian="OpenSymbol" style:font-name-complex="OpenSymbol"/>
    </style:style>
    <style:style style:name="WW_CharLFO86LVL7" style:family="text">
      <style:text-properties style:font-name="OpenSymbol" style:font-name-asian="OpenSymbol" style:font-name-complex="OpenSymbol"/>
    </style:style>
    <style:style style:name="WW_CharLFO86LVL8" style:family="text">
      <style:text-properties style:font-name="OpenSymbol" style:font-name-asian="OpenSymbol" style:font-name-complex="OpenSymbol"/>
    </style:style>
    <style:style style:name="WW_CharLFO8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8" draw:style="linear" draw:angle="900" draw:start-color="#cfe7f5" draw:end-color="#ff3366" draw:start-intensity="100%" draw:end-intensity="100%"/>
    <draw:marker draw:name="a88" svg:viewBox="0 0 20 30" svg:d="m10 0-10 30h20z"/>
    <draw:marker draw:name="a21" svg:viewBox="0 0 20 30" svg:d="m10 0-10 30h20z"/>
    <draw:marker draw:name="a23" svg:viewBox="0 0 20 30" svg:d="m10 0-10 30h20z"/>
    <draw:marker draw:name="a25" svg:viewBox="0 0 20 30" svg:d="m10 0-10 30h20z"/>
    <draw:marker draw:name="a27" svg:viewBox="0 0 20 30" svg:d="m10 0-10 30h20z"/>
    <draw:marker draw:name="a29" svg:viewBox="0 0 20 30" svg:d="m10 0-10 30h20z"/>
    <draw:marker draw:name="a41" svg:viewBox="0 0 20 30" svg:d="m10 0-10 30h20z"/>
    <draw:marker draw:name="a43" svg:viewBox="0 0 20 30" svg:d="m10 0-10 30h20z"/>
    <draw:marker draw:name="a90" svg:viewBox="0 0 20 30" svg:d="m10 0-10 30h20z"/>
    <draw:marker draw:name="a92" svg:viewBox="0 0 20 30" svg:d="m10 0-10 30h20z"/>
    <draw:marker draw:name="a94" svg:viewBox="0 0 20 30" svg:d="m10 0-10 30h20z"/>
    <draw:marker draw:name="a15" svg:viewBox="0 0 20 30" svg:d="m10 0-10 30h20z"/>
    <draw:marker draw:name="a17" svg:viewBox="0 0 20 30" svg:d="m10 0-10 30h20z"/>
    <draw:marker draw:name="a98" svg:viewBox="0 0 20 30" svg:d="m10 0-10 30h20z"/>
    <draw:marker draw:name="a19" svg:viewBox="0 0 20 30" svg:d="m10 0-10 30h20z"/>
    <draw:marker draw:name="a31" svg:viewBox="0 0 20 30" svg:d="m10 0-10 30h20z"/>
    <draw:marker draw:name="a33" svg:viewBox="0 0 20 30" svg:d="m10 0-10 30h20z"/>
    <draw:marker draw:name="a35" svg:viewBox="0 0 20 30" svg:d="m10 0-10 30h20z"/>
    <draw:marker draw:name="a37" svg:viewBox="0 0 20 30" svg:d="m10 0-10 30h20z"/>
    <draw:marker draw:name="a39" svg:viewBox="0 0 20 30" svg:d="m10 0-10 30h20z"/>
    <draw:marker draw:name="a86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4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3LVL2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LVL3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1LVL4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1LVL5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1LVL6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1LVL7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1LVL8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1LVL9" text:bullet-char="–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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ebdings"/>
      </text:list-level-style-bullet>
      <text:list-level-style-bullet text:level="2" text:style-name="WW_CharLFO23LVL2" text:bullet-char="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3" text:style-name="WW_CharLFO2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ebdings"/>
      </text:list-level-style-bullet>
      <text:list-level-style-bullet text:level="2" text:style-name="WW_CharLFO2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bullet text:level="1" text:style-name="WW_CharLFO26LVL1" text:bullet-char="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ebdings"/>
      </text:list-level-style-bullet>
      <text:list-level-style-bullet text:level="2" text:style-name="WW_CharLFO26LVL2" text:bullet-char="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ebdings"/>
      </text:list-level-style-bullet>
      <text:list-level-style-bullet text:level="3" text:style-name="WW_CharLFO2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bullet text:level="1" text:style-name="WW_CharLFO3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bullet text:level="1" text:style-name="WW_CharLFO3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bullet text:level="1" text:style-name="WW_CharLFO3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bullet text:level="1" text:style-name="WW_CharLFO3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bullet text:level="1" text:style-name="WW_CharLFO40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2">
      <text:list-level-style-bullet text:level="1" text:style-name="WW_CharLFO4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bullet text:level="1" text:style-name="WW_CharLFO5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0">
      <text:list-level-style-bullet text:level="1" text:style-name="WW_CharLFO6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0">
      <text:list-level-style-bullet text:level="1" text:style-name="WW_CharLFO7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1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8">
      <text:list-level-style-bullet text:level="1" text:style-name="WW_CharLFO7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9">
      <text:list-level-style-bullet text:level="1" text:style-name="WW_CharLFO7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 text:start-value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5">
      <text:list-level-style-bullet text:level="1" text:style-name="WW_CharLFO8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6">
      <text:list-level-style-bullet text:level="1" text:style-name="WW_CharLFO8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nrad Mallok</meta:initial-creator>
    <dc:creator>Dennis Diehm</dc:creator>
    <meta:creation-date>2012-09-18T13:15:00Z</meta:creation-date>
    <dc:date>2013-11-15T08:57:00Z</dc:date>
    <meta:template xlink:href="Normal" xlink:type="simple"/>
    <meta:editing-cycles>67</meta:editing-cycles>
    <meta:editing-duration>PT0S</meta:editing-duration>
    <meta:document-statistic meta:page-count="16" meta:paragraph-count="39" meta:word-count="2723" meta:character-count="19841" meta:row-count="142" meta:non-whitespace-character-count="17157"/>
  </office:meta>
</office:document-meta>
</file>

<file path=Object 1/content.xml><?xml version="1.0" encoding="utf-8"?>
<mml:math xmlns:mml="http://www.w3.org/1998/Math/MathML" xmlns:m="http://schemas.openxmlformats.org/officeDocument/2006/math">
  <mml:mi>E</mml:mi>
  <mml:mi>K</mml:mi>
  <mml:mi>R</mml:mi>
  <mml:mo>=</mml:mo>
  <mml:mfrac>
    <mml:mrow>
      <mml:mi>G</mml:mi>
      <mml:mi>e</mml:mi>
      <mml:mi>w</mml:mi>
      <mml:mi>i</mml:mi>
      <mml:mi>n</mml:mi>
      <mml:mi>n</mml:mi>
      <mml:mo>⋅</mml:mo>
      <mml:mn>100</mml:mn>
    </mml:mrow>
    <mml:mrow>
      <mml:mi>E</mml:mi>
      <mml:mi>i</mml:mi>
      <mml:mi>g</mml:mi>
      <mml:mi>e</mml:mi>
      <mml:mi>n</mml:mi>
      <mml:mi>k</mml:mi>
      <mml:mi>a</mml:mi>
      <mml:mi>p</mml:mi>
      <mml:mi>i</mml:mi>
      <mml:mi>t</mml:mi>
      <mml:mi>a</mml:mi>
      <mml:mi>l</mml:mi>
    </mml:mrow>
  </mml:mfrac>
</mml:math>
</file>

<file path=Object 2/content.xml><?xml version="1.0" encoding="utf-8"?>
<mml:math xmlns:mml="http://www.w3.org/1998/Math/MathML" xmlns:m="http://schemas.openxmlformats.org/officeDocument/2006/math">
  <mml:mi>G</mml:mi>
  <mml:mi>K</mml:mi>
  <mml:mi>R</mml:mi>
  <mml:mo>=</mml:mo>
  <mml:mfrac>
    <mml:mrow>
      <mml:mo>(</mml:mo>
      <mml:mi>G</mml:mi>
      <mml:mi>e</mml:mi>
      <mml:mi>w</mml:mi>
      <mml:mi>i</mml:mi>
      <mml:mi>n</mml:mi>
      <mml:mi>n</mml:mi>
      <mml:mo>+</mml:mo>
      <mml:mi>F</mml:mi>
      <mml:mi>r</mml:mi>
      <mml:mi>e</mml:mi>
      <mml:mi>m</mml:mi>
      <mml:mi>d</mml:mi>
      <mml:mi>k</mml:mi>
      <mml:mi>a</mml:mi>
      <mml:mi>p</mml:mi>
      <mml:mi>i</mml:mi>
      <mml:mi>t</mml:mi>
      <mml:mi>a</mml:mi>
      <mml:mi>l</mml:mi>
      <mml:mi>e</mml:mi>
      <mml:mi>z</mml:mi>
      <mml:mi>i</mml:mi>
      <mml:mi>n</mml:mi>
      <mml:mi>s</mml:mi>
      <mml:mi>e</mml:mi>
      <mml:mi>n</mml:mi>
      <mml:mo>)</mml:mo>
      <mml:mo>⋅</mml:mo>
      <mml:mn>100</mml:mn>
    </mml:mrow>
    <mml:mrow>
      <mml:mi>G</mml:mi>
      <mml:mi>e</mml:mi>
      <mml:mi>s</mml:mi>
      <mml:mi>a</mml:mi>
      <mml:mi>m</mml:mi>
      <mml:mi>t</mml:mi>
      <mml:mi>k</mml:mi>
      <mml:mi>a</mml:mi>
      <mml:mi>p</mml:mi>
      <mml:mi>i</mml:mi>
      <mml:mi>t</mml:mi>
      <mml:mi>a</mml:mi>
      <mml:mi>l</mml:mi>
    </mml:mrow>
  </mml:mfrac>
</mml:math>
</file>

<file path=Object 3/content.xml><?xml version="1.0" encoding="utf-8"?>
<mml:math xmlns:mml="http://www.w3.org/1998/Math/MathML" xmlns:m="http://schemas.openxmlformats.org/officeDocument/2006/math">
  <mml:mi>U</mml:mi>
  <mml:mi>R</mml:mi>
  <mml:mo>=</mml:mo>
  <mml:mfrac>
    <mml:mrow>
      <mml:mi>G</mml:mi>
      <mml:mi>e</mml:mi>
      <mml:mi>w</mml:mi>
      <mml:mi>i</mml:mi>
      <mml:mi>n</mml:mi>
      <mml:mi>n</mml:mi>
      <mml:mo>⋅</mml:mo>
      <mml:mn>100</mml:mn>
    </mml:mrow>
    <mml:mrow>
      <mml:mi>U</mml:mi>
      <mml:mi>m</mml:mi>
      <mml:mi>s</mml:mi>
      <mml:mi>a</mml:mi>
      <mml:mi>t</mml:mi>
      <mml:mi>z</mml:mi>
      <mml:mi>e</mml:mi>
      <mml:mi>r</mml:mi>
      <mml:mi>l</mml:mi>
      <mml:mi>ö</mml:mi>
      <mml:mi>s</mml:mi>
      <mml:mi>e</mml:mi>
    </mml:mrow>
  </mml:mfrac>
</mml:math>
</file>

<file path=Object 4/content.xml><?xml version="1.0" encoding="utf-8"?>
<mml:math xmlns:mml="http://www.w3.org/1998/Math/MathML" xmlns:m="http://schemas.openxmlformats.org/officeDocument/2006/math">
  <mml:mi>E</mml:mi>
  <mml:mi>Q</mml:mi>
  <mml:mo>=</mml:mo>
  <mml:mfrac>
    <mml:mrow>
      <mml:mi>E</mml:mi>
      <mml:mi>i</mml:mi>
      <mml:mi>g</mml:mi>
      <mml:mi>e</mml:mi>
      <mml:mi>n</mml:mi>
      <mml:mi>k</mml:mi>
      <mml:mi>a</mml:mi>
      <mml:mi>p</mml:mi>
      <mml:mi>i</mml:mi>
      <mml:mi>t</mml:mi>
      <mml:mi>a</mml:mi>
      <mml:mi>l</mml:mi>
    </mml:mrow>
    <mml:mrow>
      <mml:mi>G</mml:mi>
      <mml:mi>e</mml:mi>
      <mml:mi>s</mml:mi>
      <mml:mi>a</mml:mi>
      <mml:mi>m</mml:mi>
      <mml:mi>t</mml:mi>
      <mml:mi>k</mml:mi>
      <mml:mi>a</mml:mi>
      <mml:mi>p</mml:mi>
      <mml:mi>i</mml:mi>
      <mml:mi>t</mml:mi>
      <mml:mi>a</mml:mi>
      <mml:mi>l</mml:mi>
    </mml:mrow>
  </mml:mfrac>
  <mml:mo>⋅</mml:mo>
  <mml:mn>100</mml:mn>
</mml:math>
</file>

<file path=Object 5/content.xml><?xml version="1.0" encoding="utf-8"?>
<mml:math xmlns:mml="http://www.w3.org/1998/Math/MathML" xmlns:m="http://schemas.openxmlformats.org/officeDocument/2006/math">
  <mml:mi>F</mml:mi>
  <mml:mi>Q</mml:mi>
  <mml:mo>=</mml:mo>
  <mml:mfrac>
    <mml:mrow>
      <mml:mi>F</mml:mi>
      <mml:mi>r</mml:mi>
      <mml:mi>e</mml:mi>
      <mml:mi>m</mml:mi>
      <mml:mi>d</mml:mi>
      <mml:mi>k</mml:mi>
      <mml:mi>a</mml:mi>
      <mml:mi>p</mml:mi>
      <mml:mi>i</mml:mi>
      <mml:mi>t</mml:mi>
      <mml:mi>a</mml:mi>
      <mml:mi>l</mml:mi>
    </mml:mrow>
    <mml:mrow>
      <mml:mi>G</mml:mi>
      <mml:mi>e</mml:mi>
      <mml:mi>s</mml:mi>
      <mml:mi>a</mml:mi>
      <mml:mi>m</mml:mi>
      <mml:mi>t</mml:mi>
      <mml:mi>k</mml:mi>
      <mml:mi>a</mml:mi>
      <mml:mi>p</mml:mi>
      <mml:mi>i</mml:mi>
      <mml:mi>t</mml:mi>
      <mml:mi>a</mml:mi>
      <mml:mi>l</mml:mi>
    </mml:mrow>
  </mml:mfrac>
  <mml:mo>⋅</mml:mo>
  <mml:mn>100</mml:mn>
</mml:math>
</file>

<file path=Object 6/content.xml><?xml version="1.0" encoding="utf-8"?>
<mml:math xmlns:mml="http://www.w3.org/1998/Math/MathML" xmlns:m="http://schemas.openxmlformats.org/officeDocument/2006/math">
  <mml:mi>V</mml:mi>
  <mml:mi>G</mml:mi>
  <mml:mo>=</mml:mo>
  <mml:mfrac>
    <mml:mrow>
      <mml:mi>F</mml:mi>
      <mml:mi>r</mml:mi>
      <mml:mi>e</mml:mi>
      <mml:mi>m</mml:mi>
      <mml:mi>d</mml:mi>
      <mml:mi>k</mml:mi>
      <mml:mi>a</mml:mi>
      <mml:mi>p</mml:mi>
      <mml:mi>i</mml:mi>
      <mml:mi>t</mml:mi>
      <mml:mi>a</mml:mi>
      <mml:mi>l</mml:mi>
    </mml:mrow>
    <mml:mrow>
      <mml:mi>E</mml:mi>
      <mml:mi>i</mml:mi>
      <mml:mi>g</mml:mi>
      <mml:mi>e</mml:mi>
      <mml:mi>n</mml:mi>
      <mml:mi>k</mml:mi>
      <mml:mi>a</mml:mi>
      <mml:mi>p</mml:mi>
      <mml:mi>i</mml:mi>
      <mml:mi>t</mml:mi>
      <mml:mi>a</mml:mi>
      <mml:mi>l</mml:mi>
    </mml:mrow>
  </mml:mfrac>
  <mml:mo>⋅</mml:mo>
  <mml:mn>100</mml:mn>
</mml:math>
</file>